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3.51pt" svg:height="255.09pt" svg:x="126.82pt" svg:y="38.98pt">
            <loext:p draw:notify-on-update-of-ranges="Simulations.A1:Simulations.A1800 Simulations.L1:Simulations.L1 Simulations.B1:Simulations.B1800 Simulations.L2:Simulations.L2 Simulations.C1:Simulations.C1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30x3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4 UAV’s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30" calcext:value-type="float">
            <text:p>530</text:p>
          </table:table-cell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40" calcext:value-type="float">
            <text:p>54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0" calcext:value-type="float">
            <text:p>64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40" calcext:value-type="float">
            <text:p>64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40" calcext:value-type="float">
            <text:p>64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00" calcext:value-type="float">
            <text:p>70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10" calcext:value-type="float">
            <text:p>71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10" calcext:value-type="float">
            <text:p>71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50" calcext:value-type="float">
            <text:p>75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60" calcext:value-type="float">
            <text:p>76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60" calcext:value-type="float">
            <text:p>76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60" calcext:value-type="float">
            <text:p>760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70" calcext:value-type="float">
            <text:p>77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90" calcext:value-type="float">
            <text:p>790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90" calcext:value-type="float">
            <text:p>79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90" calcext:value-type="float">
            <text:p>79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30" calcext:value-type="float">
            <text:p>830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50" calcext:value-type="float">
            <text:p>85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870" calcext:value-type="float">
            <text:p>87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80" calcext:value-type="float">
            <text:p>88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90" calcext:value-type="float">
            <text:p>890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10" calcext:value-type="float">
            <text:p>910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10" calcext:value-type="float">
            <text:p>91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10" calcext:value-type="float">
            <text:p>91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10" calcext:value-type="float">
            <text:p>91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10" calcext:value-type="float">
            <text:p>91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30" calcext:value-type="float">
            <text:p>93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50" calcext:value-type="float">
            <text:p>95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0" calcext:value-type="float">
            <text:p>99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0" calcext:value-type="float">
            <text:p>990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0" calcext:value-type="float">
            <text:p>99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0" calcext:value-type="float">
            <text:p>99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0" calcext:value-type="float">
            <text:p>99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20" calcext:value-type="float">
            <text:p>102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40" calcext:value-type="float">
            <text:p>1040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60" calcext:value-type="float">
            <text:p>106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100" calcext:value-type="float">
            <text:p>110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00" calcext:value-type="float">
            <text:p>110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100" calcext:value-type="float">
            <text:p>110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120" calcext:value-type="float">
            <text:p>112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40" calcext:value-type="float">
            <text:p>114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140" calcext:value-type="float">
            <text:p>114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40" calcext:value-type="float">
            <text:p>114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140" calcext:value-type="float">
            <text:p>114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40" calcext:value-type="float">
            <text:p>114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0" calcext:value-type="float">
            <text:p>116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180" calcext:value-type="float">
            <text:p>118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180" calcext:value-type="float">
            <text:p>118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180" calcext:value-type="float">
            <text:p>118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80" calcext:value-type="float">
            <text:p>118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180" calcext:value-type="float">
            <text:p>118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220" calcext:value-type="float">
            <text:p>122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60" calcext:value-type="float">
            <text:p>126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260" calcext:value-type="float">
            <text:p>1260</text:p>
          </table:table-cell>
          <table:table-cell office:value-type="float" office:value="1350" calcext:value-type="float">
            <text:p>1350</text:p>
          </table:table-cell>
          <table:table-cell table:number-columns-repeated="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80" calcext:value-type="float">
            <text:p>128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20" calcext:value-type="float">
            <text:p>132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340" calcext:value-type="float">
            <text:p>134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40" calcext:value-type="float">
            <text:p>134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40" calcext:value-type="float">
            <text:p>134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40" calcext:value-type="float">
            <text:p>134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340" calcext:value-type="float">
            <text:p>134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0" calcext:value-type="float">
            <text:p>1360</text:p>
          </table:table-cell>
          <table:table-cell office:value-type="float" office:value="1530" calcext:value-type="float">
            <text:p>1530</text:p>
          </table:table-cell>
          <table:table-cell table:number-columns-repeated="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380" calcext:value-type="float">
            <text:p>13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80" calcext:value-type="float">
            <text:p>13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380" calcext:value-type="float">
            <text:p>13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380" calcext:value-type="float">
            <text:p>13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380" calcext:value-type="float">
            <text:p>138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00" calcext:value-type="float">
            <text:p>140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420" calcext:value-type="float">
            <text:p>142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20" calcext:value-type="float">
            <text:p>142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420" calcext:value-type="float">
            <text:p>142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0" calcext:value-type="float">
            <text:p>142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20" calcext:value-type="float">
            <text:p>142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40" calcext:value-type="float">
            <text:p>144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60" calcext:value-type="float">
            <text:p>1460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80" calcext:value-type="float">
            <text:p>148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500" calcext:value-type="float">
            <text:p>150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500" calcext:value-type="float">
            <text:p>150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500" calcext:value-type="float">
            <text:p>150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520" calcext:value-type="float">
            <text:p>152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540" calcext:value-type="float">
            <text:p>154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540" calcext:value-type="float">
            <text:p>154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540" calcext:value-type="float">
            <text:p>154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540" calcext:value-type="float">
            <text:p>154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0" calcext:value-type="float">
            <text:p>1540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560" calcext:value-type="float">
            <text:p>156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580" calcext:value-type="float">
            <text:p>158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580" calcext:value-type="float">
            <text:p>158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580" calcext:value-type="float">
            <text:p>158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580" calcext:value-type="float">
            <text:p>158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580" calcext:value-type="float">
            <text:p>1580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600" calcext:value-type="float">
            <text:p>160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620" calcext:value-type="float">
            <text:p>162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620" calcext:value-type="float">
            <text:p>162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20" calcext:value-type="float">
            <text:p>162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620" calcext:value-type="float">
            <text:p>162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620" calcext:value-type="float">
            <text:p>1620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640" calcext:value-type="float">
            <text:p>164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660" calcext:value-type="float">
            <text:p>166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660" calcext:value-type="float">
            <text:p>166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660" calcext:value-type="float">
            <text:p>166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660" calcext:value-type="float">
            <text:p>166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60" calcext:value-type="float">
            <text:p>1660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680" calcext:value-type="float">
            <text:p>168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0" calcext:value-type="float">
            <text:p>170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700" calcext:value-type="float">
            <text:p>170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00" calcext:value-type="float">
            <text:p>170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750" calcext:value-type="float">
            <text:p>175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50" calcext:value-type="float">
            <text:p>1750</text:p>
          </table:table-cell>
          <table:table-cell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750" calcext:value-type="float">
            <text:p>175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50" calcext:value-type="float">
            <text:p>175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750" calcext:value-type="float">
            <text:p>175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50" calcext:value-type="float">
            <text:p>175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790" calcext:value-type="float">
            <text:p>179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0" calcext:value-type="float">
            <text:p>1790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790" calcext:value-type="float">
            <text:p>179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90" calcext:value-type="float">
            <text:p>179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90" calcext:value-type="float">
            <text:p>179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90" calcext:value-type="float">
            <text:p>179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860" calcext:value-type="float">
            <text:p>186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860" calcext:value-type="float">
            <text:p>186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860" calcext:value-type="float">
            <text:p>18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60" calcext:value-type="float">
            <text:p>18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860" calcext:value-type="float">
            <text:p>18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0" calcext:value-type="float">
            <text:p>18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60" calcext:value-type="float">
            <text:p>196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80" calcext:value-type="float">
            <text:p>1980</text:p>
          </table:table-cell>
          <table:table-cell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80" calcext:value-type="float">
            <text:p>198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980" calcext:value-type="float">
            <text:p>198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980" calcext:value-type="float">
            <text:p>198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980" calcext:value-type="float">
            <text:p>198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040" calcext:value-type="float">
            <text:p>204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060" calcext:value-type="float">
            <text:p>2060</text:p>
          </table:table-cell>
          <table:table-cell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060" calcext:value-type="float">
            <text:p>206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60" calcext:value-type="float">
            <text:p>206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060" calcext:value-type="float">
            <text:p>206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060" calcext:value-type="float">
            <text:p>206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130" calcext:value-type="float">
            <text:p>2130</text:p>
          </table:table-cell>
          <table:table-cell office:value-type="float" office:value="2230" calcext:value-type="float">
            <text:p>2230</text:p>
          </table:table-cell>
          <table:table-cell table:number-columns-repeated="9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130" calcext:value-type="float">
            <text:p>213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130" calcext:value-type="float">
            <text:p>213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130" calcext:value-type="float">
            <text:p>213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130" calcext:value-type="float">
            <text:p>213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170" calcext:value-type="float">
            <text:p>217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0" calcext:value-type="float">
            <text:p>2180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180" calcext:value-type="float">
            <text:p>218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180" calcext:value-type="float">
            <text:p>218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180" calcext:value-type="float">
            <text:p>218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180" calcext:value-type="float">
            <text:p>218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210" calcext:value-type="float">
            <text:p>221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220" calcext:value-type="float">
            <text:p>2220</text:p>
          </table:table-cell>
          <table:table-cell office:value-type="float" office:value="2350" calcext:value-type="float">
            <text:p>2350</text:p>
          </table:table-cell>
          <table:table-cell table:number-columns-repeated="9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220" calcext:value-type="float">
            <text:p>222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220" calcext:value-type="float">
            <text:p>222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220" calcext:value-type="float">
            <text:p>222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20" calcext:value-type="float">
            <text:p>222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250" calcext:value-type="float">
            <text:p>225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260" calcext:value-type="float">
            <text:p>2260</text:p>
          </table:table-cell>
          <table:table-cell office:value-type="float" office:value="2390" calcext:value-type="float">
            <text:p>2390</text:p>
          </table:table-cell>
          <table:table-cell table:number-columns-repeated="9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260" calcext:value-type="float">
            <text:p>226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260" calcext:value-type="float">
            <text:p>226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260" calcext:value-type="float">
            <text:p>226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260" calcext:value-type="float">
            <text:p>226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290" calcext:value-type="float">
            <text:p>229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300" calcext:value-type="float">
            <text:p>230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300" calcext:value-type="float">
            <text:p>2300</text:p>
          </table:table-cell>
          <table:table-cell office:value-type="float" office:value="2430" calcext:value-type="float">
            <text:p>243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0" calcext:value-type="float">
            <text:p>230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300" calcext:value-type="float">
            <text:p>230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300" calcext:value-type="float">
            <text:p>230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330" calcext:value-type="float">
            <text:p>233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340" calcext:value-type="float">
            <text:p>234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340" calcext:value-type="float">
            <text:p>2340</text:p>
          </table:table-cell>
          <table:table-cell office:value-type="float" office:value="2470" calcext:value-type="float">
            <text:p>2470</text:p>
          </table:table-cell>
          <table:table-cell table:number-columns-repeated="9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340" calcext:value-type="float">
            <text:p>234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340" calcext:value-type="float">
            <text:p>234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340" calcext:value-type="float">
            <text:p>234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370" calcext:value-type="float">
            <text:p>237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0" calcext:value-type="float">
            <text:p>239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390" calcext:value-type="float">
            <text:p>2390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390" calcext:value-type="float">
            <text:p>239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390" calcext:value-type="float">
            <text:p>239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390" calcext:value-type="float">
            <text:p>239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420" calcext:value-type="float">
            <text:p>242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460" calcext:value-type="float">
            <text:p>24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460" calcext:value-type="float">
            <text:p>246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460" calcext:value-type="float">
            <text:p>246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460" calcext:value-type="float">
            <text:p>246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60" calcext:value-type="float">
            <text:p>246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490" calcext:value-type="float">
            <text:p>249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530" calcext:value-type="float">
            <text:p>253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530" calcext:value-type="float">
            <text:p>2530</text:p>
          </table:table-cell>
          <table:table-cell office:value-type="float" office:value="2590" calcext:value-type="float">
            <text:p>2590</text:p>
          </table:table-cell>
          <table:table-cell table:number-columns-repeated="9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530" calcext:value-type="float">
            <text:p>253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530" calcext:value-type="float">
            <text:p>253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530" calcext:value-type="float">
            <text:p>253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560" calcext:value-type="float">
            <text:p>256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580" calcext:value-type="float">
            <text:p>258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580" calcext:value-type="float">
            <text:p>2580</text:p>
          </table:table-cell>
          <table:table-cell office:value-type="float" office:value="2630" calcext:value-type="float">
            <text:p>263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0" calcext:value-type="float">
            <text:p>258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580" calcext:value-type="float">
            <text:p>258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580" calcext:value-type="float">
            <text:p>258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610" calcext:value-type="float">
            <text:p>261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630" calcext:value-type="float">
            <text:p>263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630" calcext:value-type="float">
            <text:p>2630</text:p>
          </table:table-cell>
          <table:table-cell office:value-type="float" office:value="2670" calcext:value-type="float">
            <text:p>2670</text:p>
          </table:table-cell>
          <table:table-cell table:number-columns-repeated="9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660" calcext:value-type="float">
            <text:p>266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700" calcext:value-type="float">
            <text:p>2700</text:p>
          </table:table-cell>
          <table:table-cell office:value-type="float" office:value="2710" calcext:value-type="float">
            <text:p>2710</text:p>
          </table:table-cell>
          <table:table-cell table:number-columns-repeated="9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700" calcext:value-type="float">
            <text:p>270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700" calcext:value-type="float">
            <text:p>270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30.4" calcext:value-type="float">
            <text:p>30.4</text:p>
          </table:table-cell>
          <table:table-cell table:number-columns-repeated="2"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number-columns-repeated="2"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number-columns-repeated="2"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740" calcext:value-type="float">
            <text:p>2740</text:p>
          </table:table-cell>
          <table:table-cell office:value-type="float" office:value="2750" calcext:value-type="float">
            <text:p>2750</text:p>
          </table:table-cell>
          <table:table-cell table:number-columns-repeated="9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740" calcext:value-type="float">
            <text:p>274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740" calcext:value-type="float">
            <text:p>274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770" calcext:value-type="float">
            <text:p>2770</text:p>
          </table:table-cell>
          <table:table-cell office:value-type="float" office:value="2790" calcext:value-type="float">
            <text:p>2790</text:p>
          </table:table-cell>
          <table:table-cell table:number-columns-repeated="9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770" calcext:value-type="float">
            <text:p>277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770" calcext:value-type="float">
            <text:p>277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800" calcext:value-type="float">
            <text:p>280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800" calcext:value-type="float">
            <text:p>280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800" calcext:value-type="float">
            <text:p>280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800" calcext:value-type="float">
            <text:p>2800</text:p>
          </table:table-cell>
          <table:table-cell office:value-type="float" office:value="2830" calcext:value-type="float">
            <text:p>283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840" calcext:value-type="float">
            <text:p>28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840" calcext:value-type="float">
            <text:p>28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840" calcext:value-type="float">
            <text:p>28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840" calcext:value-type="float">
            <text:p>2840</text:p>
          </table:table-cell>
          <table:table-cell office:value-type="float" office:value="2870" calcext:value-type="float">
            <text:p>2870</text:p>
          </table:table-cell>
          <table:table-cell table:number-columns-repeated="9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840" calcext:value-type="float">
            <text:p>284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840" calcext:value-type="float">
            <text:p>284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890" calcext:value-type="float">
            <text:p>289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890" calcext:value-type="float">
            <text:p>289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90" calcext:value-type="float">
            <text:p>289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890" calcext:value-type="float">
            <text:p>2890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890" calcext:value-type="float">
            <text:p>289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890" calcext:value-type="float">
            <text:p>289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930" calcext:value-type="float">
            <text:p>293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930" calcext:value-type="float">
            <text:p>293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930" calcext:value-type="float">
            <text:p>293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930" calcext:value-type="float">
            <text:p>293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930" calcext:value-type="float">
            <text:p>293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930" calcext:value-type="float">
            <text:p>293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70" calcext:value-type="float">
            <text:p>297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970" calcext:value-type="float">
            <text:p>297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970" calcext:value-type="float">
            <text:p>297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970" calcext:value-type="float">
            <text:p>297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970" calcext:value-type="float">
            <text:p>297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970" calcext:value-type="float">
            <text:p>297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000" calcext:value-type="float">
            <text:p>30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000" calcext:value-type="float">
            <text:p>30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000" calcext:value-type="float">
            <text:p>30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000" calcext:value-type="float">
            <text:p>300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000" calcext:value-type="float">
            <text:p>300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030" calcext:value-type="float">
            <text:p>303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030" calcext:value-type="float">
            <text:p>303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030" calcext:value-type="float">
            <text:p>303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030" calcext:value-type="float">
            <text:p>3030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030" calcext:value-type="float">
            <text:p>303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040" calcext:value-type="float">
            <text:p>304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070" calcext:value-type="float">
            <text:p>307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070" calcext:value-type="float">
            <text:p>307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0" calcext:value-type="float">
            <text:p>307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070" calcext:value-type="float">
            <text:p>3070</text:p>
          </table:table-cell>
          <table:table-cell office:value-type="float" office:value="3110" calcext:value-type="float">
            <text:p>3110</text:p>
          </table:table-cell>
          <table:table-cell table:number-columns-repeated="9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070" calcext:value-type="float">
            <text:p>307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080" calcext:value-type="float">
            <text:p>308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110" calcext:value-type="float">
            <text:p>31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110" calcext:value-type="float">
            <text:p>31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110" calcext:value-type="float">
            <text:p>31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110" calcext:value-type="float">
            <text:p>3110</text:p>
          </table:table-cell>
          <table:table-cell office:value-type="float" office:value="3150" calcext:value-type="float">
            <text:p>3150</text:p>
          </table:table-cell>
          <table:table-cell table:number-columns-repeated="9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110" calcext:value-type="float">
            <text:p>311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120" calcext:value-type="float">
            <text:p>312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60" calcext:value-type="float">
            <text:p>316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160" calcext:value-type="float">
            <text:p>316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160" calcext:value-type="float">
            <text:p>316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160" calcext:value-type="float">
            <text:p>3160</text:p>
          </table:table-cell>
          <table:table-cell office:value-type="float" office:value="3190" calcext:value-type="float">
            <text:p>3190</text:p>
          </table:table-cell>
          <table:table-cell table:number-columns-repeated="9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160" calcext:value-type="float">
            <text:p>316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170" calcext:value-type="float">
            <text:p>317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210" calcext:value-type="float">
            <text:p>321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210" calcext:value-type="float">
            <text:p>321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210" calcext:value-type="float">
            <text:p>321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210" calcext:value-type="float">
            <text:p>3210</text:p>
          </table:table-cell>
          <table:table-cell office:value-type="float" office:value="3230" calcext:value-type="float">
            <text:p>323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10" calcext:value-type="float">
            <text:p>321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220" calcext:value-type="float">
            <text:p>322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280" calcext:value-type="float">
            <text:p>328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280" calcext:value-type="float">
            <text:p>328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280" calcext:value-type="float">
            <text:p>328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280" calcext:value-type="float">
            <text:p>3280</text:p>
          </table:table-cell>
          <table:table-cell office:value-type="float" office:value="3270" calcext:value-type="float">
            <text:p>3270</text:p>
          </table:table-cell>
          <table:table-cell table:number-columns-repeated="9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280" calcext:value-type="float">
            <text:p>328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350" calcext:value-type="float">
            <text:p>335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350" calcext:value-type="float">
            <text:p>335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50" calcext:value-type="float">
            <text:p>335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350" calcext:value-type="float">
            <text:p>335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350" calcext:value-type="float">
            <text:p>335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360" calcext:value-type="float">
            <text:p>336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460" calcext:value-type="float">
            <text:p>346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460" calcext:value-type="float">
            <text:p>346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460" calcext:value-type="float">
            <text:p>346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460" calcext:value-type="float">
            <text:p>3460</text:p>
          </table:table-cell>
          <table:table-cell office:value-type="float" office:value="3350" calcext:value-type="float">
            <text:p>3350</text:p>
          </table:table-cell>
          <table:table-cell table:number-columns-repeated="9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460" calcext:value-type="float">
            <text:p>346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470" calcext:value-type="float">
            <text:p>347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30" calcext:value-type="float">
            <text:p>353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3530" calcext:value-type="float">
            <text:p>353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530" calcext:value-type="float">
            <text:p>353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3530" calcext:value-type="float">
            <text:p>3530</text:p>
          </table:table-cell>
          <table:table-cell office:value-type="float" office:value="3390" calcext:value-type="float">
            <text:p>3390</text:p>
          </table:table-cell>
          <table:table-cell table:number-columns-repeated="9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530" calcext:value-type="float">
            <text:p>353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570" calcext:value-type="float">
            <text:p>357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570" calcext:value-type="float">
            <text:p>357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570" calcext:value-type="float">
            <text:p>357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570" calcext:value-type="float">
            <text:p>357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3570" calcext:value-type="float">
            <text:p>3570</text:p>
          </table:table-cell>
          <table:table-cell office:value-type="float" office:value="3430" calcext:value-type="float">
            <text:p>343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70" calcext:value-type="float">
            <text:p>357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600" calcext:value-type="float">
            <text:p>3600</text:p>
          </table:table-cell>
          <table:table-cell office:value-type="float" office:value="3470" calcext:value-type="float">
            <text:p>3470</text:p>
          </table:table-cell>
          <table:table-cell table:number-columns-repeated="9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630" calcext:value-type="float">
            <text:p>363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630" calcext:value-type="float">
            <text:p>363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3630" calcext:value-type="float">
            <text:p>363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30" calcext:value-type="float">
            <text:p>363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630" calcext:value-type="float">
            <text:p>363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630" calcext:value-type="float">
            <text:p>363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660" calcext:value-type="float">
            <text:p>366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660" calcext:value-type="float">
            <text:p>366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660" calcext:value-type="float">
            <text:p>366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3660" calcext:value-type="float">
            <text:p>366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660" calcext:value-type="float">
            <text:p>366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660" calcext:value-type="float">
            <text:p>366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3690" calcext:value-type="float">
            <text:p>369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90" calcext:value-type="float">
            <text:p>369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690" calcext:value-type="float">
            <text:p>369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690" calcext:value-type="float">
            <text:p>369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690" calcext:value-type="float">
            <text:p>369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690" calcext:value-type="float">
            <text:p>369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720" calcext:value-type="float">
            <text:p>372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720" calcext:value-type="float">
            <text:p>372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720" calcext:value-type="float">
            <text:p>372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720" calcext:value-type="float">
            <text:p>372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3720" calcext:value-type="float">
            <text:p>372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20" calcext:value-type="float">
            <text:p>372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750" calcext:value-type="float">
            <text:p>37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750" calcext:value-type="float">
            <text:p>37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750" calcext:value-type="float">
            <text:p>37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750" calcext:value-type="float">
            <text:p>37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750" calcext:value-type="float">
            <text:p>375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750" calcext:value-type="float">
            <text:p>375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780" calcext:value-type="float">
            <text:p>378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780" calcext:value-type="float">
            <text:p>378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3780" calcext:value-type="float">
            <text:p>378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80" calcext:value-type="float">
            <text:p>378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780" calcext:value-type="float">
            <text:p>378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780" calcext:value-type="float">
            <text:p>3780</text:p>
          </table:table-cell>
          <table:table-cell office:value-type="float" office:value="3710" calcext:value-type="float">
            <text:p>3710</text:p>
          </table:table-cell>
          <table:table-cell table:number-columns-repeated="9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3820" calcext:value-type="float">
            <text:p>382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820" calcext:value-type="float">
            <text:p>382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820" calcext:value-type="float">
            <text:p>382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820" calcext:value-type="float">
            <text:p>382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820" calcext:value-type="float">
            <text:p>382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3820" calcext:value-type="float">
            <text:p>3820</text:p>
          </table:table-cell>
          <table:table-cell office:value-type="float" office:value="3750" calcext:value-type="float">
            <text:p>3750</text:p>
          </table:table-cell>
          <table:table-cell table:number-columns-repeated="9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3860" calcext:value-type="float">
            <text:p>386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60" calcext:value-type="float">
            <text:p>386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860" calcext:value-type="float">
            <text:p>386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860" calcext:value-type="float">
            <text:p>386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3860" calcext:value-type="float">
            <text:p>386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860" calcext:value-type="float">
            <text:p>3860</text:p>
          </table:table-cell>
          <table:table-cell office:value-type="float" office:value="3790" calcext:value-type="float">
            <text:p>3790</text:p>
          </table:table-cell>
          <table:table-cell table:number-columns-repeated="9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3920" calcext:value-type="float">
            <text:p>392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920" calcext:value-type="float">
            <text:p>392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3920" calcext:value-type="float">
            <text:p>392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3920" calcext:value-type="float">
            <text:p>392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3920" calcext:value-type="float">
            <text:p>392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20" calcext:value-type="float">
            <text:p>3920</text:p>
          </table:table-cell>
          <table:table-cell office:value-type="float" office:value="3830" calcext:value-type="float">
            <text:p>3830</text:p>
          </table:table-cell>
          <table:table-cell table:number-columns-repeated="9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020" calcext:value-type="float">
            <text:p>402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020" calcext:value-type="float">
            <text:p>402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020" calcext:value-type="float">
            <text:p>402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020" calcext:value-type="float">
            <text:p>402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020" calcext:value-type="float">
            <text:p>402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020" calcext:value-type="float">
            <text:p>4020</text:p>
          </table:table-cell>
          <table:table-cell office:value-type="float" office:value="3870" calcext:value-type="float">
            <text:p>3870</text:p>
          </table:table-cell>
          <table:table-cell table:number-columns-repeated="9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120" calcext:value-type="float">
            <text:p>4120</text:p>
          </table:table-cell>
          <table:table-cell office:value-type="float" office:value="3910" calcext:value-type="float">
            <text:p>3910</text:p>
          </table:table-cell>
          <table:table-cell table:number-columns-repeated="9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120" calcext:value-type="float">
            <text:p>4120</text:p>
          </table:table-cell>
          <table:table-cell office:value-type="float" office:value="3910" calcext:value-type="float">
            <text:p>3910</text:p>
          </table:table-cell>
          <table:table-cell table:number-columns-repeated="9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120" calcext:value-type="float">
            <text:p>4120</text:p>
          </table:table-cell>
          <table:table-cell office:value-type="float" office:value="3910" calcext:value-type="float">
            <text:p>391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20" calcext:value-type="float">
            <text:p>4120</text:p>
          </table:table-cell>
          <table:table-cell office:value-type="float" office:value="3910" calcext:value-type="float">
            <text:p>3910</text:p>
          </table:table-cell>
          <table:table-cell table:number-columns-repeated="9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120" calcext:value-type="float">
            <text:p>4120</text:p>
          </table:table-cell>
          <table:table-cell office:value-type="float" office:value="3910" calcext:value-type="float">
            <text:p>3910</text:p>
          </table:table-cell>
          <table:table-cell table:number-columns-repeated="9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120" calcext:value-type="float">
            <text:p>4120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220" calcext:value-type="float">
            <text:p>422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220" calcext:value-type="float">
            <text:p>422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220" calcext:value-type="float">
            <text:p>422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220" calcext:value-type="float">
            <text:p>422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220" calcext:value-type="float">
            <text:p>422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230" calcext:value-type="float">
            <text:p>4230</text:p>
          </table:table-cell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290" calcext:value-type="float">
            <text:p>42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90" calcext:value-type="float">
            <text:p>42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290" calcext:value-type="float">
            <text:p>42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290" calcext:value-type="float">
            <text:p>42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290" calcext:value-type="float">
            <text:p>42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300" calcext:value-type="float">
            <text:p>4300</text:p>
          </table:table-cell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340" calcext:value-type="float">
            <text:p>4340</text:p>
          </table:table-cell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340" calcext:value-type="float">
            <text:p>4340</text:p>
          </table:table-cell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340" calcext:value-type="float">
            <text:p>4340</text:p>
          </table:table-cell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340" calcext:value-type="float">
            <text:p>4340</text:p>
          </table:table-cell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4340" calcext:value-type="float">
            <text:p>4340</text:p>
          </table:table-cell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50" calcext:value-type="float">
            <text:p>4350</text:p>
          </table:table-cell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4350" calcext:value-type="float">
            <text:p>435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4390" calcext:value-type="float">
            <text:p>439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4390" calcext:value-type="float">
            <text:p>439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4390" calcext:value-type="float">
            <text:p>439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4390" calcext:value-type="float">
            <text:p>439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4430" calcext:value-type="float">
            <text:p>4430</text:p>
          </table:table-cell>
          <table:table-cell office:value-type="float" office:value="4120" calcext:value-type="float">
            <text:p>4120</text:p>
          </table:table-cell>
          <table:table-cell table:number-columns-repeated="9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4430" calcext:value-type="float">
            <text:p>443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4430" calcext:value-type="float">
            <text:p>443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4430" calcext:value-type="float">
            <text:p>443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30" calcext:value-type="float">
            <text:p>443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430" calcext:value-type="float">
            <text:p>443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4460" calcext:value-type="float">
            <text:p>4460</text:p>
          </table:table-cell>
          <table:table-cell office:value-type="float" office:value="4170" calcext:value-type="float">
            <text:p>4170</text:p>
          </table:table-cell>
          <table:table-cell table:number-columns-repeated="9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table:number-columns-repeated="9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table:number-columns-repeated="9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table:number-columns-repeated="9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table:number-columns-repeated="9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table:number-columns-repeated="9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4490" calcext:value-type="float">
            <text:p>4490</text:p>
          </table:table-cell>
          <table:table-cell office:value-type="float" office:value="4220" calcext:value-type="float">
            <text:p>4220</text:p>
          </table:table-cell>
          <table:table-cell table:number-columns-repeated="9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4490" calcext:value-type="float">
            <text:p>4490</text:p>
          </table:table-cell>
          <table:table-cell office:value-type="float" office:value="4250" calcext:value-type="float">
            <text:p>425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90" calcext:value-type="float">
            <text:p>4490</text:p>
          </table:table-cell>
          <table:table-cell office:value-type="float" office:value="4250" calcext:value-type="float">
            <text:p>4250</text:p>
          </table:table-cell>
          <table:table-cell table:number-columns-repeated="9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4490" calcext:value-type="float">
            <text:p>4490</text:p>
          </table:table-cell>
          <table:table-cell office:value-type="float" office:value="4250" calcext:value-type="float">
            <text:p>4250</text:p>
          </table:table-cell>
          <table:table-cell table:number-columns-repeated="9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4490" calcext:value-type="float">
            <text:p>4490</text:p>
          </table:table-cell>
          <table:table-cell office:value-type="float" office:value="4250" calcext:value-type="float">
            <text:p>4250</text:p>
          </table:table-cell>
          <table:table-cell table:number-columns-repeated="9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4490" calcext:value-type="float">
            <text:p>4490</text:p>
          </table:table-cell>
          <table:table-cell office:value-type="float" office:value="4250" calcext:value-type="float">
            <text:p>4250</text:p>
          </table:table-cell>
          <table:table-cell table:number-columns-repeated="9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4520" calcext:value-type="float">
            <text:p>4520</text:p>
          </table:table-cell>
          <table:table-cell office:value-type="float" office:value="4260" calcext:value-type="float">
            <text:p>4260</text:p>
          </table:table-cell>
          <table:table-cell table:number-columns-repeated="9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  <table:table-cell table:number-columns-repeated="9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  <table:table-cell table:number-columns-repeated="9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  <table:table-cell table:number-columns-repeated="9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  <table:table-cell table:number-columns-repeated="9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20" calcext:value-type="float">
            <text:p>4620</text:p>
          </table:table-cell>
          <table:table-cell office:value-type="float" office:value="4300" calcext:value-type="float">
            <text:p>4300</text:p>
          </table:table-cell>
          <table:table-cell table:number-columns-repeated="9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4620" calcext:value-type="float">
            <text:p>46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4620" calcext:value-type="float">
            <text:p>46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4620" calcext:value-type="float">
            <text:p>46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4620" calcext:value-type="float">
            <text:p>46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4620" calcext:value-type="float">
            <text:p>46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4680" calcext:value-type="float">
            <text:p>4680</text:p>
          </table:table-cell>
          <table:table-cell office:value-type="float" office:value="4340" calcext:value-type="float">
            <text:p>4340</text:p>
          </table:table-cell>
          <table:table-cell table:number-columns-repeated="9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4680" calcext:value-type="float">
            <text:p>468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4680" calcext:value-type="float">
            <text:p>468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4680" calcext:value-type="float">
            <text:p>468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80" calcext:value-type="float">
            <text:p>468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4680" calcext:value-type="float">
            <text:p>468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4740" calcext:value-type="float">
            <text:p>4740</text:p>
          </table:table-cell>
          <table:table-cell office:value-type="float" office:value="4380" calcext:value-type="float">
            <text:p>4380</text:p>
          </table:table-cell>
          <table:table-cell table:number-columns-repeated="9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4740" calcext:value-type="float">
            <text:p>4740</text:p>
          </table:table-cell>
          <table:table-cell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4740" calcext:value-type="float">
            <text:p>4740</text:p>
          </table:table-cell>
          <table:table-cell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4740" calcext:value-type="float">
            <text:p>4740</text:p>
          </table:table-cell>
          <table:table-cell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740" calcext:value-type="float">
            <text:p>4740</text:p>
          </table:table-cell>
          <table:table-cell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4740" calcext:value-type="float">
            <text:p>4740</text:p>
          </table:table-cell>
          <table:table-cell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4780" calcext:value-type="float">
            <text:p>4780</text:p>
          </table:table-cell>
          <table:table-cell office:value-type="float" office:value="4420" calcext:value-type="float">
            <text:p>4420</text:p>
          </table:table-cell>
          <table:table-cell table:number-columns-repeated="9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4780" calcext:value-type="float">
            <text:p>478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80" calcext:value-type="float">
            <text:p>478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4780" calcext:value-type="float">
            <text:p>478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4780" calcext:value-type="float">
            <text:p>478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4780" calcext:value-type="float">
            <text:p>478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4810" calcext:value-type="float">
            <text:p>4810</text:p>
          </table:table-cell>
          <table:table-cell office:value-type="float" office:value="4460" calcext:value-type="float">
            <text:p>4460</text:p>
          </table:table-cell>
          <table:table-cell table:number-columns-repeated="9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4810" calcext:value-type="float">
            <text:p>4810</text:p>
          </table:table-cell>
          <table:table-cell office:value-type="float" office:value="4490" calcext:value-type="float">
            <text:p>4490</text:p>
          </table:table-cell>
          <table:table-cell table:number-columns-repeated="9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4810" calcext:value-type="float">
            <text:p>4810</text:p>
          </table:table-cell>
          <table:table-cell office:value-type="float" office:value="4490" calcext:value-type="float">
            <text:p>4490</text:p>
          </table:table-cell>
          <table:table-cell table:number-columns-repeated="9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4810" calcext:value-type="float">
            <text:p>4810</text:p>
          </table:table-cell>
          <table:table-cell office:value-type="float" office:value="4490" calcext:value-type="float">
            <text:p>4490</text:p>
          </table:table-cell>
          <table:table-cell table:number-columns-repeated="9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4810" calcext:value-type="float">
            <text:p>4810</text:p>
          </table:table-cell>
          <table:table-cell office:value-type="float" office:value="4490" calcext:value-type="float">
            <text:p>4490</text:p>
          </table:table-cell>
          <table:table-cell table:number-columns-repeated="9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4810" calcext:value-type="float">
            <text:p>4810</text:p>
          </table:table-cell>
          <table:table-cell office:value-type="float" office:value="4490" calcext:value-type="float">
            <text:p>449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0" calcext:value-type="float">
            <text:p>4840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840" calcext:value-type="float">
            <text:p>484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840" calcext:value-type="float">
            <text:p>484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4840" calcext:value-type="float">
            <text:p>484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4840" calcext:value-type="float">
            <text:p>484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4840" calcext:value-type="float">
            <text:p>484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4870" calcext:value-type="float">
            <text:p>4870</text:p>
          </table:table-cell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4880" calcext:value-type="float">
            <text:p>488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4880" calcext:value-type="float">
            <text:p>488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4880" calcext:value-type="float">
            <text:p>488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80" calcext:value-type="float">
            <text:p>488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4880" calcext:value-type="float">
            <text:p>488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4910" calcext:value-type="float">
            <text:p>4910</text:p>
          </table:table-cell>
          <table:table-cell office:value-type="float" office:value="4580" calcext:value-type="float">
            <text:p>4580</text:p>
          </table:table-cell>
          <table:table-cell table:number-columns-repeated="9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4920" calcext:value-type="float">
            <text:p>492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4920" calcext:value-type="float">
            <text:p>492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4920" calcext:value-type="float">
            <text:p>492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4920" calcext:value-type="float">
            <text:p>492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4920" calcext:value-type="float">
            <text:p>492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4950" calcext:value-type="float">
            <text:p>4950</text:p>
          </table:table-cell>
          <table:table-cell office:value-type="float" office:value="4620" calcext:value-type="float">
            <text:p>4620</text:p>
          </table:table-cell>
          <table:table-cell table:number-columns-repeated="9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4960" calcext:value-type="float">
            <text:p>496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60" calcext:value-type="float">
            <text:p>496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4960" calcext:value-type="float">
            <text:p>496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960" calcext:value-type="float">
            <text:p>496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4960" calcext:value-type="float">
            <text:p>496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4990" calcext:value-type="float">
            <text:p>4990</text:p>
          </table:table-cell>
          <table:table-cell office:value-type="float" office:value="4660" calcext:value-type="float">
            <text:p>4660</text:p>
          </table:table-cell>
          <table:table-cell table:number-columns-repeated="9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000" calcext:value-type="float">
            <text:p>500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000" calcext:value-type="float">
            <text:p>500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5000" calcext:value-type="float">
            <text:p>500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5000" calcext:value-type="float">
            <text:p>500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5000" calcext:value-type="float">
            <text:p>500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40" calcext:value-type="float">
            <text:p>5040</text:p>
          </table:table-cell>
          <table:table-cell office:value-type="float" office:value="4700" calcext:value-type="float">
            <text:p>4700</text:p>
          </table:table-cell>
          <table:table-cell table:number-columns-repeated="9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5050" calcext:value-type="float">
            <text:p>505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050" calcext:value-type="float">
            <text:p>505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5050" calcext:value-type="float">
            <text:p>505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5050" calcext:value-type="float">
            <text:p>505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5050" calcext:value-type="float">
            <text:p>505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5090" calcext:value-type="float">
            <text:p>5090</text:p>
          </table:table-cell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5100" calcext:value-type="float">
            <text:p>51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5100" calcext:value-type="float">
            <text:p>51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5100" calcext:value-type="float">
            <text:p>51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00" calcext:value-type="float">
            <text:p>51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5100" calcext:value-type="float">
            <text:p>51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5140" calcext:value-type="float">
            <text:p>5140</text:p>
          </table:table-cell>
          <table:table-cell office:value-type="float" office:value="4780" calcext:value-type="float">
            <text:p>4780</text:p>
          </table:table-cell>
          <table:table-cell table:number-columns-repeated="9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5150" calcext:value-type="float">
            <text:p>515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5150" calcext:value-type="float">
            <text:p>515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5150" calcext:value-type="float">
            <text:p>515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5150" calcext:value-type="float">
            <text:p>515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5220" calcext:value-type="float">
            <text:p>522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5220" calcext:value-type="float">
            <text:p>5220</text:p>
          </table:table-cell>
          <table:table-cell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220" calcext:value-type="float">
            <text:p>522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20" calcext:value-type="float">
            <text:p>522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5220" calcext:value-type="float">
            <text:p>522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5220" calcext:value-type="float">
            <text:p>522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5250" calcext:value-type="float">
            <text:p>525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5250" calcext:value-type="float">
            <text:p>5250</text:p>
          </table:table-cell>
          <table:table-cell office:value-type="float" office:value="4860" calcext:value-type="float">
            <text:p>4860</text:p>
          </table:table-cell>
          <table:table-cell table:number-columns-repeated="9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250" calcext:value-type="float">
            <text:p>525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5250" calcext:value-type="float">
            <text:p>525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5250" calcext:value-type="float">
            <text:p>525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5250" calcext:value-type="float">
            <text:p>525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5280" calcext:value-type="float">
            <text:p>528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80" calcext:value-type="float">
            <text:p>5280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5280" calcext:value-type="float">
            <text:p>528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5280" calcext:value-type="float">
            <text:p>528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5280" calcext:value-type="float">
            <text:p>528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5280" calcext:value-type="float">
            <text:p>528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310" calcext:value-type="float">
            <text:p>531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5310" calcext:value-type="float">
            <text:p>5310</text:p>
          </table:table-cell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5310" calcext:value-type="float">
            <text:p>531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5310" calcext:value-type="float">
            <text:p>531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5310" calcext:value-type="float">
            <text:p>531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10" calcext:value-type="float">
            <text:p>531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5340" calcext:value-type="float">
            <text:p>534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5340" calcext:value-type="float">
            <text:p>5340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5370" calcext:value-type="float">
            <text:p>537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5380" calcext:value-type="float">
            <text:p>538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5380" calcext:value-type="float">
            <text:p>5380</text:p>
          </table:table-cell>
          <table:table-cell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80" calcext:value-type="float">
            <text:p>538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5380" calcext:value-type="float">
            <text:p>538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5380" calcext:value-type="float">
            <text:p>538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5410" calcext:value-type="float">
            <text:p>541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420" calcext:value-type="float">
            <text:p>542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5420" calcext:value-type="float">
            <text:p>5420</text:p>
          </table:table-cell>
          <table:table-cell office:value-type="float" office:value="5060" calcext:value-type="float">
            <text:p>5060</text:p>
          </table:table-cell>
          <table:table-cell table:number-columns-repeated="9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5420" calcext:value-type="float">
            <text:p>542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420" calcext:value-type="float">
            <text:p>542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5420" calcext:value-type="float">
            <text:p>542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5450" calcext:value-type="float">
            <text:p>545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60" calcext:value-type="float">
            <text:p>546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460" calcext:value-type="float">
            <text:p>5460</text:p>
          </table:table-cell>
          <table:table-cell office:value-type="float" office:value="5100" calcext:value-type="float">
            <text:p>5100</text:p>
          </table:table-cell>
          <table:table-cell table:number-columns-repeated="9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5460" calcext:value-type="float">
            <text:p>546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5460" calcext:value-type="float">
            <text:p>546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5460" calcext:value-type="float">
            <text:p>546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490" calcext:value-type="float">
            <text:p>549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5500" calcext:value-type="float">
            <text:p>550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5500" calcext:value-type="float">
            <text:p>5500</text:p>
          </table:table-cell>
          <table:table-cell office:value-type="float" office:value="5140" calcext:value-type="float">
            <text:p>5140</text:p>
          </table:table-cell>
          <table:table-cell table:number-columns-repeated="9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5500" calcext:value-type="float">
            <text:p>5500</text:p>
          </table:table-cell>
          <table:table-cell office:value-type="float" office:value="5170" calcext:value-type="float">
            <text:p>5170</text:p>
          </table:table-cell>
          <table:table-cell table:number-columns-repeated="9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5500" calcext:value-type="float">
            <text:p>5500</text:p>
          </table:table-cell>
          <table:table-cell office:value-type="float" office:value="5170" calcext:value-type="float">
            <text:p>517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00" calcext:value-type="float">
            <text:p>5500</text:p>
          </table:table-cell>
          <table:table-cell office:value-type="float" office:value="5170" calcext:value-type="float">
            <text:p>5170</text:p>
          </table:table-cell>
          <table:table-cell table:number-columns-repeated="9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5530" calcext:value-type="float">
            <text:p>5530</text:p>
          </table:table-cell>
          <table:table-cell office:value-type="float" office:value="5170" calcext:value-type="float">
            <text:p>5170</text:p>
          </table:table-cell>
          <table:table-cell table:number-columns-repeated="9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5540" calcext:value-type="float">
            <text:p>5540</text:p>
          </table:table-cell>
          <table:table-cell office:value-type="float" office:value="5170" calcext:value-type="float">
            <text:p>5170</text:p>
          </table:table-cell>
          <table:table-cell table:number-columns-repeated="9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5540" calcext:value-type="float">
            <text:p>5540</text:p>
          </table:table-cell>
          <table:table-cell office:value-type="float" office:value="5180" calcext:value-type="float">
            <text:p>5180</text:p>
          </table:table-cell>
          <table:table-cell table:number-columns-repeated="9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5540" calcext:value-type="float">
            <text:p>5540</text:p>
          </table:table-cell>
          <table:table-cell office:value-type="float" office:value="5210" calcext:value-type="float">
            <text:p>5210</text:p>
          </table:table-cell>
          <table:table-cell table:number-columns-repeated="9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540" calcext:value-type="float">
            <text:p>5540</text:p>
          </table:table-cell>
          <table:table-cell office:value-type="float" office:value="5210" calcext:value-type="float">
            <text:p>5210</text:p>
          </table:table-cell>
          <table:table-cell table:number-columns-repeated="9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5540" calcext:value-type="float">
            <text:p>5540</text:p>
          </table:table-cell>
          <table:table-cell office:value-type="float" office:value="5210" calcext:value-type="float">
            <text:p>5210</text:p>
          </table:table-cell>
          <table:table-cell table:number-columns-repeated="9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5570" calcext:value-type="float">
            <text:p>5570</text:p>
          </table:table-cell>
          <table:table-cell office:value-type="float" office:value="5210" calcext:value-type="float">
            <text:p>5210</text:p>
          </table:table-cell>
          <table:table-cell table:number-columns-repeated="9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5580" calcext:value-type="float">
            <text:p>5580</text:p>
          </table:table-cell>
          <table:table-cell office:value-type="float" office:value="5210" calcext:value-type="float">
            <text:p>5210</text:p>
          </table:table-cell>
          <table:table-cell table:number-columns-repeated="9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5580" calcext:value-type="float">
            <text:p>5580</text:p>
          </table:table-cell>
          <table:table-cell office:value-type="float" office:value="5220" calcext:value-type="float">
            <text:p>522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80" calcext:value-type="float">
            <text:p>558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5580" calcext:value-type="float">
            <text:p>558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5580" calcext:value-type="float">
            <text:p>558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5610" calcext:value-type="float">
            <text:p>561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5620" calcext:value-type="float">
            <text:p>562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620" calcext:value-type="float">
            <text:p>5620</text:p>
          </table:table-cell>
          <table:table-cell office:value-type="float" office:value="5260" calcext:value-type="float">
            <text:p>5260</text:p>
          </table:table-cell>
          <table:table-cell table:number-columns-repeated="9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5620" calcext:value-type="float">
            <text:p>5620</text:p>
          </table:table-cell>
          <table:table-cell office:value-type="float" office:value="5290" calcext:value-type="float">
            <text:p>5290</text:p>
          </table:table-cell>
          <table:table-cell table:number-columns-repeated="9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5620" calcext:value-type="float">
            <text:p>5620</text:p>
          </table:table-cell>
          <table:table-cell office:value-type="float" office:value="5290" calcext:value-type="float">
            <text:p>5290</text:p>
          </table:table-cell>
          <table:table-cell table:number-columns-repeated="9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5620" calcext:value-type="float">
            <text:p>5620</text:p>
          </table:table-cell>
          <table:table-cell office:value-type="float" office:value="5290" calcext:value-type="float">
            <text:p>5290</text:p>
          </table:table-cell>
          <table:table-cell table:number-columns-repeated="9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5650" calcext:value-type="float">
            <text:p>5650</text:p>
          </table:table-cell>
          <table:table-cell office:value-type="float" office:value="5290" calcext:value-type="float">
            <text:p>529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60" calcext:value-type="float">
            <text:p>5660</text:p>
          </table:table-cell>
          <table:table-cell office:value-type="float" office:value="5290" calcext:value-type="float">
            <text:p>5290</text:p>
          </table:table-cell>
          <table:table-cell table:number-columns-repeated="9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5660" calcext:value-type="float">
            <text:p>5660</text:p>
          </table:table-cell>
          <table:table-cell office:value-type="float" office:value="5300" calcext:value-type="float">
            <text:p>5300</text:p>
          </table:table-cell>
          <table:table-cell table:number-columns-repeated="9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5660" calcext:value-type="float">
            <text:p>5660</text:p>
          </table:table-cell>
          <table:table-cell office:value-type="float" office:value="5330" calcext:value-type="float">
            <text:p>5330</text:p>
          </table:table-cell>
          <table:table-cell table:number-columns-repeated="9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5660" calcext:value-type="float">
            <text:p>5660</text:p>
          </table:table-cell>
          <table:table-cell office:value-type="float" office:value="5330" calcext:value-type="float">
            <text:p>5330</text:p>
          </table:table-cell>
          <table:table-cell table:number-columns-repeated="9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660" calcext:value-type="float">
            <text:p>5660</text:p>
          </table:table-cell>
          <table:table-cell office:value-type="float" office:value="5330" calcext:value-type="float">
            <text:p>5330</text:p>
          </table:table-cell>
          <table:table-cell table:number-columns-repeated="9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690" calcext:value-type="float">
            <text:p>5690</text:p>
          </table:table-cell>
          <table:table-cell office:value-type="float" office:value="5330" calcext:value-type="float">
            <text:p>5330</text:p>
          </table:table-cell>
          <table:table-cell table:number-columns-repeated="9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5700" calcext:value-type="float">
            <text:p>5700</text:p>
          </table:table-cell>
          <table:table-cell office:value-type="float" office:value="5330" calcext:value-type="float">
            <text:p>5330</text:p>
          </table:table-cell>
          <table:table-cell table:number-columns-repeated="9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5700" calcext:value-type="float">
            <text:p>5700</text:p>
          </table:table-cell>
          <table:table-cell office:value-type="float" office:value="5340" calcext:value-type="float">
            <text:p>5340</text:p>
          </table:table-cell>
          <table:table-cell table:number-columns-repeated="9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5700" calcext:value-type="float">
            <text:p>570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5700" calcext:value-type="float">
            <text:p>570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00" calcext:value-type="float">
            <text:p>570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5730" calcext:value-type="float">
            <text:p>573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5740" calcext:value-type="float">
            <text:p>574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5740" calcext:value-type="float">
            <text:p>5740</text:p>
          </table:table-cell>
          <table:table-cell office:value-type="float" office:value="5380" calcext:value-type="float">
            <text:p>5380</text:p>
          </table:table-cell>
          <table:table-cell table:number-columns-repeated="9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5740" calcext:value-type="float">
            <text:p>5740</text:p>
          </table:table-cell>
          <table:table-cell office:value-type="float" office:value="5410" calcext:value-type="float">
            <text:p>5410</text:p>
          </table:table-cell>
          <table:table-cell table:number-columns-repeated="9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740" calcext:value-type="float">
            <text:p>5740</text:p>
          </table:table-cell>
          <table:table-cell office:value-type="float" office:value="5410" calcext:value-type="float">
            <text:p>5410</text:p>
          </table:table-cell>
          <table:table-cell table:number-columns-repeated="9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5740" calcext:value-type="float">
            <text:p>5740</text:p>
          </table:table-cell>
          <table:table-cell office:value-type="float" office:value="5410" calcext:value-type="float">
            <text:p>5410</text:p>
          </table:table-cell>
          <table:table-cell table:number-columns-repeated="9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5770" calcext:value-type="float">
            <text:p>5770</text:p>
          </table:table-cell>
          <table:table-cell office:value-type="float" office:value="5410" calcext:value-type="float">
            <text:p>5410</text:p>
          </table:table-cell>
          <table:table-cell table:number-columns-repeated="9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5780" calcext:value-type="float">
            <text:p>5780</text:p>
          </table:table-cell>
          <table:table-cell office:value-type="float" office:value="5410" calcext:value-type="float">
            <text:p>5410</text:p>
          </table:table-cell>
          <table:table-cell table:number-columns-repeated="9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5780" calcext:value-type="float">
            <text:p>5780</text:p>
          </table:table-cell>
          <table:table-cell office:value-type="float" office:value="5420" calcext:value-type="float">
            <text:p>542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80" calcext:value-type="float">
            <text:p>578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5780" calcext:value-type="float">
            <text:p>578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5780" calcext:value-type="float">
            <text:p>578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5810" calcext:value-type="float">
            <text:p>581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5820" calcext:value-type="float">
            <text:p>582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5820" calcext:value-type="float">
            <text:p>5820</text:p>
          </table:table-cell>
          <table:table-cell office:value-type="float" office:value="5460" calcext:value-type="float">
            <text:p>5460</text:p>
          </table:table-cell>
          <table:table-cell table:number-columns-repeated="9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5820" calcext:value-type="float">
            <text:p>5820</text:p>
          </table:table-cell>
          <table:table-cell office:value-type="float" office:value="5490" calcext:value-type="float">
            <text:p>5490</text:p>
          </table:table-cell>
          <table:table-cell table:number-columns-repeated="9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5820" calcext:value-type="float">
            <text:p>5820</text:p>
          </table:table-cell>
          <table:table-cell office:value-type="float" office:value="5490" calcext:value-type="float">
            <text:p>5490</text:p>
          </table:table-cell>
          <table:table-cell table:number-columns-repeated="9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5860" calcext:value-type="float">
            <text:p>5860</text:p>
          </table:table-cell>
          <table:table-cell office:value-type="float" office:value="5490" calcext:value-type="float">
            <text:p>5490</text:p>
          </table:table-cell>
          <table:table-cell table:number-columns-repeated="9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5860" calcext:value-type="float">
            <text:p>5860</text:p>
          </table:table-cell>
          <table:table-cell office:value-type="float" office:value="5490" calcext:value-type="float">
            <text:p>549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60" calcext:value-type="float">
            <text:p>5860</text:p>
          </table:table-cell>
          <table:table-cell office:value-type="float" office:value="5490" calcext:value-type="float">
            <text:p>5490</text:p>
          </table:table-cell>
          <table:table-cell table:number-columns-repeated="9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5860" calcext:value-type="float">
            <text:p>5860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5860" calcext:value-type="float">
            <text:p>586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5860" calcext:value-type="float">
            <text:p>586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5900" calcext:value-type="float">
            <text:p>590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5900" calcext:value-type="float">
            <text:p>590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5900" calcext:value-type="float">
            <text:p>590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5900" calcext:value-type="float">
            <text:p>5900</text:p>
          </table:table-cell>
          <table:table-cell office:value-type="float" office:value="5540" calcext:value-type="float">
            <text:p>5540</text:p>
          </table:table-cell>
          <table:table-cell table:number-columns-repeated="9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5900" calcext:value-type="float">
            <text:p>59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5900" calcext:value-type="float">
            <text:p>59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40" calcext:value-type="float">
            <text:p>594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5940" calcext:value-type="float">
            <text:p>594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5940" calcext:value-type="float">
            <text:p>594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5940" calcext:value-type="float">
            <text:p>594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5940" calcext:value-type="float">
            <text:p>5940</text:p>
          </table:table-cell>
          <table:table-cell office:value-type="float" office:value="5580" calcext:value-type="float">
            <text:p>5580</text:p>
          </table:table-cell>
          <table:table-cell table:number-columns-repeated="9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5940" calcext:value-type="float">
            <text:p>594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5980" calcext:value-type="float">
            <text:p>598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5980" calcext:value-type="float">
            <text:p>598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5980" calcext:value-type="float">
            <text:p>598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5980" calcext:value-type="float">
            <text:p>598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80" calcext:value-type="float">
            <text:p>5980</text:p>
          </table:table-cell>
          <table:table-cell office:value-type="float" office:value="5620" calcext:value-type="float">
            <text:p>5620</text:p>
          </table:table-cell>
          <table:table-cell table:number-columns-repeated="9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5980" calcext:value-type="float">
            <text:p>598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6020" calcext:value-type="float">
            <text:p>602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6020" calcext:value-type="float">
            <text:p>602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6020" calcext:value-type="float">
            <text:p>602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6020" calcext:value-type="float">
            <text:p>602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6020" calcext:value-type="float">
            <text:p>6020</text:p>
          </table:table-cell>
          <table:table-cell office:value-type="float" office:value="5660" calcext:value-type="float">
            <text:p>5660</text:p>
          </table:table-cell>
          <table:table-cell table:number-columns-repeated="9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6020" calcext:value-type="float">
            <text:p>602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6060" calcext:value-type="float">
            <text:p>606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6060" calcext:value-type="float">
            <text:p>606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60" calcext:value-type="float">
            <text:p>606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6060" calcext:value-type="float">
            <text:p>606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6060" calcext:value-type="float">
            <text:p>6060</text:p>
          </table:table-cell>
          <table:table-cell office:value-type="float" office:value="5700" calcext:value-type="float">
            <text:p>5700</text:p>
          </table:table-cell>
          <table:table-cell table:number-columns-repeated="9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6060" calcext:value-type="float">
            <text:p>606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6100" calcext:value-type="float">
            <text:p>610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6100" calcext:value-type="float">
            <text:p>610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6100" calcext:value-type="float">
            <text:p>610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6100" calcext:value-type="float">
            <text:p>610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6100" calcext:value-type="float">
            <text:p>6100</text:p>
          </table:table-cell>
          <table:table-cell office:value-type="float" office:value="5750" calcext:value-type="float">
            <text:p>5750</text:p>
          </table:table-cell>
          <table:table-cell table:number-columns-repeated="9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6100" calcext:value-type="float">
            <text:p>6100</text:p>
          </table:table-cell>
          <table:table-cell office:value-type="float" office:value="5780" calcext:value-type="float">
            <text:p>578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40" calcext:value-type="float">
            <text:p>6140</text:p>
          </table:table-cell>
          <table:table-cell office:value-type="float" office:value="5780" calcext:value-type="float">
            <text:p>5780</text:p>
          </table:table-cell>
          <table:table-cell table:number-columns-repeated="9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6140" calcext:value-type="float">
            <text:p>6140</text:p>
          </table:table-cell>
          <table:table-cell office:value-type="float" office:value="5780" calcext:value-type="float">
            <text:p>5780</text:p>
          </table:table-cell>
          <table:table-cell table:number-columns-repeated="9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6140" calcext:value-type="float">
            <text:p>6140</text:p>
          </table:table-cell>
          <table:table-cell office:value-type="float" office:value="5780" calcext:value-type="float">
            <text:p>5780</text:p>
          </table:table-cell>
          <table:table-cell table:number-columns-repeated="9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6140" calcext:value-type="float">
            <text:p>6140</text:p>
          </table:table-cell>
          <table:table-cell office:value-type="float" office:value="5780" calcext:value-type="float">
            <text:p>5780</text:p>
          </table:table-cell>
          <table:table-cell table:number-columns-repeated="9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6140" calcext:value-type="float">
            <text:p>6140</text:p>
          </table:table-cell>
          <table:table-cell office:value-type="float" office:value="5800" calcext:value-type="float">
            <text:p>5800</text:p>
          </table:table-cell>
          <table:table-cell table:number-columns-repeated="9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6140" calcext:value-type="float">
            <text:p>614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6180" calcext:value-type="float">
            <text:p>618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6180" calcext:value-type="float">
            <text:p>618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6180" calcext:value-type="float">
            <text:p>618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6180" calcext:value-type="float">
            <text:p>618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80" calcext:value-type="float">
            <text:p>6180</text:p>
          </table:table-cell>
          <table:table-cell office:value-type="float" office:value="5850" calcext:value-type="float">
            <text:p>5850</text:p>
          </table:table-cell>
          <table:table-cell table:number-columns-repeated="9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6180" calcext:value-type="float">
            <text:p>6180</text:p>
          </table:table-cell>
          <table:table-cell office:value-type="float" office:value="5880" calcext:value-type="float">
            <text:p>5880</text:p>
          </table:table-cell>
          <table:table-cell table:number-columns-repeated="9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6220" calcext:value-type="float">
            <text:p>6220</text:p>
          </table:table-cell>
          <table:table-cell office:value-type="float" office:value="5880" calcext:value-type="float">
            <text:p>5880</text:p>
          </table:table-cell>
          <table:table-cell table:number-columns-repeated="9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6220" calcext:value-type="float">
            <text:p>6220</text:p>
          </table:table-cell>
          <table:table-cell office:value-type="float" office:value="5880" calcext:value-type="float">
            <text:p>5880</text:p>
          </table:table-cell>
          <table:table-cell table:number-columns-repeated="9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6220" calcext:value-type="float">
            <text:p>6220</text:p>
          </table:table-cell>
          <table:table-cell office:value-type="float" office:value="5880" calcext:value-type="float">
            <text:p>5880</text:p>
          </table:table-cell>
          <table:table-cell table:number-columns-repeated="9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6220" calcext:value-type="float">
            <text:p>6220</text:p>
          </table:table-cell>
          <table:table-cell office:value-type="float" office:value="5880" calcext:value-type="float">
            <text:p>5880</text:p>
          </table:table-cell>
          <table:table-cell table:number-columns-repeated="9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6220" calcext:value-type="float">
            <text:p>6220</text:p>
          </table:table-cell>
          <table:table-cell office:value-type="float" office:value="5900" calcext:value-type="float">
            <text:p>5900</text:p>
          </table:table-cell>
          <table:table-cell table:number-columns-repeated="9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6220" calcext:value-type="float">
            <text:p>6220</text:p>
          </table:table-cell>
          <table:table-cell office:value-type="float" office:value="5930" calcext:value-type="float">
            <text:p>5930</text:p>
          </table:table-cell>
          <table:table-cell table:number-columns-repeated="9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6260" calcext:value-type="float">
            <text:p>6260</text:p>
          </table:table-cell>
          <table:table-cell office:value-type="float" office:value="5930" calcext:value-type="float">
            <text:p>5930</text:p>
          </table:table-cell>
          <table:table-cell table:number-columns-repeated="9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6260" calcext:value-type="float">
            <text:p>6260</text:p>
          </table:table-cell>
          <table:table-cell office:value-type="float" office:value="5930" calcext:value-type="float">
            <text:p>593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60" calcext:value-type="float">
            <text:p>6260</text:p>
          </table:table-cell>
          <table:table-cell office:value-type="float" office:value="5930" calcext:value-type="float">
            <text:p>5930</text:p>
          </table:table-cell>
          <table:table-cell table:number-columns-repeated="9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6260" calcext:value-type="float">
            <text:p>6260</text:p>
          </table:table-cell>
          <table:table-cell office:value-type="float" office:value="5930" calcext:value-type="float">
            <text:p>5930</text:p>
          </table:table-cell>
          <table:table-cell table:number-columns-repeated="9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6260" calcext:value-type="float">
            <text:p>6260</text:p>
          </table:table-cell>
          <table:table-cell office:value-type="float" office:value="5950" calcext:value-type="float">
            <text:p>5950</text:p>
          </table:table-cell>
          <table:table-cell table:number-columns-repeated="9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6260" calcext:value-type="float">
            <text:p>6260</text:p>
          </table:table-cell>
          <table:table-cell office:value-type="float" office:value="5980" calcext:value-type="float">
            <text:p>5980</text:p>
          </table:table-cell>
          <table:table-cell table:number-columns-repeated="9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6300" calcext:value-type="float">
            <text:p>6300</text:p>
          </table:table-cell>
          <table:table-cell office:value-type="float" office:value="5980" calcext:value-type="float">
            <text:p>5980</text:p>
          </table:table-cell>
          <table:table-cell table:number-columns-repeated="9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6300" calcext:value-type="float">
            <text:p>6300</text:p>
          </table:table-cell>
          <table:table-cell office:value-type="float" office:value="5980" calcext:value-type="float">
            <text:p>5980</text:p>
          </table:table-cell>
          <table:table-cell table:number-columns-repeated="9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6300" calcext:value-type="float">
            <text:p>6300</text:p>
          </table:table-cell>
          <table:table-cell office:value-type="float" office:value="5980" calcext:value-type="float">
            <text:p>5980</text:p>
          </table:table-cell>
          <table:table-cell table:number-columns-repeated="9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6300" calcext:value-type="float">
            <text:p>6300</text:p>
          </table:table-cell>
          <table:table-cell office:value-type="float" office:value="5980" calcext:value-type="float">
            <text:p>5980</text:p>
          </table:table-cell>
          <table:table-cell table:number-columns-repeated="9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6300" calcext:value-type="float">
            <text:p>6300</text:p>
          </table:table-cell>
          <table:table-cell office:value-type="float" office:value="6030" calcext:value-type="float">
            <text:p>603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40" calcext:value-type="float">
            <text:p>6340</text:p>
          </table:table-cell>
          <table:table-cell office:value-type="float" office:value="6030" calcext:value-type="float">
            <text:p>6030</text:p>
          </table:table-cell>
          <table:table-cell table:number-columns-repeated="9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6340" calcext:value-type="float">
            <text:p>6340</text:p>
          </table:table-cell>
          <table:table-cell office:value-type="float" office:value="6030" calcext:value-type="float">
            <text:p>6030</text:p>
          </table:table-cell>
          <table:table-cell table:number-columns-repeated="9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6340" calcext:value-type="float">
            <text:p>6340</text:p>
          </table:table-cell>
          <table:table-cell office:value-type="float" office:value="6030" calcext:value-type="float">
            <text:p>6030</text:p>
          </table:table-cell>
          <table:table-cell table:number-columns-repeated="9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6340" calcext:value-type="float">
            <text:p>6340</text:p>
          </table:table-cell>
          <table:table-cell office:value-type="float" office:value="6030" calcext:value-type="float">
            <text:p>6030</text:p>
          </table:table-cell>
          <table:table-cell table:number-columns-repeated="9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6340" calcext:value-type="float">
            <text:p>6340</text:p>
          </table:table-cell>
          <table:table-cell office:value-type="float" office:value="6050" calcext:value-type="float">
            <text:p>6050</text:p>
          </table:table-cell>
          <table:table-cell table:number-columns-repeated="9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6340" calcext:value-type="float">
            <text:p>634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6380" calcext:value-type="float">
            <text:p>638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6380" calcext:value-type="float">
            <text:p>638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6380" calcext:value-type="float">
            <text:p>638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6380" calcext:value-type="float">
            <text:p>638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80" calcext:value-type="float">
            <text:p>6380</text:p>
          </table:table-cell>
          <table:table-cell office:value-type="float" office:value="6090" calcext:value-type="float">
            <text:p>6090</text:p>
          </table:table-cell>
          <table:table-cell table:number-columns-repeated="9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6380" calcext:value-type="float">
            <text:p>638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6420" calcext:value-type="float">
            <text:p>642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6420" calcext:value-type="float">
            <text:p>642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6420" calcext:value-type="float">
            <text:p>642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6420" calcext:value-type="float">
            <text:p>642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6420" calcext:value-type="float">
            <text:p>6420</text:p>
          </table:table-cell>
          <table:table-cell office:value-type="float" office:value="6130" calcext:value-type="float">
            <text:p>6130</text:p>
          </table:table-cell>
          <table:table-cell table:number-columns-repeated="9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6420" calcext:value-type="float">
            <text:p>642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6460" calcext:value-type="float">
            <text:p>646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6460" calcext:value-type="float">
            <text:p>646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60" calcext:value-type="float">
            <text:p>646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6460" calcext:value-type="float">
            <text:p>646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6460" calcext:value-type="float">
            <text:p>6460</text:p>
          </table:table-cell>
          <table:table-cell office:value-type="float" office:value="6170" calcext:value-type="float">
            <text:p>6170</text:p>
          </table:table-cell>
          <table:table-cell table:number-columns-repeated="9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6460" calcext:value-type="float">
            <text:p>646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6500" calcext:value-type="float">
            <text:p>6500</text:p>
          </table:table-cell>
          <table:table-cell office:value-type="float" office:value="6210" calcext:value-type="float">
            <text:p>6210</text:p>
          </table:table-cell>
          <table:table-cell table:number-columns-repeated="9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6540" calcext:value-type="float">
            <text:p>654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40" calcext:value-type="float">
            <text:p>654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6540" calcext:value-type="float">
            <text:p>654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6540" calcext:value-type="float">
            <text:p>654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6540" calcext:value-type="float">
            <text:p>654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6540" calcext:value-type="float">
            <text:p>6540</text:p>
          </table:table-cell>
          <table:table-cell office:value-type="float" office:value="6250" calcext:value-type="float">
            <text:p>6250</text:p>
          </table:table-cell>
          <table:table-cell table:number-columns-repeated="9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6560" calcext:value-type="float">
            <text:p>656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6560" calcext:value-type="float">
            <text:p>656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6560" calcext:value-type="float">
            <text:p>656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6560" calcext:value-type="float">
            <text:p>656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6560" calcext:value-type="float">
            <text:p>656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60" calcext:value-type="float">
            <text:p>6560</text:p>
          </table:table-cell>
          <table:table-cell office:value-type="float" office:value="6290" calcext:value-type="float">
            <text:p>6290</text:p>
          </table:table-cell>
          <table:table-cell table:number-columns-repeated="9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6580" calcext:value-type="float">
            <text:p>658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6580" calcext:value-type="float">
            <text:p>658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6580" calcext:value-type="float">
            <text:p>658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6580" calcext:value-type="float">
            <text:p>658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6580" calcext:value-type="float">
            <text:p>658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6580" calcext:value-type="float">
            <text:p>6580</text:p>
          </table:table-cell>
          <table:table-cell office:value-type="float" office:value="6330" calcext:value-type="float">
            <text:p>6330</text:p>
          </table:table-cell>
          <table:table-cell table:number-columns-repeated="9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6600" calcext:value-type="float">
            <text:p>6600</text:p>
          </table:table-cell>
          <table:table-cell office:value-type="float" office:value="6370" calcext:value-type="float">
            <text:p>6370</text:p>
          </table:table-cell>
          <table:table-cell table:number-columns-repeated="9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6620" calcext:value-type="float">
            <text:p>662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6620" calcext:value-type="float">
            <text:p>662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6620" calcext:value-type="float">
            <text:p>662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6620" calcext:value-type="float">
            <text:p>662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6620" calcext:value-type="float">
            <text:p>662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6620" calcext:value-type="float">
            <text:p>6620</text:p>
          </table:table-cell>
          <table:table-cell office:value-type="float" office:value="6410" calcext:value-type="float">
            <text:p>6410</text:p>
          </table:table-cell>
          <table:table-cell table:number-columns-repeated="9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6640" calcext:value-type="float">
            <text:p>664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40" calcext:value-type="float">
            <text:p>664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6640" calcext:value-type="float">
            <text:p>664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640" calcext:value-type="float">
            <text:p>664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6640" calcext:value-type="float">
            <text:p>664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6640" calcext:value-type="float">
            <text:p>6640</text:p>
          </table:table-cell>
          <table:table-cell office:value-type="float" office:value="6450" calcext:value-type="float">
            <text:p>6450</text:p>
          </table:table-cell>
          <table:table-cell table:number-columns-repeated="9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6660" calcext:value-type="float">
            <text:p>666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6660" calcext:value-type="float">
            <text:p>666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6660" calcext:value-type="float">
            <text:p>666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6660" calcext:value-type="float">
            <text:p>666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6660" calcext:value-type="float">
            <text:p>666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60" calcext:value-type="float">
            <text:p>6660</text:p>
          </table:table-cell>
          <table:table-cell office:value-type="float" office:value="6490" calcext:value-type="float">
            <text:p>6490</text:p>
          </table:table-cell>
          <table:table-cell table:number-columns-repeated="9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6680" calcext:value-type="float">
            <text:p>668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6680" calcext:value-type="float">
            <text:p>668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6690" calcext:value-type="float">
            <text:p>669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6690" calcext:value-type="float">
            <text:p>669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6690" calcext:value-type="float">
            <text:p>669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6690" calcext:value-type="float">
            <text:p>6690</text:p>
          </table:table-cell>
          <table:table-cell office:value-type="float" office:value="6530" calcext:value-type="float">
            <text:p>6530</text:p>
          </table:table-cell>
          <table:table-cell table:number-columns-repeated="9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6710" calcext:value-type="float">
            <text:p>671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6710" calcext:value-type="float">
            <text:p>671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6720" calcext:value-type="float">
            <text:p>672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0" calcext:value-type="float">
            <text:p>672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6730" calcext:value-type="float">
            <text:p>673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6730" calcext:value-type="float">
            <text:p>6730</text:p>
          </table:table-cell>
          <table:table-cell office:value-type="float" office:value="6570" calcext:value-type="float">
            <text:p>6570</text:p>
          </table:table-cell>
          <table:table-cell table:number-columns-repeated="9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6750" calcext:value-type="float">
            <text:p>675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6750" calcext:value-type="float">
            <text:p>675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6760" calcext:value-type="float">
            <text:p>676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760" calcext:value-type="float">
            <text:p>676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6770" calcext:value-type="float">
            <text:p>677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6770" calcext:value-type="float">
            <text:p>6770</text:p>
          </table:table-cell>
          <table:table-cell office:value-type="float" office:value="6610" calcext:value-type="float">
            <text:p>6610</text:p>
          </table:table-cell>
          <table:table-cell table:number-columns-repeated="9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6790" calcext:value-type="float">
            <text:p>679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90" calcext:value-type="float">
            <text:p>679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6790" calcext:value-type="float">
            <text:p>679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6790" calcext:value-type="float">
            <text:p>679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6800" calcext:value-type="float">
            <text:p>680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6800" calcext:value-type="float">
            <text:p>6800</text:p>
          </table:table-cell>
          <table:table-cell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820" calcext:value-type="float">
            <text:p>682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6820" calcext:value-type="float">
            <text:p>682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6820" calcext:value-type="float">
            <text:p>682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6820" calcext:value-type="float">
            <text:p>682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6830" calcext:value-type="float">
            <text:p>683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30" calcext:value-type="float">
            <text:p>6830</text:p>
          </table:table-cell>
          <table:table-cell office:value-type="float" office:value="6690" calcext:value-type="float">
            <text:p>6690</text:p>
          </table:table-cell>
          <table:table-cell table:number-columns-repeated="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6850" calcext:value-type="float">
            <text:p>685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6850" calcext:value-type="float">
            <text:p>685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850" calcext:value-type="float">
            <text:p>685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6850" calcext:value-type="float">
            <text:p>685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6860" calcext:value-type="float">
            <text:p>686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6860" calcext:value-type="float">
            <text:p>6860</text:p>
          </table:table-cell>
          <table:table-cell office:value-type="float" office:value="6730" calcext:value-type="float">
            <text:p>6730</text:p>
          </table:table-cell>
          <table:table-cell table:number-columns-repeated="9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6880" calcext:value-type="float">
            <text:p>688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6880" calcext:value-type="float">
            <text:p>688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6880" calcext:value-type="float">
            <text:p>688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80" calcext:value-type="float">
            <text:p>688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6890" calcext:value-type="float">
            <text:p>689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6890" calcext:value-type="float">
            <text:p>6890</text:p>
          </table:table-cell>
          <table:table-cell office:value-type="float" office:value="6770" calcext:value-type="float">
            <text:p>6770</text:p>
          </table:table-cell>
          <table:table-cell table:number-columns-repeated="9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6910" calcext:value-type="float">
            <text:p>691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6910" calcext:value-type="float">
            <text:p>691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6910" calcext:value-type="float">
            <text:p>691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6910" calcext:value-type="float">
            <text:p>691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6920" calcext:value-type="float">
            <text:p>692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6920" calcext:value-type="float">
            <text:p>6920</text:p>
          </table:table-cell>
          <table:table-cell office:value-type="float" office:value="6810" calcext:value-type="float">
            <text:p>6810</text:p>
          </table:table-cell>
          <table:table-cell table:number-columns-repeated="9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6940" calcext:value-type="float">
            <text:p>694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40" calcext:value-type="float">
            <text:p>694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6940" calcext:value-type="float">
            <text:p>694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6940" calcext:value-type="float">
            <text:p>694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6950" calcext:value-type="float">
            <text:p>695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6950" calcext:value-type="float">
            <text:p>6950</text:p>
          </table:table-cell>
          <table:table-cell office:value-type="float" office:value="6850" calcext:value-type="float">
            <text:p>6850</text:p>
          </table:table-cell>
          <table:table-cell table:number-columns-repeated="9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6970" calcext:value-type="float">
            <text:p>6970</text:p>
          </table:table-cell>
          <table:table-cell office:value-type="float" office:value="6880" calcext:value-type="float">
            <text:p>6880</text:p>
          </table:table-cell>
          <table:table-cell table:number-columns-repeated="9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6970" calcext:value-type="float">
            <text:p>6970</text:p>
          </table:table-cell>
          <table:table-cell office:value-type="float" office:value="6880" calcext:value-type="float">
            <text:p>6880</text:p>
          </table:table-cell>
          <table:table-cell table:number-columns-repeated="9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6970" calcext:value-type="float">
            <text:p>6970</text:p>
          </table:table-cell>
          <table:table-cell office:value-type="float" office:value="6880" calcext:value-type="float">
            <text:p>6880</text:p>
          </table:table-cell>
          <table:table-cell table:number-columns-repeated="9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6970" calcext:value-type="float">
            <text:p>6970</text:p>
          </table:table-cell>
          <table:table-cell office:value-type="float" office:value="6880" calcext:value-type="float">
            <text:p>6880</text:p>
          </table:table-cell>
          <table:table-cell table:number-columns-repeated="9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6980" calcext:value-type="float">
            <text:p>6980</text:p>
          </table:table-cell>
          <table:table-cell office:value-type="float" office:value="6880" calcext:value-type="float">
            <text:p>688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00" calcext:value-type="float">
            <text:p>7000</text:p>
          </table:table-cell>
          <table:table-cell office:value-type="float" office:value="6890" calcext:value-type="float">
            <text:p>6890</text:p>
          </table:table-cell>
          <table:table-cell table:number-columns-repeated="9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7000" calcext:value-type="float">
            <text:p>7000</text:p>
          </table:table-cell>
          <table:table-cell office:value-type="float" office:value="6920" calcext:value-type="float">
            <text:p>6920</text:p>
          </table:table-cell>
          <table:table-cell table:number-columns-repeated="9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7000" calcext:value-type="float">
            <text:p>7000</text:p>
          </table:table-cell>
          <table:table-cell office:value-type="float" office:value="6920" calcext:value-type="float">
            <text:p>6920</text:p>
          </table:table-cell>
          <table:table-cell table:number-columns-repeated="9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7010" calcext:value-type="float">
            <text:p>7010</text:p>
          </table:table-cell>
          <table:table-cell office:value-type="float" office:value="6920" calcext:value-type="float">
            <text:p>6920</text:p>
          </table:table-cell>
          <table:table-cell table:number-columns-repeated="9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7010" calcext:value-type="float">
            <text:p>7010</text:p>
          </table:table-cell>
          <table:table-cell office:value-type="float" office:value="6920" calcext:value-type="float">
            <text:p>6920</text:p>
          </table:table-cell>
          <table:table-cell table:number-columns-repeated="9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7010" calcext:value-type="float">
            <text:p>7010</text:p>
          </table:table-cell>
          <table:table-cell office:value-type="float" office:value="6920" calcext:value-type="float">
            <text:p>6920</text:p>
          </table:table-cell>
          <table:table-cell table:number-columns-repeated="9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7030" calcext:value-type="float">
            <text:p>7030</text:p>
          </table:table-cell>
          <table:table-cell office:value-type="float" office:value="6930" calcext:value-type="float">
            <text:p>6930</text:p>
          </table:table-cell>
          <table:table-cell table:number-columns-repeated="9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7030" calcext:value-type="float">
            <text:p>7030</text:p>
          </table:table-cell>
          <table:table-cell office:value-type="float" office:value="6960" calcext:value-type="float">
            <text:p>6960</text:p>
          </table:table-cell>
          <table:table-cell table:number-columns-repeated="9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7030" calcext:value-type="float">
            <text:p>7030</text:p>
          </table:table-cell>
          <table:table-cell office:value-type="float" office:value="6960" calcext:value-type="float">
            <text:p>6960</text:p>
          </table:table-cell>
          <table:table-cell table:number-columns-repeated="9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7040" calcext:value-type="float">
            <text:p>7040</text:p>
          </table:table-cell>
          <table:table-cell office:value-type="float" office:value="6960" calcext:value-type="float">
            <text:p>696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40" calcext:value-type="float">
            <text:p>7040</text:p>
          </table:table-cell>
          <table:table-cell office:value-type="float" office:value="6960" calcext:value-type="float">
            <text:p>6960</text:p>
          </table:table-cell>
          <table:table-cell table:number-columns-repeated="9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7040" calcext:value-type="float">
            <text:p>7040</text:p>
          </table:table-cell>
          <table:table-cell office:value-type="float" office:value="6960" calcext:value-type="float">
            <text:p>6960</text:p>
          </table:table-cell>
          <table:table-cell table:number-columns-repeated="9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7060" calcext:value-type="float">
            <text:p>7060</text:p>
          </table:table-cell>
          <table:table-cell office:value-type="float" office:value="6970" calcext:value-type="float">
            <text:p>6970</text:p>
          </table:table-cell>
          <table:table-cell table:number-columns-repeated="9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7060" calcext:value-type="float">
            <text:p>706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7060" calcext:value-type="float">
            <text:p>706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7070" calcext:value-type="float">
            <text:p>707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7070" calcext:value-type="float">
            <text:p>707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7070" calcext:value-type="float">
            <text:p>707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7090" calcext:value-type="float">
            <text:p>7090</text:p>
          </table:table-cell>
          <table:table-cell office:value-type="float" office:value="7010" calcext:value-type="float">
            <text:p>7010</text:p>
          </table:table-cell>
          <table:table-cell table:number-columns-repeated="9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7090" calcext:value-type="float">
            <text:p>7090</text:p>
          </table:table-cell>
          <table:table-cell office:value-type="float" office:value="7040" calcext:value-type="float">
            <text:p>704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90" calcext:value-type="float">
            <text:p>7090</text:p>
          </table:table-cell>
          <table:table-cell office:value-type="float" office:value="7040" calcext:value-type="float">
            <text:p>7040</text:p>
          </table:table-cell>
          <table:table-cell table:number-columns-repeated="9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7100" calcext:value-type="float">
            <text:p>7100</text:p>
          </table:table-cell>
          <table:table-cell office:value-type="float" office:value="7040" calcext:value-type="float">
            <text:p>7040</text:p>
          </table:table-cell>
          <table:table-cell table:number-columns-repeated="9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7100" calcext:value-type="float">
            <text:p>7100</text:p>
          </table:table-cell>
          <table:table-cell office:value-type="float" office:value="7040" calcext:value-type="float">
            <text:p>7040</text:p>
          </table:table-cell>
          <table:table-cell table:number-columns-repeated="9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7100" calcext:value-type="float">
            <text:p>7100</text:p>
          </table:table-cell>
          <table:table-cell office:value-type="float" office:value="7040" calcext:value-type="float">
            <text:p>7040</text:p>
          </table:table-cell>
          <table:table-cell table:number-columns-repeated="9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7120" calcext:value-type="float">
            <text:p>7120</text:p>
          </table:table-cell>
          <table:table-cell office:value-type="float" office:value="7050" calcext:value-type="float">
            <text:p>7050</text:p>
          </table:table-cell>
          <table:table-cell table:number-columns-repeated="9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7120" calcext:value-type="float">
            <text:p>7120</text:p>
          </table:table-cell>
          <table:table-cell office:value-type="float" office:value="7080" calcext:value-type="float">
            <text:p>7080</text:p>
          </table:table-cell>
          <table:table-cell table:number-columns-repeated="9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7120" calcext:value-type="float">
            <text:p>7120</text:p>
          </table:table-cell>
          <table:table-cell office:value-type="float" office:value="7080" calcext:value-type="float">
            <text:p>7080</text:p>
          </table:table-cell>
          <table:table-cell table:number-columns-repeated="9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7130" calcext:value-type="float">
            <text:p>7130</text:p>
          </table:table-cell>
          <table:table-cell office:value-type="float" office:value="7080" calcext:value-type="float">
            <text:p>7080</text:p>
          </table:table-cell>
          <table:table-cell table:number-columns-repeated="9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7130" calcext:value-type="float">
            <text:p>7130</text:p>
          </table:table-cell>
          <table:table-cell office:value-type="float" office:value="7080" calcext:value-type="float">
            <text:p>7080</text:p>
          </table:table-cell>
          <table:table-cell table:number-columns-repeated="9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7130" calcext:value-type="float">
            <text:p>7130</text:p>
          </table:table-cell>
          <table:table-cell office:value-type="float" office:value="7080" calcext:value-type="float">
            <text:p>708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50" calcext:value-type="float">
            <text:p>7150</text:p>
          </table:table-cell>
          <table:table-cell office:value-type="float" office:value="7090" calcext:value-type="float">
            <text:p>7090</text:p>
          </table:table-cell>
          <table:table-cell table:number-columns-repeated="9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7150" calcext:value-type="float">
            <text:p>715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7150" calcext:value-type="float">
            <text:p>715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7160" calcext:value-type="float">
            <text:p>716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7170" calcext:value-type="float">
            <text:p>717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7170" calcext:value-type="float">
            <text:p>717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7190" calcext:value-type="float">
            <text:p>7190</text:p>
          </table:table-cell>
          <table:table-cell office:value-type="float" office:value="7130" calcext:value-type="float">
            <text:p>7130</text:p>
          </table:table-cell>
          <table:table-cell table:number-columns-repeated="9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7190" calcext:value-type="float">
            <text:p>71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7190" calcext:value-type="float">
            <text:p>71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7200" calcext:value-type="float">
            <text:p>720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210" calcext:value-type="float">
            <text:p>721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7210" calcext:value-type="float">
            <text:p>721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7230" calcext:value-type="float">
            <text:p>7230</text:p>
          </table:table-cell>
          <table:table-cell office:value-type="float" office:value="7170" calcext:value-type="float">
            <text:p>7170</text:p>
          </table:table-cell>
          <table:table-cell table:number-columns-repeated="9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7230" calcext:value-type="float">
            <text:p>723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7230" calcext:value-type="float">
            <text:p>723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7240" calcext:value-type="float">
            <text:p>724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7250" calcext:value-type="float">
            <text:p>725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7250" calcext:value-type="float">
            <text:p>725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7270" calcext:value-type="float">
            <text:p>7270</text:p>
          </table:table-cell>
          <table:table-cell office:value-type="float" office:value="7210" calcext:value-type="float">
            <text:p>7210</text:p>
          </table:table-cell>
          <table:table-cell table:number-columns-repeated="9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7270" calcext:value-type="float">
            <text:p>727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70" calcext:value-type="float">
            <text:p>727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7280" calcext:value-type="float">
            <text:p>728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7290" calcext:value-type="float">
            <text:p>729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7290" calcext:value-type="float">
            <text:p>729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7310" calcext:value-type="float">
            <text:p>7310</text:p>
          </table:table-cell>
          <table:table-cell office:value-type="float" office:value="7250" calcext:value-type="float">
            <text:p>7250</text:p>
          </table:table-cell>
          <table:table-cell table:number-columns-repeated="9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7310" calcext:value-type="float">
            <text:p>731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7310" calcext:value-type="float">
            <text:p>731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7320" calcext:value-type="float">
            <text:p>732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7330" calcext:value-type="float">
            <text:p>733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7330" calcext:value-type="float">
            <text:p>733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350" calcext:value-type="float">
            <text:p>7350</text:p>
          </table:table-cell>
          <table:table-cell office:value-type="float" office:value="7290" calcext:value-type="float">
            <text:p>7290</text:p>
          </table:table-cell>
          <table:table-cell table:number-columns-repeated="9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7350" calcext:value-type="float">
            <text:p>735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7350" calcext:value-type="float">
            <text:p>735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7360" calcext:value-type="float">
            <text:p>736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7370" calcext:value-type="float">
            <text:p>737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7370" calcext:value-type="float">
            <text:p>737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7390" calcext:value-type="float">
            <text:p>7390</text:p>
          </table:table-cell>
          <table:table-cell office:value-type="float" office:value="7330" calcext:value-type="float">
            <text:p>7330</text:p>
          </table:table-cell>
          <table:table-cell table:number-columns-repeated="9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7390" calcext:value-type="float">
            <text:p>7390</text:p>
          </table:table-cell>
          <table:table-cell office:value-type="float" office:value="7360" calcext:value-type="float">
            <text:p>7360</text:p>
          </table:table-cell>
          <table:table-cell table:number-columns-repeated="9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7390" calcext:value-type="float">
            <text:p>7390</text:p>
          </table:table-cell>
          <table:table-cell office:value-type="float" office:value="7360" calcext:value-type="float">
            <text:p>7360</text:p>
          </table:table-cell>
          <table:table-cell table:number-columns-repeated="9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7400" calcext:value-type="float">
            <text:p>7400</text:p>
          </table:table-cell>
          <table:table-cell office:value-type="float" office:value="7360" calcext:value-type="float">
            <text:p>736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10" calcext:value-type="float">
            <text:p>7410</text:p>
          </table:table-cell>
          <table:table-cell office:value-type="float" office:value="7360" calcext:value-type="float">
            <text:p>7360</text:p>
          </table:table-cell>
          <table:table-cell table:number-columns-repeated="9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7410" calcext:value-type="float">
            <text:p>7410</text:p>
          </table:table-cell>
          <table:table-cell office:value-type="float" office:value="7360" calcext:value-type="float">
            <text:p>7360</text:p>
          </table:table-cell>
          <table:table-cell table:number-columns-repeated="9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7430" calcext:value-type="float">
            <text:p>7430</text:p>
          </table:table-cell>
          <table:table-cell office:value-type="float" office:value="7370" calcext:value-type="float">
            <text:p>7370</text:p>
          </table:table-cell>
          <table:table-cell table:number-columns-repeated="9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7430" calcext:value-type="float">
            <text:p>743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7430" calcext:value-type="float">
            <text:p>743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7440" calcext:value-type="float">
            <text:p>744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7450" calcext:value-type="float">
            <text:p>745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7450" calcext:value-type="float">
            <text:p>745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7470" calcext:value-type="float">
            <text:p>7470</text:p>
          </table:table-cell>
          <table:table-cell office:value-type="float" office:value="7410" calcext:value-type="float">
            <text:p>7410</text:p>
          </table:table-cell>
          <table:table-cell table:number-columns-repeated="9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7470" calcext:value-type="float">
            <text:p>747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70" calcext:value-type="float">
            <text:p>747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7480" calcext:value-type="float">
            <text:p>748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7490" calcext:value-type="float">
            <text:p>749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7490" calcext:value-type="float">
            <text:p>749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7510" calcext:value-type="float">
            <text:p>7510</text:p>
          </table:table-cell>
          <table:table-cell office:value-type="float" office:value="7450" calcext:value-type="float">
            <text:p>7450</text:p>
          </table:table-cell>
          <table:table-cell table:number-columns-repeated="9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7510" calcext:value-type="float">
            <text:p>7510</text:p>
          </table:table-cell>
          <table:table-cell office:value-type="float" office:value="7480" calcext:value-type="float">
            <text:p>7480</text:p>
          </table:table-cell>
          <table:table-cell table:number-columns-repeated="9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7510" calcext:value-type="float">
            <text:p>7510</text:p>
          </table:table-cell>
          <table:table-cell office:value-type="float" office:value="7480" calcext:value-type="float">
            <text:p>7480</text:p>
          </table:table-cell>
          <table:table-cell table:number-columns-repeated="9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7520" calcext:value-type="float">
            <text:p>7520</text:p>
          </table:table-cell>
          <table:table-cell office:value-type="float" office:value="7480" calcext:value-type="float">
            <text:p>7480</text:p>
          </table:table-cell>
          <table:table-cell table:number-columns-repeated="9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7530" calcext:value-type="float">
            <text:p>7530</text:p>
          </table:table-cell>
          <table:table-cell office:value-type="float" office:value="7480" calcext:value-type="float">
            <text:p>7480</text:p>
          </table:table-cell>
          <table:table-cell table:number-columns-repeated="9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7530" calcext:value-type="float">
            <text:p>7530</text:p>
          </table:table-cell>
          <table:table-cell office:value-type="float" office:value="7480" calcext:value-type="float">
            <text:p>748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0" calcext:value-type="float">
            <text:p>7550</text:p>
          </table:table-cell>
          <table:table-cell office:value-type="float" office:value="7490" calcext:value-type="float">
            <text:p>7490</text:p>
          </table:table-cell>
          <table:table-cell table:number-columns-repeated="9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7550" calcext:value-type="float">
            <text:p>7550</text:p>
          </table:table-cell>
          <table:table-cell office:value-type="float" office:value="7520" calcext:value-type="float">
            <text:p>7520</text:p>
          </table:table-cell>
          <table:table-cell table:number-columns-repeated="9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7550" calcext:value-type="float">
            <text:p>7550</text:p>
          </table:table-cell>
          <table:table-cell office:value-type="float" office:value="7520" calcext:value-type="float">
            <text:p>7520</text:p>
          </table:table-cell>
          <table:table-cell table:number-columns-repeated="9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7560" calcext:value-type="float">
            <text:p>7560</text:p>
          </table:table-cell>
          <table:table-cell office:value-type="float" office:value="7520" calcext:value-type="float">
            <text:p>7520</text:p>
          </table:table-cell>
          <table:table-cell table:number-columns-repeated="9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7570" calcext:value-type="float">
            <text:p>7570</text:p>
          </table:table-cell>
          <table:table-cell office:value-type="float" office:value="7520" calcext:value-type="float">
            <text:p>7520</text:p>
          </table:table-cell>
          <table:table-cell table:number-columns-repeated="9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7570" calcext:value-type="float">
            <text:p>7570</text:p>
          </table:table-cell>
          <table:table-cell office:value-type="float" office:value="7520" calcext:value-type="float">
            <text:p>7520</text:p>
          </table:table-cell>
          <table:table-cell table:number-columns-repeated="9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7590" calcext:value-type="float">
            <text:p>7590</text:p>
          </table:table-cell>
          <table:table-cell office:value-type="float" office:value="7530" calcext:value-type="float">
            <text:p>7530</text:p>
          </table:table-cell>
          <table:table-cell table:number-columns-repeated="9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7590" calcext:value-type="float">
            <text:p>7590</text:p>
          </table:table-cell>
          <table:table-cell office:value-type="float" office:value="7560" calcext:value-type="float">
            <text:p>7560</text:p>
          </table:table-cell>
          <table:table-cell table:number-columns-repeated="9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7590" calcext:value-type="float">
            <text:p>7590</text:p>
          </table:table-cell>
          <table:table-cell office:value-type="float" office:value="7560" calcext:value-type="float">
            <text:p>7560</text:p>
          </table:table-cell>
          <table:table-cell table:number-columns-repeated="9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7600" calcext:value-type="float">
            <text:p>7600</text:p>
          </table:table-cell>
          <table:table-cell office:value-type="float" office:value="7560" calcext:value-type="float">
            <text:p>756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610" calcext:value-type="float">
            <text:p>7610</text:p>
          </table:table-cell>
          <table:table-cell office:value-type="float" office:value="7560" calcext:value-type="float">
            <text:p>7560</text:p>
          </table:table-cell>
          <table:table-cell table:number-columns-repeated="9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7630" calcext:value-type="float">
            <text:p>7630</text:p>
          </table:table-cell>
          <table:table-cell office:value-type="float" office:value="7560" calcext:value-type="float">
            <text:p>7560</text:p>
          </table:table-cell>
          <table:table-cell table:number-columns-repeated="9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7640" calcext:value-type="float">
            <text:p>7640</text:p>
          </table:table-cell>
          <table:table-cell office:value-type="float" office:value="7570" calcext:value-type="float">
            <text:p>7570</text:p>
          </table:table-cell>
          <table:table-cell table:number-columns-repeated="9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7640" calcext:value-type="float">
            <text:p>764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7640" calcext:value-type="float">
            <text:p>764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7640" calcext:value-type="float">
            <text:p>764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7640" calcext:value-type="float">
            <text:p>764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7660" calcext:value-type="float">
            <text:p>766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7670" calcext:value-type="float">
            <text:p>767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7670" calcext:value-type="float">
            <text:p>7670</text:p>
          </table:table-cell>
          <table:table-cell office:value-type="float" office:value="7620" calcext:value-type="float">
            <text:p>762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70" calcext:value-type="float">
            <text:p>767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7670" calcext:value-type="float">
            <text:p>767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7670" calcext:value-type="float">
            <text:p>767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7690" calcext:value-type="float">
            <text:p>769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7700" calcext:value-type="float">
            <text:p>770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7700" calcext:value-type="float">
            <text:p>7700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7700" calcext:value-type="float">
            <text:p>7700</text:p>
          </table:table-cell>
          <table:table-cell office:value-type="float" office:value="7720" calcext:value-type="float">
            <text:p>7720</text:p>
          </table:table-cell>
          <table:table-cell table:number-columns-repeated="9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7700" calcext:value-type="float">
            <text:p>7700</text:p>
          </table:table-cell>
          <table:table-cell office:value-type="float" office:value="7720" calcext:value-type="float">
            <text:p>7720</text:p>
          </table:table-cell>
          <table:table-cell table:number-columns-repeated="9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7700" calcext:value-type="float">
            <text:p>7700</text:p>
          </table:table-cell>
          <table:table-cell office:value-type="float" office:value="7720" calcext:value-type="float">
            <text:p>7720</text:p>
          </table:table-cell>
          <table:table-cell table:number-columns-repeated="9"/>
        </table:table-row>
        <table:table-row table:style-name="ro1">
          <table:table-cell office:value-type="float" office:value="102.9" calcext:value-type="float">
            <text:p>102.9</text:p>
          </table:table-cell>
          <table:table-cell table:number-columns-repeated="2" office:value-type="float" office:value="7720" calcext:value-type="float">
            <text:p>772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30" calcext:value-type="float">
            <text:p>7730</text:p>
          </table:table-cell>
          <table:table-cell office:value-type="float" office:value="7720" calcext:value-type="float">
            <text:p>7720</text:p>
          </table:table-cell>
          <table:table-cell table:number-columns-repeated="9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7730" calcext:value-type="float">
            <text:p>7730</text:p>
          </table:table-cell>
          <table:table-cell office:value-type="float" office:value="7760" calcext:value-type="float">
            <text:p>7760</text:p>
          </table:table-cell>
          <table:table-cell table:number-columns-repeated="9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7730" calcext:value-type="float">
            <text:p>7730</text:p>
          </table:table-cell>
          <table:table-cell office:value-type="float" office:value="7790" calcext:value-type="float">
            <text:p>7790</text:p>
          </table:table-cell>
          <table:table-cell table:number-columns-repeated="9"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7730" calcext:value-type="float">
            <text:p>7730</text:p>
          </table:table-cell>
          <table:table-cell office:value-type="float" office:value="7790" calcext:value-type="float">
            <text:p>7790</text:p>
          </table:table-cell>
          <table:table-cell table:number-columns-repeated="9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7730" calcext:value-type="float">
            <text:p>7730</text:p>
          </table:table-cell>
          <table:table-cell office:value-type="float" office:value="7790" calcext:value-type="float">
            <text:p>7790</text:p>
          </table:table-cell>
          <table:table-cell table:number-columns-repeated="9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7750" calcext:value-type="float">
            <text:p>7750</text:p>
          </table:table-cell>
          <table:table-cell office:value-type="float" office:value="7790" calcext:value-type="float">
            <text:p>7790</text:p>
          </table:table-cell>
          <table:table-cell table:number-columns-repeated="9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7760" calcext:value-type="float">
            <text:p>7760</text:p>
          </table:table-cell>
          <table:table-cell office:value-type="float" office:value="7790" calcext:value-type="float">
            <text:p>7790</text:p>
          </table:table-cell>
          <table:table-cell table:number-columns-repeated="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7760" calcext:value-type="float">
            <text:p>7760</text:p>
          </table:table-cell>
          <table:table-cell office:value-type="float" office:value="7830" calcext:value-type="float">
            <text:p>7830</text:p>
          </table:table-cell>
          <table:table-cell table:number-columns-repeated="9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7760" calcext:value-type="float">
            <text:p>7760</text:p>
          </table:table-cell>
          <table:table-cell office:value-type="float" office:value="7860" calcext:value-type="float">
            <text:p>7860</text:p>
          </table:table-cell>
          <table:table-cell table:number-columns-repeated="9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7760" calcext:value-type="float">
            <text:p>7760</text:p>
          </table:table-cell>
          <table:table-cell office:value-type="float" office:value="7860" calcext:value-type="float">
            <text:p>786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60" calcext:value-type="float">
            <text:p>7760</text:p>
          </table:table-cell>
          <table:table-cell office:value-type="float" office:value="7860" calcext:value-type="float">
            <text:p>7860</text:p>
          </table:table-cell>
          <table:table-cell table:number-columns-repeated="9"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7780" calcext:value-type="float">
            <text:p>7780</text:p>
          </table:table-cell>
          <table:table-cell office:value-type="float" office:value="7860" calcext:value-type="float">
            <text:p>7860</text:p>
          </table:table-cell>
          <table:table-cell table:number-columns-repeated="9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7790" calcext:value-type="float">
            <text:p>7790</text:p>
          </table:table-cell>
          <table:table-cell office:value-type="float" office:value="7860" calcext:value-type="float">
            <text:p>7860</text:p>
          </table:table-cell>
          <table:table-cell table:number-columns-repeated="9"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7790" calcext:value-type="float">
            <text:p>7790</text:p>
          </table:table-cell>
          <table:table-cell office:value-type="float" office:value="7900" calcext:value-type="float">
            <text:p>7900</text:p>
          </table:table-cell>
          <table:table-cell table:number-columns-repeated="9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7790" calcext:value-type="float">
            <text:p>7790</text:p>
          </table:table-cell>
          <table:table-cell office:value-type="float" office:value="7930" calcext:value-type="float">
            <text:p>7930</text:p>
          </table:table-cell>
          <table:table-cell table:number-columns-repeated="9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7790" calcext:value-type="float">
            <text:p>7790</text:p>
          </table:table-cell>
          <table:table-cell office:value-type="float" office:value="7930" calcext:value-type="float">
            <text:p>7930</text:p>
          </table:table-cell>
          <table:table-cell table:number-columns-repeated="9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7790" calcext:value-type="float">
            <text:p>7790</text:p>
          </table:table-cell>
          <table:table-cell office:value-type="float" office:value="7930" calcext:value-type="float">
            <text:p>7930</text:p>
          </table:table-cell>
          <table:table-cell table:number-columns-repeated="9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7810" calcext:value-type="float">
            <text:p>7810</text:p>
          </table:table-cell>
          <table:table-cell office:value-type="float" office:value="7930" calcext:value-type="float">
            <text:p>7930</text:p>
          </table:table-cell>
          <table:table-cell table:number-columns-repeated="9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7820" calcext:value-type="float">
            <text:p>7820</text:p>
          </table:table-cell>
          <table:table-cell office:value-type="float" office:value="7930" calcext:value-type="float">
            <text:p>7930</text:p>
          </table:table-cell>
          <table:table-cell table:number-columns-repeated="9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7820" calcext:value-type="float">
            <text:p>7820</text:p>
          </table:table-cell>
          <table:table-cell office:value-type="float" office:value="7970" calcext:value-type="float">
            <text:p>797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820" calcext:value-type="float">
            <text:p>7820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7820" calcext:value-type="float">
            <text:p>7820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7820" calcext:value-type="float">
            <text:p>7820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7840" calcext:value-type="float">
            <text:p>7840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7850" calcext:value-type="float">
            <text:p>7850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7850" calcext:value-type="float">
            <text:p>7850</text:p>
          </table:table-cell>
          <table:table-cell office:value-type="float" office:value="8020" calcext:value-type="float">
            <text:p>8020</text:p>
          </table:table-cell>
          <table:table-cell table:number-columns-repeated="9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7850" calcext:value-type="float">
            <text:p>7850</text:p>
          </table:table-cell>
          <table:table-cell office:value-type="float" office:value="8050" calcext:value-type="float">
            <text:p>8050</text:p>
          </table:table-cell>
          <table:table-cell table:number-columns-repeated="9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7850" calcext:value-type="float">
            <text:p>7850</text:p>
          </table:table-cell>
          <table:table-cell office:value-type="float" office:value="8050" calcext:value-type="float">
            <text:p>8050</text:p>
          </table:table-cell>
          <table:table-cell table:number-columns-repeated="9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7850" calcext:value-type="float">
            <text:p>7850</text:p>
          </table:table-cell>
          <table:table-cell office:value-type="float" office:value="8050" calcext:value-type="float">
            <text:p>8050</text:p>
          </table:table-cell>
          <table:table-cell table:number-columns-repeated="9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7870" calcext:value-type="float">
            <text:p>7870</text:p>
          </table:table-cell>
          <table:table-cell office:value-type="float" office:value="8050" calcext:value-type="float">
            <text:p>805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80" calcext:value-type="float">
            <text:p>7880</text:p>
          </table:table-cell>
          <table:table-cell office:value-type="float" office:value="8050" calcext:value-type="float">
            <text:p>8050</text:p>
          </table:table-cell>
          <table:table-cell table:number-columns-repeated="9"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7890" calcext:value-type="float">
            <text:p>7890</text:p>
          </table:table-cell>
          <table:table-cell office:value-type="float" office:value="8060" calcext:value-type="float">
            <text:p>8060</text:p>
          </table:table-cell>
          <table:table-cell table:number-columns-repeated="9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7890" calcext:value-type="float">
            <text:p>7890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7890" calcext:value-type="float">
            <text:p>7890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7890" calcext:value-type="float">
            <text:p>7890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7910" calcext:value-type="float">
            <text:p>7910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7920" calcext:value-type="float">
            <text:p>7920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7930" calcext:value-type="float">
            <text:p>7930</text:p>
          </table:table-cell>
          <table:table-cell office:value-type="float" office:value="8100" calcext:value-type="float">
            <text:p>8100</text:p>
          </table:table-cell>
          <table:table-cell table:number-columns-repeated="9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7930" calcext:value-type="float">
            <text:p>7930</text:p>
          </table:table-cell>
          <table:table-cell office:value-type="float" office:value="8130" calcext:value-type="float">
            <text:p>8130</text:p>
          </table:table-cell>
          <table:table-cell table:number-columns-repeated="9"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7930" calcext:value-type="float">
            <text:p>7930</text:p>
          </table:table-cell>
          <table:table-cell office:value-type="float" office:value="8130" calcext:value-type="float">
            <text:p>813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30" calcext:value-type="float">
            <text:p>7930</text:p>
          </table:table-cell>
          <table:table-cell office:value-type="float" office:value="8130" calcext:value-type="float">
            <text:p>8130</text:p>
          </table:table-cell>
          <table:table-cell table:number-columns-repeated="9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7950" calcext:value-type="float">
            <text:p>7950</text:p>
          </table:table-cell>
          <table:table-cell office:value-type="float" office:value="8130" calcext:value-type="float">
            <text:p>8130</text:p>
          </table:table-cell>
          <table:table-cell table:number-columns-repeated="9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7960" calcext:value-type="float">
            <text:p>7960</text:p>
          </table:table-cell>
          <table:table-cell office:value-type="float" office:value="8130" calcext:value-type="float">
            <text:p>8130</text:p>
          </table:table-cell>
          <table:table-cell table:number-columns-repeated="9"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7970" calcext:value-type="float">
            <text:p>7970</text:p>
          </table:table-cell>
          <table:table-cell office:value-type="float" office:value="8140" calcext:value-type="float">
            <text:p>8140</text:p>
          </table:table-cell>
          <table:table-cell table:number-columns-repeated="9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7970" calcext:value-type="float">
            <text:p>7970</text:p>
          </table:table-cell>
          <table:table-cell office:value-type="float" office:value="8170" calcext:value-type="float">
            <text:p>8170</text:p>
          </table:table-cell>
          <table:table-cell table:number-columns-repeated="9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7970" calcext:value-type="float">
            <text:p>7970</text:p>
          </table:table-cell>
          <table:table-cell office:value-type="float" office:value="8170" calcext:value-type="float">
            <text:p>8170</text:p>
          </table:table-cell>
          <table:table-cell table:number-columns-repeated="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7970" calcext:value-type="float">
            <text:p>7970</text:p>
          </table:table-cell>
          <table:table-cell office:value-type="float" office:value="8170" calcext:value-type="float">
            <text:p>8170</text:p>
          </table:table-cell>
          <table:table-cell table:number-columns-repeated="9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7990" calcext:value-type="float">
            <text:p>7990</text:p>
          </table:table-cell>
          <table:table-cell office:value-type="float" office:value="8170" calcext:value-type="float">
            <text:p>8170</text:p>
          </table:table-cell>
          <table:table-cell table:number-columns-repeated="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8000" calcext:value-type="float">
            <text:p>8000</text:p>
          </table:table-cell>
          <table:table-cell office:value-type="float" office:value="8170" calcext:value-type="float">
            <text:p>8170</text:p>
          </table:table-cell>
          <table:table-cell table:number-columns-repeated="9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8010" calcext:value-type="float">
            <text:p>8010</text:p>
          </table:table-cell>
          <table:table-cell office:value-type="float" office:value="8180" calcext:value-type="float">
            <text:p>818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10" calcext:value-type="float">
            <text:p>8010</text:p>
          </table:table-cell>
          <table:table-cell office:value-type="float" office:value="8210" calcext:value-type="float">
            <text:p>8210</text:p>
          </table:table-cell>
          <table:table-cell table:number-columns-repeated="9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8010" calcext:value-type="float">
            <text:p>8010</text:p>
          </table:table-cell>
          <table:table-cell office:value-type="float" office:value="8210" calcext:value-type="float">
            <text:p>8210</text:p>
          </table:table-cell>
          <table:table-cell table:number-columns-repeated="9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8010" calcext:value-type="float">
            <text:p>8010</text:p>
          </table:table-cell>
          <table:table-cell office:value-type="float" office:value="8210" calcext:value-type="float">
            <text:p>8210</text:p>
          </table:table-cell>
          <table:table-cell table:number-columns-repeated="9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8030" calcext:value-type="float">
            <text:p>8030</text:p>
          </table:table-cell>
          <table:table-cell office:value-type="float" office:value="8210" calcext:value-type="float">
            <text:p>8210</text:p>
          </table:table-cell>
          <table:table-cell table:number-columns-repeated="9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8040" calcext:value-type="float">
            <text:p>8040</text:p>
          </table:table-cell>
          <table:table-cell office:value-type="float" office:value="8210" calcext:value-type="float">
            <text:p>8210</text:p>
          </table:table-cell>
          <table:table-cell table:number-columns-repeated="9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8050" calcext:value-type="float">
            <text:p>8050</text:p>
          </table:table-cell>
          <table:table-cell office:value-type="float" office:value="8220" calcext:value-type="float">
            <text:p>8220</text:p>
          </table:table-cell>
          <table:table-cell table:number-columns-repeated="9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050" calcext:value-type="float">
            <text:p>8050</text:p>
          </table:table-cell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8050" calcext:value-type="float">
            <text:p>8050</text:p>
          </table:table-cell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8050" calcext:value-type="float">
            <text:p>8050</text:p>
          </table:table-cell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8070" calcext:value-type="float">
            <text:p>8070</text:p>
          </table:table-cell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80" calcext:value-type="float">
            <text:p>8080</text:p>
          </table:table-cell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8090" calcext:value-type="float">
            <text:p>8090</text:p>
          </table:table-cell>
          <table:table-cell office:value-type="float" office:value="8260" calcext:value-type="float">
            <text:p>8260</text:p>
          </table:table-cell>
          <table:table-cell table:number-columns-repeated="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8090" calcext:value-type="float">
            <text:p>8090</text:p>
          </table:table-cell>
          <table:table-cell office:value-type="float" office:value="8290" calcext:value-type="float">
            <text:p>8290</text:p>
          </table:table-cell>
          <table:table-cell table:number-columns-repeated="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8090" calcext:value-type="float">
            <text:p>8090</text:p>
          </table:table-cell>
          <table:table-cell office:value-type="float" office:value="8290" calcext:value-type="float">
            <text:p>8290</text:p>
          </table:table-cell>
          <table:table-cell table:number-columns-repeated="9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8090" calcext:value-type="float">
            <text:p>8090</text:p>
          </table:table-cell>
          <table:table-cell office:value-type="float" office:value="8290" calcext:value-type="float">
            <text:p>8290</text:p>
          </table:table-cell>
          <table:table-cell table:number-columns-repeated="9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8110" calcext:value-type="float">
            <text:p>8110</text:p>
          </table:table-cell>
          <table:table-cell office:value-type="float" office:value="8290" calcext:value-type="float">
            <text:p>8290</text:p>
          </table:table-cell>
          <table:table-cell table:number-columns-repeated="9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8120" calcext:value-type="float">
            <text:p>8120</text:p>
          </table:table-cell>
          <table:table-cell office:value-type="float" office:value="8290" calcext:value-type="float">
            <text:p>8290</text:p>
          </table:table-cell>
          <table:table-cell table:number-columns-repeated="9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8130" calcext:value-type="float">
            <text:p>8130</text:p>
          </table:table-cell>
          <table:table-cell office:value-type="float" office:value="8300" calcext:value-type="float">
            <text:p>8300</text:p>
          </table:table-cell>
          <table:table-cell table:number-columns-repeated="9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8130" calcext:value-type="float">
            <text:p>8130</text:p>
          </table:table-cell>
          <table:table-cell office:value-type="float" office:value="8330" calcext:value-type="float">
            <text:p>8330</text:p>
          </table:table-cell>
          <table:table-cell table:number-columns-repeated="9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8130" calcext:value-type="float">
            <text:p>8130</text:p>
          </table:table-cell>
          <table:table-cell office:value-type="float" office:value="8330" calcext:value-type="float">
            <text:p>833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30" calcext:value-type="float">
            <text:p>8130</text:p>
          </table:table-cell>
          <table:table-cell office:value-type="float" office:value="8330" calcext:value-type="float">
            <text:p>8330</text:p>
          </table:table-cell>
          <table:table-cell table:number-columns-repeated="9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8150" calcext:value-type="float">
            <text:p>8150</text:p>
          </table:table-cell>
          <table:table-cell office:value-type="float" office:value="8330" calcext:value-type="float">
            <text:p>8330</text:p>
          </table:table-cell>
          <table:table-cell table:number-columns-repeated="9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8160" calcext:value-type="float">
            <text:p>8160</text:p>
          </table:table-cell>
          <table:table-cell office:value-type="float" office:value="8330" calcext:value-type="float">
            <text:p>8330</text:p>
          </table:table-cell>
          <table:table-cell table:number-columns-repeated="9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8170" calcext:value-type="float">
            <text:p>8170</text:p>
          </table:table-cell>
          <table:table-cell office:value-type="float" office:value="8340" calcext:value-type="float">
            <text:p>8340</text:p>
          </table:table-cell>
          <table:table-cell table:number-columns-repeated="9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8170" calcext:value-type="float">
            <text:p>8170</text:p>
          </table:table-cell>
          <table:table-cell office:value-type="float" office:value="8370" calcext:value-type="float">
            <text:p>8370</text:p>
          </table:table-cell>
          <table:table-cell table:number-columns-repeated="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8170" calcext:value-type="float">
            <text:p>8170</text:p>
          </table:table-cell>
          <table:table-cell office:value-type="float" office:value="8370" calcext:value-type="float">
            <text:p>8370</text:p>
          </table:table-cell>
          <table:table-cell table:number-columns-repeated="9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8170" calcext:value-type="float">
            <text:p>8170</text:p>
          </table:table-cell>
          <table:table-cell office:value-type="float" office:value="8370" calcext:value-type="float">
            <text:p>8370</text:p>
          </table:table-cell>
          <table:table-cell table:number-columns-repeated="9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8190" calcext:value-type="float">
            <text:p>8190</text:p>
          </table:table-cell>
          <table:table-cell office:value-type="float" office:value="8370" calcext:value-type="float">
            <text:p>8370</text:p>
          </table:table-cell>
          <table:table-cell table:number-columns-repeated="9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8200" calcext:value-type="float">
            <text:p>8200</text:p>
          </table:table-cell>
          <table:table-cell office:value-type="float" office:value="8370" calcext:value-type="float">
            <text:p>8370</text:p>
          </table:table-cell>
          <table:table-cell table:number-columns-repeated="9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8210" calcext:value-type="float">
            <text:p>8210</text:p>
          </table:table-cell>
          <table:table-cell office:value-type="float" office:value="8390" calcext:value-type="float">
            <text:p>839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10" calcext:value-type="float">
            <text:p>8210</text:p>
          </table:table-cell>
          <table:table-cell office:value-type="float" office:value="8420" calcext:value-type="float">
            <text:p>8420</text:p>
          </table:table-cell>
          <table:table-cell table:number-columns-repeated="9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8210" calcext:value-type="float">
            <text:p>8210</text:p>
          </table:table-cell>
          <table:table-cell office:value-type="float" office:value="8420" calcext:value-type="float">
            <text:p>8420</text:p>
          </table:table-cell>
          <table:table-cell table:number-columns-repeated="9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8230" calcext:value-type="float">
            <text:p>8230</text:p>
          </table:table-cell>
          <table:table-cell office:value-type="float" office:value="8420" calcext:value-type="float">
            <text:p>8420</text:p>
          </table:table-cell>
          <table:table-cell table:number-columns-repeated="9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8250" calcext:value-type="float">
            <text:p>8250</text:p>
          </table:table-cell>
          <table:table-cell office:value-type="float" office:value="8420" calcext:value-type="float">
            <text:p>8420</text:p>
          </table:table-cell>
          <table:table-cell table:number-columns-repeated="9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8250" calcext:value-type="float">
            <text:p>8250</text:p>
          </table:table-cell>
          <table:table-cell office:value-type="float" office:value="8420" calcext:value-type="float">
            <text:p>8420</text:p>
          </table:table-cell>
          <table:table-cell table:number-columns-repeated="9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8250" calcext:value-type="float">
            <text:p>8250</text:p>
          </table:table-cell>
          <table:table-cell office:value-type="float" office:value="8460" calcext:value-type="float">
            <text:p>8460</text:p>
          </table:table-cell>
          <table:table-cell table:number-columns-repeated="9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8250" calcext:value-type="float">
            <text:p>8250</text:p>
          </table:table-cell>
          <table:table-cell office:value-type="float" office:value="8490" calcext:value-type="float">
            <text:p>8490</text:p>
          </table:table-cell>
          <table:table-cell table:number-columns-repeated="9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8250" calcext:value-type="float">
            <text:p>8250</text:p>
          </table:table-cell>
          <table:table-cell office:value-type="float" office:value="8490" calcext:value-type="float">
            <text:p>8490</text:p>
          </table:table-cell>
          <table:table-cell table:number-columns-repeated="9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8270" calcext:value-type="float">
            <text:p>8270</text:p>
          </table:table-cell>
          <table:table-cell office:value-type="float" office:value="8490" calcext:value-type="float">
            <text:p>8490</text:p>
          </table:table-cell>
          <table:table-cell table:number-columns-repeated="9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8280" calcext:value-type="float">
            <text:p>8280</text:p>
          </table:table-cell>
          <table:table-cell office:value-type="float" office:value="8490" calcext:value-type="float">
            <text:p>849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80" calcext:value-type="float">
            <text:p>8280</text:p>
          </table:table-cell>
          <table:table-cell office:value-type="float" office:value="8490" calcext:value-type="float">
            <text:p>8490</text:p>
          </table:table-cell>
          <table:table-cell table:number-columns-repeated="9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8290" calcext:value-type="float">
            <text:p>8290</text:p>
          </table:table-cell>
          <table:table-cell office:value-type="float" office:value="8570" calcext:value-type="float">
            <text:p>8570</text:p>
          </table:table-cell>
          <table:table-cell table:number-columns-repeated="9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8290" calcext:value-type="float">
            <text:p>829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8290" calcext:value-type="float">
            <text:p>829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8310" calcext:value-type="float">
            <text:p>831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8320" calcext:value-type="float">
            <text:p>832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8320" calcext:value-type="float">
            <text:p>832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8320" calcext:value-type="float">
            <text:p>8320</text:p>
          </table:table-cell>
          <table:table-cell office:value-type="float" office:value="8680" calcext:value-type="float">
            <text:p>8680</text:p>
          </table:table-cell>
          <table:table-cell table:number-columns-repeated="9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8320" calcext:value-type="float">
            <text:p>8320</text:p>
          </table:table-cell>
          <table:table-cell office:value-type="float" office:value="8710" calcext:value-type="float">
            <text:p>8710</text:p>
          </table:table-cell>
          <table:table-cell table:number-columns-repeated="9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8330" calcext:value-type="float">
            <text:p>8330</text:p>
          </table:table-cell>
          <table:table-cell office:value-type="float" office:value="8710" calcext:value-type="float">
            <text:p>871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50" calcext:value-type="float">
            <text:p>8350</text:p>
          </table:table-cell>
          <table:table-cell office:value-type="float" office:value="8710" calcext:value-type="float">
            <text:p>8710</text:p>
          </table:table-cell>
          <table:table-cell table:number-columns-repeated="9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8360" calcext:value-type="float">
            <text:p>8360</text:p>
          </table:table-cell>
          <table:table-cell office:value-type="float" office:value="8710" calcext:value-type="float">
            <text:p>8710</text:p>
          </table:table-cell>
          <table:table-cell table:number-columns-repeated="9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8360" calcext:value-type="float">
            <text:p>8360</text:p>
          </table:table-cell>
          <table:table-cell office:value-type="float" office:value="8710" calcext:value-type="float">
            <text:p>8710</text:p>
          </table:table-cell>
          <table:table-cell table:number-columns-repeated="9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8360" calcext:value-type="float">
            <text:p>8360</text:p>
          </table:table-cell>
          <table:table-cell office:value-type="float" office:value="8790" calcext:value-type="float">
            <text:p>8790</text:p>
          </table:table-cell>
          <table:table-cell table:number-columns-repeated="9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8360" calcext:value-type="float">
            <text:p>8360</text:p>
          </table:table-cell>
          <table:table-cell office:value-type="float" office:value="8820" calcext:value-type="float">
            <text:p>8820</text:p>
          </table:table-cell>
          <table:table-cell table:number-columns-repeated="9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8360" calcext:value-type="float">
            <text:p>8360</text:p>
          </table:table-cell>
          <table:table-cell office:value-type="float" office:value="8820" calcext:value-type="float">
            <text:p>8820</text:p>
          </table:table-cell>
          <table:table-cell table:number-columns-repeated="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8390" calcext:value-type="float">
            <text:p>8390</text:p>
          </table:table-cell>
          <table:table-cell office:value-type="float" office:value="8820" calcext:value-type="float">
            <text:p>8820</text:p>
          </table:table-cell>
          <table:table-cell table:number-columns-repeated="9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8400" calcext:value-type="float">
            <text:p>8400</text:p>
          </table:table-cell>
          <table:table-cell office:value-type="float" office:value="8820" calcext:value-type="float">
            <text:p>8820</text:p>
          </table:table-cell>
          <table:table-cell table:number-columns-repeated="9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8400" calcext:value-type="float">
            <text:p>8400</text:p>
          </table:table-cell>
          <table:table-cell office:value-type="float" office:value="8820" calcext:value-type="float">
            <text:p>8820</text:p>
          </table:table-cell>
          <table:table-cell table:number-columns-repeated="9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8400" calcext:value-type="float">
            <text:p>8400</text:p>
          </table:table-cell>
          <table:table-cell office:value-type="float" office:value="8860" calcext:value-type="float">
            <text:p>886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00" calcext:value-type="float">
            <text:p>8400</text:p>
          </table:table-cell>
          <table:table-cell office:value-type="float" office:value="8890" calcext:value-type="float">
            <text:p>8890</text:p>
          </table:table-cell>
          <table:table-cell table:number-columns-repeated="9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8400" calcext:value-type="float">
            <text:p>8400</text:p>
          </table:table-cell>
          <table:table-cell office:value-type="float" office:value="8890" calcext:value-type="float">
            <text:p>8890</text:p>
          </table:table-cell>
          <table:table-cell table:number-columns-repeated="9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8430" calcext:value-type="float">
            <text:p>8430</text:p>
          </table:table-cell>
          <table:table-cell office:value-type="float" office:value="8890" calcext:value-type="float">
            <text:p>8890</text:p>
          </table:table-cell>
          <table:table-cell table:number-columns-repeated="9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8440" calcext:value-type="float">
            <text:p>8440</text:p>
          </table:table-cell>
          <table:table-cell office:value-type="float" office:value="8890" calcext:value-type="float">
            <text:p>8890</text:p>
          </table:table-cell>
          <table:table-cell table:number-columns-repeated="9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8440" calcext:value-type="float">
            <text:p>8440</text:p>
          </table:table-cell>
          <table:table-cell office:value-type="float" office:value="8890" calcext:value-type="float">
            <text:p>8890</text:p>
          </table:table-cell>
          <table:table-cell table:number-columns-repeated="9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8440" calcext:value-type="float">
            <text:p>8440</text:p>
          </table:table-cell>
          <table:table-cell office:value-type="float" office:value="8910" calcext:value-type="float">
            <text:p>8910</text:p>
          </table:table-cell>
          <table:table-cell table:number-columns-repeated="9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8440" calcext:value-type="float">
            <text:p>8440</text:p>
          </table:table-cell>
          <table:table-cell office:value-type="float" office:value="8940" calcext:value-type="float">
            <text:p>8940</text:p>
          </table:table-cell>
          <table:table-cell table:number-columns-repeated="9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8440" calcext:value-type="float">
            <text:p>8440</text:p>
          </table:table-cell>
          <table:table-cell office:value-type="float" office:value="8940" calcext:value-type="float">
            <text:p>8940</text:p>
          </table:table-cell>
          <table:table-cell table:number-columns-repeated="9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8470" calcext:value-type="float">
            <text:p>8470</text:p>
          </table:table-cell>
          <table:table-cell office:value-type="float" office:value="8940" calcext:value-type="float">
            <text:p>8940</text:p>
          </table:table-cell>
          <table:table-cell table:number-columns-repeated="9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8480" calcext:value-type="float">
            <text:p>8480</text:p>
          </table:table-cell>
          <table:table-cell office:value-type="float" office:value="8940" calcext:value-type="float">
            <text:p>894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80" calcext:value-type="float">
            <text:p>8480</text:p>
          </table:table-cell>
          <table:table-cell office:value-type="float" office:value="8940" calcext:value-type="float">
            <text:p>8940</text:p>
          </table:table-cell>
          <table:table-cell table:number-columns-repeated="9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8480" calcext:value-type="float">
            <text:p>8480</text:p>
          </table:table-cell>
          <table:table-cell office:value-type="float" office:value="8950" calcext:value-type="float">
            <text:p>8950</text:p>
          </table:table-cell>
          <table:table-cell table:number-columns-repeated="9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8480" calcext:value-type="float">
            <text:p>8480</text:p>
          </table:table-cell>
          <table:table-cell office:value-type="float" office:value="8980" calcext:value-type="float">
            <text:p>8980</text:p>
          </table:table-cell>
          <table:table-cell table:number-columns-repeated="9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8480" calcext:value-type="float">
            <text:p>8480</text:p>
          </table:table-cell>
          <table:table-cell office:value-type="float" office:value="8980" calcext:value-type="float">
            <text:p>8980</text:p>
          </table:table-cell>
          <table:table-cell table:number-columns-repeated="9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8510" calcext:value-type="float">
            <text:p>8510</text:p>
          </table:table-cell>
          <table:table-cell office:value-type="float" office:value="8980" calcext:value-type="float">
            <text:p>8980</text:p>
          </table:table-cell>
          <table:table-cell table:number-columns-repeated="9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8520" calcext:value-type="float">
            <text:p>8520</text:p>
          </table:table-cell>
          <table:table-cell office:value-type="float" office:value="8980" calcext:value-type="float">
            <text:p>8980</text:p>
          </table:table-cell>
          <table:table-cell table:number-columns-repeated="9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8520" calcext:value-type="float">
            <text:p>8520</text:p>
          </table:table-cell>
          <table:table-cell office:value-type="float" office:value="8980" calcext:value-type="float">
            <text:p>8980</text:p>
          </table:table-cell>
          <table:table-cell table:number-columns-repeated="9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8520" calcext:value-type="float">
            <text:p>8520</text:p>
          </table:table-cell>
          <table:table-cell office:value-type="float" office:value="8990" calcext:value-type="float">
            <text:p>8990</text:p>
          </table:table-cell>
          <table:table-cell table:number-columns-repeated="9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8520" calcext:value-type="float">
            <text:p>8520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8520" calcext:value-type="float">
            <text:p>8520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50" calcext:value-type="float">
            <text:p>8550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8560" calcext:value-type="float">
            <text:p>8560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8560" calcext:value-type="float">
            <text:p>8560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8560" calcext:value-type="float">
            <text:p>8560</text:p>
          </table:table-cell>
          <table:table-cell office:value-type="float" office:value="9030" calcext:value-type="float">
            <text:p>9030</text:p>
          </table:table-cell>
          <table:table-cell table:number-columns-repeated="9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8560" calcext:value-type="float">
            <text:p>8560</text:p>
          </table:table-cell>
          <table:table-cell office:value-type="float" office:value="9060" calcext:value-type="float">
            <text:p>9060</text:p>
          </table:table-cell>
          <table:table-cell table:number-columns-repeated="9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8560" calcext:value-type="float">
            <text:p>8560</text:p>
          </table:table-cell>
          <table:table-cell office:value-type="float" office:value="9060" calcext:value-type="float">
            <text:p>9060</text:p>
          </table:table-cell>
          <table:table-cell table:number-columns-repeated="9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8590" calcext:value-type="float">
            <text:p>8590</text:p>
          </table:table-cell>
          <table:table-cell office:value-type="float" office:value="9060" calcext:value-type="float">
            <text:p>9060</text:p>
          </table:table-cell>
          <table:table-cell table:number-columns-repeated="9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8600" calcext:value-type="float">
            <text:p>8600</text:p>
          </table:table-cell>
          <table:table-cell office:value-type="float" office:value="9060" calcext:value-type="float">
            <text:p>9060</text:p>
          </table:table-cell>
          <table:table-cell table:number-columns-repeated="9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8600" calcext:value-type="float">
            <text:p>8600</text:p>
          </table:table-cell>
          <table:table-cell office:value-type="float" office:value="9060" calcext:value-type="float">
            <text:p>9060</text:p>
          </table:table-cell>
          <table:table-cell table:number-columns-repeated="9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8600" calcext:value-type="float">
            <text:p>8600</text:p>
          </table:table-cell>
          <table:table-cell office:value-type="float" office:value="9070" calcext:value-type="float">
            <text:p>907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600" calcext:value-type="float">
            <text:p>8600</text:p>
          </table:table-cell>
          <table:table-cell office:value-type="float" office:value="9100" calcext:value-type="float">
            <text:p>9100</text:p>
          </table:table-cell>
          <table:table-cell table:number-columns-repeated="9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8600" calcext:value-type="float">
            <text:p>8600</text:p>
          </table:table-cell>
          <table:table-cell office:value-type="float" office:value="9100" calcext:value-type="float">
            <text:p>9100</text:p>
          </table:table-cell>
          <table:table-cell table:number-columns-repeated="9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8630" calcext:value-type="float">
            <text:p>8630</text:p>
          </table:table-cell>
          <table:table-cell office:value-type="float" office:value="9100" calcext:value-type="float">
            <text:p>9100</text:p>
          </table:table-cell>
          <table:table-cell table:number-columns-repeated="9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8640" calcext:value-type="float">
            <text:p>8640</text:p>
          </table:table-cell>
          <table:table-cell office:value-type="float" office:value="9100" calcext:value-type="float">
            <text:p>9100</text:p>
          </table:table-cell>
          <table:table-cell table:number-columns-repeated="9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8640" calcext:value-type="float">
            <text:p>8640</text:p>
          </table:table-cell>
          <table:table-cell office:value-type="float" office:value="9100" calcext:value-type="float">
            <text:p>9100</text:p>
          </table:table-cell>
          <table:table-cell table:number-columns-repeated="9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8640" calcext:value-type="float">
            <text:p>8640</text:p>
          </table:table-cell>
          <table:table-cell office:value-type="float" office:value="9110" calcext:value-type="float">
            <text:p>9110</text:p>
          </table:table-cell>
          <table:table-cell table:number-columns-repeated="9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8640" calcext:value-type="float">
            <text:p>8640</text:p>
          </table:table-cell>
          <table:table-cell office:value-type="float" office:value="9140" calcext:value-type="float">
            <text:p>9140</text:p>
          </table:table-cell>
          <table:table-cell table:number-columns-repeated="9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8640" calcext:value-type="float">
            <text:p>8640</text:p>
          </table:table-cell>
          <table:table-cell office:value-type="float" office:value="9140" calcext:value-type="float">
            <text:p>9140</text:p>
          </table:table-cell>
          <table:table-cell table:number-columns-repeated="9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8670" calcext:value-type="float">
            <text:p>8670</text:p>
          </table:table-cell>
          <table:table-cell office:value-type="float" office:value="9140" calcext:value-type="float">
            <text:p>9140</text:p>
          </table:table-cell>
          <table:table-cell table:number-columns-repeated="9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8680" calcext:value-type="float">
            <text:p>8680</text:p>
          </table:table-cell>
          <table:table-cell office:value-type="float" office:value="9140" calcext:value-type="float">
            <text:p>914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680" calcext:value-type="float">
            <text:p>8680</text:p>
          </table:table-cell>
          <table:table-cell office:value-type="float" office:value="9140" calcext:value-type="float">
            <text:p>9140</text:p>
          </table:table-cell>
          <table:table-cell table:number-columns-repeated="9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8680" calcext:value-type="float">
            <text:p>8680</text:p>
          </table:table-cell>
          <table:table-cell office:value-type="float" office:value="9150" calcext:value-type="float">
            <text:p>9150</text:p>
          </table:table-cell>
          <table:table-cell table:number-columns-repeated="9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8680" calcext:value-type="float">
            <text:p>8680</text:p>
          </table:table-cell>
          <table:table-cell office:value-type="float" office:value="9180" calcext:value-type="float">
            <text:p>9180</text:p>
          </table:table-cell>
          <table:table-cell table:number-columns-repeated="9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8680" calcext:value-type="float">
            <text:p>8680</text:p>
          </table:table-cell>
          <table:table-cell office:value-type="float" office:value="9180" calcext:value-type="float">
            <text:p>9180</text:p>
          </table:table-cell>
          <table:table-cell table:number-columns-repeated="9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8710" calcext:value-type="float">
            <text:p>8710</text:p>
          </table:table-cell>
          <table:table-cell office:value-type="float" office:value="9180" calcext:value-type="float">
            <text:p>9180</text:p>
          </table:table-cell>
          <table:table-cell table:number-columns-repeated="9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8720" calcext:value-type="float">
            <text:p>8720</text:p>
          </table:table-cell>
          <table:table-cell office:value-type="float" office:value="9180" calcext:value-type="float">
            <text:p>9180</text:p>
          </table:table-cell>
          <table:table-cell table:number-columns-repeated="9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8720" calcext:value-type="float">
            <text:p>8720</text:p>
          </table:table-cell>
          <table:table-cell office:value-type="float" office:value="9180" calcext:value-type="float">
            <text:p>9180</text:p>
          </table:table-cell>
          <table:table-cell table:number-columns-repeated="9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8720" calcext:value-type="float">
            <text:p>8720</text:p>
          </table:table-cell>
          <table:table-cell office:value-type="float" office:value="9190" calcext:value-type="float">
            <text:p>9190</text:p>
          </table:table-cell>
          <table:table-cell table:number-columns-repeated="9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8720" calcext:value-type="float">
            <text:p>8720</text:p>
          </table:table-cell>
          <table:table-cell office:value-type="float" office:value="9220" calcext:value-type="float">
            <text:p>9220</text:p>
          </table:table-cell>
          <table:table-cell table:number-columns-repeated="9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8720" calcext:value-type="float">
            <text:p>8720</text:p>
          </table:table-cell>
          <table:table-cell office:value-type="float" office:value="9220" calcext:value-type="float">
            <text:p>922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50" calcext:value-type="float">
            <text:p>8750</text:p>
          </table:table-cell>
          <table:table-cell office:value-type="float" office:value="9220" calcext:value-type="float">
            <text:p>9220</text:p>
          </table:table-cell>
          <table:table-cell table:number-columns-repeated="9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8760" calcext:value-type="float">
            <text:p>8760</text:p>
          </table:table-cell>
          <table:table-cell office:value-type="float" office:value="9220" calcext:value-type="float">
            <text:p>9220</text:p>
          </table:table-cell>
          <table:table-cell table:number-columns-repeated="9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8760" calcext:value-type="float">
            <text:p>8760</text:p>
          </table:table-cell>
          <table:table-cell office:value-type="float" office:value="9220" calcext:value-type="float">
            <text:p>9220</text:p>
          </table:table-cell>
          <table:table-cell table:number-columns-repeated="9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8760" calcext:value-type="float">
            <text:p>8760</text:p>
          </table:table-cell>
          <table:table-cell office:value-type="float" office:value="9230" calcext:value-type="float">
            <text:p>9230</text:p>
          </table:table-cell>
          <table:table-cell table:number-columns-repeated="9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8760" calcext:value-type="float">
            <text:p>8760</text:p>
          </table:table-cell>
          <table:table-cell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8760" calcext:value-type="float">
            <text:p>8760</text:p>
          </table:table-cell>
          <table:table-cell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8790" calcext:value-type="float">
            <text:p>8790</text:p>
          </table:table-cell>
          <table:table-cell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8800" calcext:value-type="float">
            <text:p>8800</text:p>
          </table:table-cell>
          <table:table-cell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8800" calcext:value-type="float">
            <text:p>8800</text:p>
          </table:table-cell>
          <table:table-cell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8800" calcext:value-type="float">
            <text:p>8800</text:p>
          </table:table-cell>
          <table:table-cell office:value-type="float" office:value="9270" calcext:value-type="float">
            <text:p>927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00" calcext:value-type="float">
            <text:p>8800</text:p>
          </table:table-cell>
          <table:table-cell office:value-type="float" office:value="9300" calcext:value-type="float">
            <text:p>9300</text:p>
          </table:table-cell>
          <table:table-cell table:number-columns-repeated="9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8800" calcext:value-type="float">
            <text:p>8800</text:p>
          </table:table-cell>
          <table:table-cell office:value-type="float" office:value="9300" calcext:value-type="float">
            <text:p>9300</text:p>
          </table:table-cell>
          <table:table-cell table:number-columns-repeated="9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8830" calcext:value-type="float">
            <text:p>8830</text:p>
          </table:table-cell>
          <table:table-cell office:value-type="float" office:value="9300" calcext:value-type="float">
            <text:p>9300</text:p>
          </table:table-cell>
          <table:table-cell table:number-columns-repeated="9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8840" calcext:value-type="float">
            <text:p>8840</text:p>
          </table:table-cell>
          <table:table-cell office:value-type="float" office:value="9300" calcext:value-type="float">
            <text:p>9300</text:p>
          </table:table-cell>
          <table:table-cell table:number-columns-repeated="9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8840" calcext:value-type="float">
            <text:p>8840</text:p>
          </table:table-cell>
          <table:table-cell office:value-type="float" office:value="9300" calcext:value-type="float">
            <text:p>9300</text:p>
          </table:table-cell>
          <table:table-cell table:number-columns-repeated="9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8840" calcext:value-type="float">
            <text:p>8840</text:p>
          </table:table-cell>
          <table:table-cell office:value-type="float" office:value="9310" calcext:value-type="float">
            <text:p>9310</text:p>
          </table:table-cell>
          <table:table-cell table:number-columns-repeated="9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8840" calcext:value-type="float">
            <text:p>8840</text:p>
          </table:table-cell>
          <table:table-cell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8840" calcext:value-type="float">
            <text:p>8840</text:p>
          </table:table-cell>
          <table:table-cell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8870" calcext:value-type="float">
            <text:p>8870</text:p>
          </table:table-cell>
          <table:table-cell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8880" calcext:value-type="float">
            <text:p>8880</text:p>
          </table:table-cell>
          <table:table-cell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80" calcext:value-type="float">
            <text:p>8880</text:p>
          </table:table-cell>
          <table:table-cell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8880" calcext:value-type="float">
            <text:p>8880</text:p>
          </table:table-cell>
          <table:table-cell office:value-type="float" office:value="9350" calcext:value-type="float">
            <text:p>9350</text:p>
          </table:table-cell>
          <table:table-cell table:number-columns-repeated="9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8880" calcext:value-type="float">
            <text:p>8880</text:p>
          </table:table-cell>
          <table:table-cell office:value-type="float" office:value="9380" calcext:value-type="float">
            <text:p>9380</text:p>
          </table:table-cell>
          <table:table-cell table:number-columns-repeated="9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8900" calcext:value-type="float">
            <text:p>8900</text:p>
          </table:table-cell>
          <table:table-cell office:value-type="float" office:value="9380" calcext:value-type="float">
            <text:p>9380</text:p>
          </table:table-cell>
          <table:table-cell table:number-columns-repeated="9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8910" calcext:value-type="float">
            <text:p>8910</text:p>
          </table:table-cell>
          <table:table-cell office:value-type="float" office:value="9380" calcext:value-type="float">
            <text:p>9380</text:p>
          </table:table-cell>
          <table:table-cell table:number-columns-repeated="9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8910" calcext:value-type="float">
            <text:p>8910</text:p>
          </table:table-cell>
          <table:table-cell office:value-type="float" office:value="9380" calcext:value-type="float">
            <text:p>9380</text:p>
          </table:table-cell>
          <table:table-cell table:number-columns-repeated="9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8910" calcext:value-type="float">
            <text:p>8910</text:p>
          </table:table-cell>
          <table:table-cell office:value-type="float" office:value="9380" calcext:value-type="float">
            <text:p>9380</text:p>
          </table:table-cell>
          <table:table-cell table:number-columns-repeated="9"/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8910" calcext:value-type="float">
            <text:p>8910</text:p>
          </table:table-cell>
          <table:table-cell office:value-type="float" office:value="9390" calcext:value-type="float">
            <text:p>9390</text:p>
          </table:table-cell>
          <table:table-cell table:number-columns-repeated="9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8910" calcext:value-type="float">
            <text:p>8910</text:p>
          </table:table-cell>
          <table:table-cell office:value-type="float" office:value="9420" calcext:value-type="float">
            <text:p>9420</text:p>
          </table:table-cell>
          <table:table-cell table:number-columns-repeated="9"/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8920" calcext:value-type="float">
            <text:p>8920</text:p>
          </table:table-cell>
          <table:table-cell office:value-type="float" office:value="9420" calcext:value-type="float">
            <text:p>942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30" calcext:value-type="float">
            <text:p>8930</text:p>
          </table:table-cell>
          <table:table-cell office:value-type="float" office:value="9420" calcext:value-type="float">
            <text:p>9420</text:p>
          </table:table-cell>
          <table:table-cell table:number-columns-repeated="9"/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8930" calcext:value-type="float">
            <text:p>8930</text:p>
          </table:table-cell>
          <table:table-cell office:value-type="float" office:value="9420" calcext:value-type="float">
            <text:p>9420</text:p>
          </table:table-cell>
          <table:table-cell table:number-columns-repeated="9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8930" calcext:value-type="float">
            <text:p>8930</text:p>
          </table:table-cell>
          <table:table-cell office:value-type="float" office:value="9420" calcext:value-type="float">
            <text:p>9420</text:p>
          </table:table-cell>
          <table:table-cell table:number-columns-repeated="9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8930" calcext:value-type="float">
            <text:p>8930</text:p>
          </table:table-cell>
          <table:table-cell office:value-type="float" office:value="9430" calcext:value-type="float">
            <text:p>9430</text:p>
          </table:table-cell>
          <table:table-cell table:number-columns-repeated="9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8930" calcext:value-type="float">
            <text:p>8930</text:p>
          </table:table-cell>
          <table:table-cell office:value-type="float" office:value="9460" calcext:value-type="float">
            <text:p>9460</text:p>
          </table:table-cell>
          <table:table-cell table:number-columns-repeated="9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8940" calcext:value-type="float">
            <text:p>8940</text:p>
          </table:table-cell>
          <table:table-cell office:value-type="float" office:value="9460" calcext:value-type="float">
            <text:p>9460</text:p>
          </table:table-cell>
          <table:table-cell table:number-columns-repeated="9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8950" calcext:value-type="float">
            <text:p>8950</text:p>
          </table:table-cell>
          <table:table-cell office:value-type="float" office:value="9460" calcext:value-type="float">
            <text:p>9460</text:p>
          </table:table-cell>
          <table:table-cell table:number-columns-repeated="9"/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8950" calcext:value-type="float">
            <text:p>8950</text:p>
          </table:table-cell>
          <table:table-cell office:value-type="float" office:value="9460" calcext:value-type="float">
            <text:p>9460</text:p>
          </table:table-cell>
          <table:table-cell table:number-columns-repeated="9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8950" calcext:value-type="float">
            <text:p>8950</text:p>
          </table:table-cell>
          <table:table-cell office:value-type="float" office:value="9460" calcext:value-type="float">
            <text:p>9460</text:p>
          </table:table-cell>
          <table:table-cell table:number-columns-repeated="9"/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8950" calcext:value-type="float">
            <text:p>8950</text:p>
          </table:table-cell>
          <table:table-cell office:value-type="float" office:value="9470" calcext:value-type="float">
            <text:p>947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50" calcext:value-type="float">
            <text:p>8950</text:p>
          </table:table-cell>
          <table:table-cell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8960" calcext:value-type="float">
            <text:p>8960</text:p>
          </table:table-cell>
          <table:table-cell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8970" calcext:value-type="float">
            <text:p>8970</text:p>
          </table:table-cell>
          <table:table-cell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8970" calcext:value-type="float">
            <text:p>8970</text:p>
          </table:table-cell>
          <table:table-cell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8970" calcext:value-type="float">
            <text:p>8970</text:p>
          </table:table-cell>
          <table:table-cell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8970" calcext:value-type="float">
            <text:p>8970</text:p>
          </table:table-cell>
          <table:table-cell office:value-type="float" office:value="9510" calcext:value-type="float">
            <text:p>9510</text:p>
          </table:table-cell>
          <table:table-cell table:number-columns-repeated="9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8970" calcext:value-type="float">
            <text:p>8970</text:p>
          </table:table-cell>
          <table:table-cell office:value-type="float" office:value="9540" calcext:value-type="float">
            <text:p>9540</text:p>
          </table:table-cell>
          <table:table-cell table:number-columns-repeated="9"/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8980" calcext:value-type="float">
            <text:p>8980</text:p>
          </table:table-cell>
          <table:table-cell office:value-type="float" office:value="9540" calcext:value-type="float">
            <text:p>9540</text:p>
          </table:table-cell>
          <table:table-cell table:number-columns-repeated="9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8990" calcext:value-type="float">
            <text:p>8990</text:p>
          </table:table-cell>
          <table:table-cell office:value-type="float" office:value="9540" calcext:value-type="float">
            <text:p>9540</text:p>
          </table:table-cell>
          <table:table-cell table:number-columns-repeated="9"/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8990" calcext:value-type="float">
            <text:p>8990</text:p>
          </table:table-cell>
          <table:table-cell office:value-type="float" office:value="9540" calcext:value-type="float">
            <text:p>954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990" calcext:value-type="float">
            <text:p>8990</text:p>
          </table:table-cell>
          <table:table-cell office:value-type="float" office:value="9540" calcext:value-type="float">
            <text:p>9540</text:p>
          </table:table-cell>
          <table:table-cell table:number-columns-repeated="9"/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8990" calcext:value-type="float">
            <text:p>8990</text:p>
          </table:table-cell>
          <table:table-cell office:value-type="float" office:value="9550" calcext:value-type="float">
            <text:p>9550</text:p>
          </table:table-cell>
          <table:table-cell table:number-columns-repeated="9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8990" calcext:value-type="float">
            <text:p>8990</text:p>
          </table:table-cell>
          <table:table-cell office:value-type="float" office:value="9580" calcext:value-type="float">
            <text:p>9580</text:p>
          </table:table-cell>
          <table:table-cell table:number-columns-repeated="9"/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9000" calcext:value-type="float">
            <text:p>9000</text:p>
          </table:table-cell>
          <table:table-cell office:value-type="float" office:value="9580" calcext:value-type="float">
            <text:p>9580</text:p>
          </table:table-cell>
          <table:table-cell table:number-columns-repeated="9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9010" calcext:value-type="float">
            <text:p>9010</text:p>
          </table:table-cell>
          <table:table-cell office:value-type="float" office:value="9580" calcext:value-type="float">
            <text:p>9580</text:p>
          </table:table-cell>
          <table:table-cell table:number-columns-repeated="9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9020" calcext:value-type="float">
            <text:p>9020</text:p>
          </table:table-cell>
          <table:table-cell office:value-type="float" office:value="9580" calcext:value-type="float">
            <text:p>9580</text:p>
          </table:table-cell>
          <table:table-cell table:number-columns-repeated="9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9020" calcext:value-type="float">
            <text:p>9020</text:p>
          </table:table-cell>
          <table:table-cell office:value-type="float" office:value="9580" calcext:value-type="float">
            <text:p>9580</text:p>
          </table:table-cell>
          <table:table-cell table:number-columns-repeated="9"/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9020" calcext:value-type="float">
            <text:p>9020</text:p>
          </table:table-cell>
          <table:table-cell office:value-type="float" office:value="9590" calcext:value-type="float">
            <text:p>9590</text:p>
          </table:table-cell>
          <table:table-cell table:number-columns-repeated="9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9020" calcext:value-type="float">
            <text:p>9020</text:p>
          </table:table-cell>
          <table:table-cell office:value-type="float" office:value="9620" calcext:value-type="float">
            <text:p>9620</text:p>
          </table:table-cell>
          <table:table-cell table:number-columns-repeated="9"/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9030" calcext:value-type="float">
            <text:p>9030</text:p>
          </table:table-cell>
          <table:table-cell office:value-type="float" office:value="9620" calcext:value-type="float">
            <text:p>962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40" calcext:value-type="float">
            <text:p>9040</text:p>
          </table:table-cell>
          <table:table-cell office:value-type="float" office:value="9620" calcext:value-type="float">
            <text:p>9620</text:p>
          </table:table-cell>
          <table:table-cell table:number-columns-repeated="9"/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9050" calcext:value-type="float">
            <text:p>9050</text:p>
          </table:table-cell>
          <table:table-cell office:value-type="float" office:value="9620" calcext:value-type="float">
            <text:p>9620</text:p>
          </table:table-cell>
          <table:table-cell table:number-columns-repeated="9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9050" calcext:value-type="float">
            <text:p>9050</text:p>
          </table:table-cell>
          <table:table-cell office:value-type="float" office:value="9620" calcext:value-type="float">
            <text:p>9620</text:p>
          </table:table-cell>
          <table:table-cell table:number-columns-repeated="9"/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9050" calcext:value-type="float">
            <text:p>9050</text:p>
          </table:table-cell>
          <table:table-cell office:value-type="float" office:value="9630" calcext:value-type="float">
            <text:p>9630</text:p>
          </table:table-cell>
          <table:table-cell table:number-columns-repeated="9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9050" calcext:value-type="float">
            <text:p>9050</text:p>
          </table:table-cell>
          <table:table-cell office:value-type="float" office:value="9660" calcext:value-type="float">
            <text:p>9660</text:p>
          </table:table-cell>
          <table:table-cell table:number-columns-repeated="9"/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9060" calcext:value-type="float">
            <text:p>9060</text:p>
          </table:table-cell>
          <table:table-cell office:value-type="float" office:value="9660" calcext:value-type="float">
            <text:p>9660</text:p>
          </table:table-cell>
          <table:table-cell table:number-columns-repeated="9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9070" calcext:value-type="float">
            <text:p>9070</text:p>
          </table:table-cell>
          <table:table-cell office:value-type="float" office:value="9660" calcext:value-type="float">
            <text:p>9660</text:p>
          </table:table-cell>
          <table:table-cell table:number-columns-repeated="9"/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9080" calcext:value-type="float">
            <text:p>9080</text:p>
          </table:table-cell>
          <table:table-cell office:value-type="float" office:value="9660" calcext:value-type="float">
            <text:p>9660</text:p>
          </table:table-cell>
          <table:table-cell table:number-columns-repeated="9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9080" calcext:value-type="float">
            <text:p>9080</text:p>
          </table:table-cell>
          <table:table-cell office:value-type="float" office:value="9660" calcext:value-type="float">
            <text:p>9660</text:p>
          </table:table-cell>
          <table:table-cell table:number-columns-repeated="9"/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9080" calcext:value-type="float">
            <text:p>9080</text:p>
          </table:table-cell>
          <table:table-cell office:value-type="float" office:value="9670" calcext:value-type="float">
            <text:p>967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80" calcext:value-type="float">
            <text:p>9080</text:p>
          </table:table-cell>
          <table:table-cell office:value-type="float" office:value="9700" calcext:value-type="float">
            <text:p>9700</text:p>
          </table:table-cell>
          <table:table-cell table:number-columns-repeated="9"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9090" calcext:value-type="float">
            <text:p>9090</text:p>
          </table:table-cell>
          <table:table-cell office:value-type="float" office:value="9700" calcext:value-type="float">
            <text:p>9700</text:p>
          </table:table-cell>
          <table:table-cell table:number-columns-repeated="9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9100" calcext:value-type="float">
            <text:p>9100</text:p>
          </table:table-cell>
          <table:table-cell office:value-type="float" office:value="9700" calcext:value-type="float">
            <text:p>9700</text:p>
          </table:table-cell>
          <table:table-cell table:number-columns-repeated="9"/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9110" calcext:value-type="float">
            <text:p>9110</text:p>
          </table:table-cell>
          <table:table-cell office:value-type="float" office:value="9700" calcext:value-type="float">
            <text:p>9700</text:p>
          </table:table-cell>
          <table:table-cell table:number-columns-repeated="9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9110" calcext:value-type="float">
            <text:p>9110</text:p>
          </table:table-cell>
          <table:table-cell office:value-type="float" office:value="9700" calcext:value-type="float">
            <text:p>9700</text:p>
          </table:table-cell>
          <table:table-cell table:number-columns-repeated="9"/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9110" calcext:value-type="float">
            <text:p>9110</text:p>
          </table:table-cell>
          <table:table-cell office:value-type="float" office:value="9710" calcext:value-type="float">
            <text:p>9710</text:p>
          </table:table-cell>
          <table:table-cell table:number-columns-repeated="9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9110" calcext:value-type="float">
            <text:p>9110</text:p>
          </table:table-cell>
          <table:table-cell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9120" calcext:value-type="float">
            <text:p>9120</text:p>
          </table:table-cell>
          <table:table-cell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9130" calcext:value-type="float">
            <text:p>9130</text:p>
          </table:table-cell>
          <table:table-cell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9140" calcext:value-type="float">
            <text:p>9140</text:p>
          </table:table-cell>
          <table:table-cell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140" calcext:value-type="float">
            <text:p>9140</text:p>
          </table:table-cell>
          <table:table-cell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9140" calcext:value-type="float">
            <text:p>9140</text:p>
          </table:table-cell>
          <table:table-cell office:value-type="float" office:value="9750" calcext:value-type="float">
            <text:p>9750</text:p>
          </table:table-cell>
          <table:table-cell table:number-columns-repeated="9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9140" calcext:value-type="float">
            <text:p>9140</text:p>
          </table:table-cell>
          <table:table-cell office:value-type="float" office:value="9780" calcext:value-type="float">
            <text:p>9780</text:p>
          </table:table-cell>
          <table:table-cell table:number-columns-repeated="9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9150" calcext:value-type="float">
            <text:p>9150</text:p>
          </table:table-cell>
          <table:table-cell office:value-type="float" office:value="9780" calcext:value-type="float">
            <text:p>9780</text:p>
          </table:table-cell>
          <table:table-cell table:number-columns-repeated="9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9160" calcext:value-type="float">
            <text:p>9160</text:p>
          </table:table-cell>
          <table:table-cell office:value-type="float" office:value="9780" calcext:value-type="float">
            <text:p>9780</text:p>
          </table:table-cell>
          <table:table-cell table:number-columns-repeated="9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9170" calcext:value-type="float">
            <text:p>9170</text:p>
          </table:table-cell>
          <table:table-cell office:value-type="float" office:value="9780" calcext:value-type="float">
            <text:p>9780</text:p>
          </table:table-cell>
          <table:table-cell table:number-columns-repeated="9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9170" calcext:value-type="float">
            <text:p>9170</text:p>
          </table:table-cell>
          <table:table-cell office:value-type="float" office:value="9780" calcext:value-type="float">
            <text:p>9780</text:p>
          </table:table-cell>
          <table:table-cell table:number-columns-repeated="9"/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9170" calcext:value-type="float">
            <text:p>9170</text:p>
          </table:table-cell>
          <table:table-cell office:value-type="float" office:value="9790" calcext:value-type="float">
            <text:p>9790</text:p>
          </table:table-cell>
          <table:table-cell table:number-columns-repeated="9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9170" calcext:value-type="float">
            <text:p>9170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9180" calcext:value-type="float">
            <text:p>9180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90" calcext:value-type="float">
            <text:p>9190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9200" calcext:value-type="float">
            <text:p>9200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9200" calcext:value-type="float">
            <text:p>9200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9200" calcext:value-type="float">
            <text:p>9200</text:p>
          </table:table-cell>
          <table:table-cell office:value-type="float" office:value="9830" calcext:value-type="float">
            <text:p>9830</text:p>
          </table:table-cell>
          <table:table-cell table:number-columns-repeated="9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9200" calcext:value-type="float">
            <text:p>9200</text:p>
          </table:table-cell>
          <table:table-cell office:value-type="float" office:value="9860" calcext:value-type="float">
            <text:p>9860</text:p>
          </table:table-cell>
          <table:table-cell table:number-columns-repeated="9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9210" calcext:value-type="float">
            <text:p>9210</text:p>
          </table:table-cell>
          <table:table-cell office:value-type="float" office:value="9860" calcext:value-type="float">
            <text:p>9860</text:p>
          </table:table-cell>
          <table:table-cell table:number-columns-repeated="9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9220" calcext:value-type="float">
            <text:p>9220</text:p>
          </table:table-cell>
          <table:table-cell office:value-type="float" office:value="9860" calcext:value-type="float">
            <text:p>9860</text:p>
          </table:table-cell>
          <table:table-cell table:number-columns-repeated="9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9230" calcext:value-type="float">
            <text:p>9230</text:p>
          </table:table-cell>
          <table:table-cell office:value-type="float" office:value="9860" calcext:value-type="float">
            <text:p>9860</text:p>
          </table:table-cell>
          <table:table-cell table:number-columns-repeated="9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9230" calcext:value-type="float">
            <text:p>9230</text:p>
          </table:table-cell>
          <table:table-cell office:value-type="float" office:value="9860" calcext:value-type="float">
            <text:p>9860</text:p>
          </table:table-cell>
          <table:table-cell table:number-columns-repeated="9"/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9230" calcext:value-type="float">
            <text:p>9230</text:p>
          </table:table-cell>
          <table:table-cell office:value-type="float" office:value="9870" calcext:value-type="float">
            <text:p>987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30" calcext:value-type="float">
            <text:p>9230</text:p>
          </table:table-cell>
          <table:table-cell office:value-type="float" office:value="9900" calcext:value-type="float">
            <text:p>9900</text:p>
          </table:table-cell>
          <table:table-cell table:number-columns-repeated="9"/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9240" calcext:value-type="float">
            <text:p>9240</text:p>
          </table:table-cell>
          <table:table-cell office:value-type="float" office:value="9900" calcext:value-type="float">
            <text:p>9900</text:p>
          </table:table-cell>
          <table:table-cell table:number-columns-repeated="9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9250" calcext:value-type="float">
            <text:p>9250</text:p>
          </table:table-cell>
          <table:table-cell office:value-type="float" office:value="9900" calcext:value-type="float">
            <text:p>9900</text:p>
          </table:table-cell>
          <table:table-cell table:number-columns-repeated="9"/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9260" calcext:value-type="float">
            <text:p>9260</text:p>
          </table:table-cell>
          <table:table-cell office:value-type="float" office:value="9900" calcext:value-type="float">
            <text:p>9900</text:p>
          </table:table-cell>
          <table:table-cell table:number-columns-repeated="9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9260" calcext:value-type="float">
            <text:p>9260</text:p>
          </table:table-cell>
          <table:table-cell office:value-type="float" office:value="9900" calcext:value-type="float">
            <text:p>9900</text:p>
          </table:table-cell>
          <table:table-cell table:number-columns-repeated="9"/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9260" calcext:value-type="float">
            <text:p>9260</text:p>
          </table:table-cell>
          <table:table-cell office:value-type="float" office:value="9910" calcext:value-type="float">
            <text:p>9910</text:p>
          </table:table-cell>
          <table:table-cell table:number-columns-repeated="9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9260" calcext:value-type="float">
            <text:p>9260</text:p>
          </table:table-cell>
          <table:table-cell office:value-type="float" office:value="9940" calcext:value-type="float">
            <text:p>9940</text:p>
          </table:table-cell>
          <table:table-cell table:number-columns-repeated="9"/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9280" calcext:value-type="float">
            <text:p>9280</text:p>
          </table:table-cell>
          <table:table-cell office:value-type="float" office:value="9940" calcext:value-type="float">
            <text:p>9940</text:p>
          </table:table-cell>
          <table:table-cell table:number-columns-repeated="9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9290" calcext:value-type="float">
            <text:p>9290</text:p>
          </table:table-cell>
          <table:table-cell office:value-type="float" office:value="9940" calcext:value-type="float">
            <text:p>9940</text:p>
          </table:table-cell>
          <table:table-cell table:number-columns-repeated="9"/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9300" calcext:value-type="float">
            <text:p>9300</text:p>
          </table:table-cell>
          <table:table-cell office:value-type="float" office:value="9940" calcext:value-type="float">
            <text:p>994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00" calcext:value-type="float">
            <text:p>9300</text:p>
          </table:table-cell>
          <table:table-cell office:value-type="float" office:value="9940" calcext:value-type="float">
            <text:p>9940</text:p>
          </table:table-cell>
          <table:table-cell table:number-columns-repeated="9"/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9300" calcext:value-type="float">
            <text:p>9300</text:p>
          </table:table-cell>
          <table:table-cell office:value-type="float" office:value="9950" calcext:value-type="float">
            <text:p>9950</text:p>
          </table:table-cell>
          <table:table-cell table:number-columns-repeated="9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9300" calcext:value-type="float">
            <text:p>9300</text:p>
          </table:table-cell>
          <table:table-cell office:value-type="float" office:value="9980" calcext:value-type="float">
            <text:p>9980</text:p>
          </table:table-cell>
          <table:table-cell table:number-columns-repeated="9"/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9320" calcext:value-type="float">
            <text:p>9320</text:p>
          </table:table-cell>
          <table:table-cell office:value-type="float" office:value="9980" calcext:value-type="float">
            <text:p>9980</text:p>
          </table:table-cell>
          <table:table-cell table:number-columns-repeated="9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9330" calcext:value-type="float">
            <text:p>9330</text:p>
          </table:table-cell>
          <table:table-cell office:value-type="float" office:value="9980" calcext:value-type="float">
            <text:p>9980</text:p>
          </table:table-cell>
          <table:table-cell table:number-columns-repeated="9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9340" calcext:value-type="float">
            <text:p>9340</text:p>
          </table:table-cell>
          <table:table-cell office:value-type="float" office:value="9980" calcext:value-type="float">
            <text:p>9980</text:p>
          </table:table-cell>
          <table:table-cell table:number-columns-repeated="9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9340" calcext:value-type="float">
            <text:p>9340</text:p>
          </table:table-cell>
          <table:table-cell office:value-type="float" office:value="9980" calcext:value-type="float">
            <text:p>9980</text:p>
          </table:table-cell>
          <table:table-cell table:number-columns-repeated="9"/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9340" calcext:value-type="float">
            <text:p>9340</text:p>
          </table:table-cell>
          <table:table-cell office:value-type="float" office:value="9990" calcext:value-type="float">
            <text:p>9990</text:p>
          </table:table-cell>
          <table:table-cell table:number-columns-repeated="9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9340" calcext:value-type="float">
            <text:p>9340</text:p>
          </table:table-cell>
          <table:table-cell office:value-type="float" office:value="10020" calcext:value-type="float">
            <text:p>10020</text:p>
          </table:table-cell>
          <table:table-cell table:number-columns-repeated="9"/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9360" calcext:value-type="float">
            <text:p>9360</text:p>
          </table:table-cell>
          <table:table-cell office:value-type="float" office:value="10020" calcext:value-type="float">
            <text:p>1002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70" calcext:value-type="float">
            <text:p>9370</text:p>
          </table:table-cell>
          <table:table-cell office:value-type="float" office:value="10020" calcext:value-type="float">
            <text:p>10020</text:p>
          </table:table-cell>
          <table:table-cell table:number-columns-repeated="9"/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9380" calcext:value-type="float">
            <text:p>9380</text:p>
          </table:table-cell>
          <table:table-cell office:value-type="float" office:value="10020" calcext:value-type="float">
            <text:p>10020</text:p>
          </table:table-cell>
          <table:table-cell table:number-columns-repeated="9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9380" calcext:value-type="float">
            <text:p>9380</text:p>
          </table:table-cell>
          <table:table-cell office:value-type="float" office:value="10020" calcext:value-type="float">
            <text:p>10020</text:p>
          </table:table-cell>
          <table:table-cell table:number-columns-repeated="9"/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9380" calcext:value-type="float">
            <text:p>9380</text:p>
          </table:table-cell>
          <table:table-cell office:value-type="float" office:value="10030" calcext:value-type="float">
            <text:p>10030</text:p>
          </table:table-cell>
          <table:table-cell table:number-columns-repeated="9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9390" calcext:value-type="float">
            <text:p>939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9410" calcext:value-type="float">
            <text:p>941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9410" calcext:value-type="float">
            <text:p>941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9410" calcext:value-type="float">
            <text:p>941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9410" calcext:value-type="float">
            <text:p>941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9410" calcext:value-type="float">
            <text:p>9410</text:p>
          </table:table-cell>
          <table:table-cell office:value-type="float" office:value="10070" calcext:value-type="float">
            <text:p>1007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20" calcext:value-type="float">
            <text:p>9420</text:p>
          </table:table-cell>
          <table:table-cell office:value-type="float" office:value="10100" calcext:value-type="float">
            <text:p>10100</text:p>
          </table:table-cell>
          <table:table-cell table:number-columns-repeated="9"/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9440" calcext:value-type="float">
            <text:p>9440</text:p>
          </table:table-cell>
          <table:table-cell office:value-type="float" office:value="10100" calcext:value-type="float">
            <text:p>10100</text:p>
          </table:table-cell>
          <table:table-cell table:number-columns-repeated="9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9440" calcext:value-type="float">
            <text:p>9440</text:p>
          </table:table-cell>
          <table:table-cell office:value-type="float" office:value="10100" calcext:value-type="float">
            <text:p>10100</text:p>
          </table:table-cell>
          <table:table-cell table:number-columns-repeated="9"/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9440" calcext:value-type="float">
            <text:p>9440</text:p>
          </table:table-cell>
          <table:table-cell office:value-type="float" office:value="10100" calcext:value-type="float">
            <text:p>10100</text:p>
          </table:table-cell>
          <table:table-cell table:number-columns-repeated="9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9440" calcext:value-type="float">
            <text:p>9440</text:p>
          </table:table-cell>
          <table:table-cell office:value-type="float" office:value="10100" calcext:value-type="float">
            <text:p>10100</text:p>
          </table:table-cell>
          <table:table-cell table:number-columns-repeated="9"/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9440" calcext:value-type="float">
            <text:p>9440</text:p>
          </table:table-cell>
          <table:table-cell office:value-type="float" office:value="10110" calcext:value-type="float">
            <text:p>10110</text:p>
          </table:table-cell>
          <table:table-cell table:number-columns-repeated="9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9450" calcext:value-type="float">
            <text:p>9450</text:p>
          </table:table-cell>
          <table:table-cell office:value-type="float" office:value="10140" calcext:value-type="float">
            <text:p>10140</text:p>
          </table:table-cell>
          <table:table-cell table:number-columns-repeated="9"/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9470" calcext:value-type="float">
            <text:p>9470</text:p>
          </table:table-cell>
          <table:table-cell office:value-type="float" office:value="10140" calcext:value-type="float">
            <text:p>10140</text:p>
          </table:table-cell>
          <table:table-cell table:number-columns-repeated="9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9470" calcext:value-type="float">
            <text:p>9470</text:p>
          </table:table-cell>
          <table:table-cell office:value-type="float" office:value="10140" calcext:value-type="float">
            <text:p>10140</text:p>
          </table:table-cell>
          <table:table-cell table:number-columns-repeated="9"/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9470" calcext:value-type="float">
            <text:p>9470</text:p>
          </table:table-cell>
          <table:table-cell office:value-type="float" office:value="10140" calcext:value-type="float">
            <text:p>1014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70" calcext:value-type="float">
            <text:p>9470</text:p>
          </table:table-cell>
          <table:table-cell office:value-type="float" office:value="10140" calcext:value-type="float">
            <text:p>10140</text:p>
          </table:table-cell>
          <table:table-cell table:number-columns-repeated="9"/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9470" calcext:value-type="float">
            <text:p>9470</text:p>
          </table:table-cell>
          <table:table-cell office:value-type="float" office:value="10150" calcext:value-type="float">
            <text:p>10150</text:p>
          </table:table-cell>
          <table:table-cell table:number-columns-repeated="9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9480" calcext:value-type="float">
            <text:p>9480</text:p>
          </table:table-cell>
          <table:table-cell office:value-type="float" office:value="10180" calcext:value-type="float">
            <text:p>10180</text:p>
          </table:table-cell>
          <table:table-cell table:number-columns-repeated="9"/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9500" calcext:value-type="float">
            <text:p>9500</text:p>
          </table:table-cell>
          <table:table-cell office:value-type="float" office:value="10180" calcext:value-type="float">
            <text:p>10180</text:p>
          </table:table-cell>
          <table:table-cell table:number-columns-repeated="9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9500" calcext:value-type="float">
            <text:p>9500</text:p>
          </table:table-cell>
          <table:table-cell office:value-type="float" office:value="10180" calcext:value-type="float">
            <text:p>10180</text:p>
          </table:table-cell>
          <table:table-cell table:number-columns-repeated="9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9500" calcext:value-type="float">
            <text:p>9500</text:p>
          </table:table-cell>
          <table:table-cell office:value-type="float" office:value="10180" calcext:value-type="float">
            <text:p>10180</text:p>
          </table:table-cell>
          <table:table-cell table:number-columns-repeated="9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9500" calcext:value-type="float">
            <text:p>9500</text:p>
          </table:table-cell>
          <table:table-cell office:value-type="float" office:value="10180" calcext:value-type="float">
            <text:p>10180</text:p>
          </table:table-cell>
          <table:table-cell table:number-columns-repeated="9"/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9500" calcext:value-type="float">
            <text:p>9500</text:p>
          </table:table-cell>
          <table:table-cell office:value-type="float" office:value="10190" calcext:value-type="float">
            <text:p>10190</text:p>
          </table:table-cell>
          <table:table-cell table:number-columns-repeated="9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9510" calcext:value-type="float">
            <text:p>9510</text:p>
          </table:table-cell>
          <table:table-cell office:value-type="float" office:value="10220" calcext:value-type="float">
            <text:p>10220</text:p>
          </table:table-cell>
          <table:table-cell table:number-columns-repeated="9"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9530" calcext:value-type="float">
            <text:p>9530</text:p>
          </table:table-cell>
          <table:table-cell office:value-type="float" office:value="10220" calcext:value-type="float">
            <text:p>1022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30" calcext:value-type="float">
            <text:p>9530</text:p>
          </table:table-cell>
          <table:table-cell office:value-type="float" office:value="10220" calcext:value-type="float">
            <text:p>10220</text:p>
          </table:table-cell>
          <table:table-cell table:number-columns-repeated="9"/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9530" calcext:value-type="float">
            <text:p>9530</text:p>
          </table:table-cell>
          <table:table-cell office:value-type="float" office:value="10220" calcext:value-type="float">
            <text:p>10220</text:p>
          </table:table-cell>
          <table:table-cell table:number-columns-repeated="9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9530" calcext:value-type="float">
            <text:p>9530</text:p>
          </table:table-cell>
          <table:table-cell office:value-type="float" office:value="10220" calcext:value-type="float">
            <text:p>10220</text:p>
          </table:table-cell>
          <table:table-cell table:number-columns-repeated="9"/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9530" calcext:value-type="float">
            <text:p>9530</text:p>
          </table:table-cell>
          <table:table-cell office:value-type="float" office:value="10230" calcext:value-type="float">
            <text:p>10230</text:p>
          </table:table-cell>
          <table:table-cell table:number-columns-repeated="9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9540" calcext:value-type="float">
            <text:p>9540</text:p>
          </table:table-cell>
          <table:table-cell office:value-type="float" office:value="10260" calcext:value-type="float">
            <text:p>10260</text:p>
          </table:table-cell>
          <table:table-cell table:number-columns-repeated="9"/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9560" calcext:value-type="float">
            <text:p>9560</text:p>
          </table:table-cell>
          <table:table-cell office:value-type="float" office:value="10260" calcext:value-type="float">
            <text:p>10260</text:p>
          </table:table-cell>
          <table:table-cell table:number-columns-repeated="9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9560" calcext:value-type="float">
            <text:p>9560</text:p>
          </table:table-cell>
          <table:table-cell office:value-type="float" office:value="10260" calcext:value-type="float">
            <text:p>10260</text:p>
          </table:table-cell>
          <table:table-cell table:number-columns-repeated="9"/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9560" calcext:value-type="float">
            <text:p>9560</text:p>
          </table:table-cell>
          <table:table-cell office:value-type="float" office:value="10260" calcext:value-type="float">
            <text:p>10260</text:p>
          </table:table-cell>
          <table:table-cell table:number-columns-repeated="9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9560" calcext:value-type="float">
            <text:p>9560</text:p>
          </table:table-cell>
          <table:table-cell office:value-type="float" office:value="10260" calcext:value-type="float">
            <text:p>10260</text:p>
          </table:table-cell>
          <table:table-cell table:number-columns-repeated="9"/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9560" calcext:value-type="float">
            <text:p>9560</text:p>
          </table:table-cell>
          <table:table-cell office:value-type="float" office:value="10270" calcext:value-type="float">
            <text:p>1027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570" calcext:value-type="float">
            <text:p>957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9590" calcext:value-type="float">
            <text:p>959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9590" calcext:value-type="float">
            <text:p>959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9590" calcext:value-type="float">
            <text:p>959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9590" calcext:value-type="float">
            <text:p>959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9590" calcext:value-type="float">
            <text:p>9590</text:p>
          </table:table-cell>
          <table:table-cell office:value-type="float" office:value="10300" calcext:value-type="float">
            <text:p>10300</text:p>
          </table:table-cell>
          <table:table-cell table:number-columns-repeated="9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9600" calcext:value-type="float">
            <text:p>960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9620" calcext:value-type="float">
            <text:p>962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9620" calcext:value-type="float">
            <text:p>962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9620" calcext:value-type="float">
            <text:p>962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620" calcext:value-type="float">
            <text:p>962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9620" calcext:value-type="float">
            <text:p>9620</text:p>
          </table:table-cell>
          <table:table-cell office:value-type="float" office:value="10320" calcext:value-type="float">
            <text:p>10320</text:p>
          </table:table-cell>
          <table:table-cell table:number-columns-repeated="9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9630" calcext:value-type="float">
            <text:p>963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9650" calcext:value-type="float">
            <text:p>965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9650" calcext:value-type="float">
            <text:p>965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9650" calcext:value-type="float">
            <text:p>965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9650" calcext:value-type="float">
            <text:p>965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9650" calcext:value-type="float">
            <text:p>9650</text:p>
          </table:table-cell>
          <table:table-cell office:value-type="float" office:value="10340" calcext:value-type="float">
            <text:p>10340</text:p>
          </table:table-cell>
          <table:table-cell table:number-columns-repeated="9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9660" calcext:value-type="float">
            <text:p>966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9680" calcext:value-type="float">
            <text:p>968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80" calcext:value-type="float">
            <text:p>968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9680" calcext:value-type="float">
            <text:p>968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9680" calcext:value-type="float">
            <text:p>968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9680" calcext:value-type="float">
            <text:p>968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9690" calcext:value-type="float">
            <text:p>969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9710" calcext:value-type="float">
            <text:p>971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9710" calcext:value-type="float">
            <text:p>971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9710" calcext:value-type="float">
            <text:p>971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9710" calcext:value-type="float">
            <text:p>971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9710" calcext:value-type="float">
            <text:p>9710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20" calcext:value-type="float">
            <text:p>972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9740" calcext:value-type="float">
            <text:p>974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9740" calcext:value-type="float">
            <text:p>974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9740" calcext:value-type="float">
            <text:p>974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9740" calcext:value-type="float">
            <text:p>974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9740" calcext:value-type="float">
            <text:p>9740</text:p>
          </table:table-cell>
          <table:table-cell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9750" calcext:value-type="float">
            <text:p>975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9770" calcext:value-type="float">
            <text:p>977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9770" calcext:value-type="float">
            <text:p>977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9770" calcext:value-type="float">
            <text:p>977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70" calcext:value-type="float">
            <text:p>977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9770" calcext:value-type="float">
            <text:p>9770</text:p>
          </table:table-cell>
          <table:table-cell office:value-type="float" office:value="10410" calcext:value-type="float">
            <text:p>10410</text:p>
          </table:table-cell>
          <table:table-cell table:number-columns-repeated="9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9780" calcext:value-type="float">
            <text:p>978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9800" calcext:value-type="float">
            <text:p>980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9800" calcext:value-type="float">
            <text:p>980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9810" calcext:value-type="float">
            <text:p>981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9810" calcext:value-type="float">
            <text:p>981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9810" calcext:value-type="float">
            <text:p>9810</text:p>
          </table:table-cell>
          <table:table-cell office:value-type="float" office:value="10420" calcext:value-type="float">
            <text:p>10420</text:p>
          </table:table-cell>
          <table:table-cell table:number-columns-repeated="9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9820" calcext:value-type="float">
            <text:p>98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9840" calcext:value-type="float">
            <text:p>98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40" calcext:value-type="float">
            <text:p>98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9850" calcext:value-type="float">
            <text:p>98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9850" calcext:value-type="float">
            <text:p>98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9850" calcext:value-type="float">
            <text:p>98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9860" calcext:value-type="float">
            <text:p>98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9880" calcext:value-type="float">
            <text:p>98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9880" calcext:value-type="float">
            <text:p>98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9890" calcext:value-type="float">
            <text:p>98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9890" calcext:value-type="float">
            <text:p>98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9890" calcext:value-type="float">
            <text:p>98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00" calcext:value-type="float">
            <text:p>99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9920" calcext:value-type="float">
            <text:p>99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9920" calcext:value-type="float">
            <text:p>99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9930" calcext:value-type="float">
            <text:p>99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9930" calcext:value-type="float">
            <text:p>99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9930" calcext:value-type="float">
            <text:p>99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9940" calcext:value-type="float">
            <text:p>99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9960" calcext:value-type="float">
            <text:p>99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9960" calcext:value-type="float">
            <text:p>99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9960" calcext:value-type="float">
            <text:p>99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60" calcext:value-type="float">
            <text:p>99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9960" calcext:value-type="float">
            <text:p>99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9970" calcext:value-type="float">
            <text:p>99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9990" calcext:value-type="float">
            <text:p>99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9990" calcext:value-type="float">
            <text:p>99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9990" calcext:value-type="float">
            <text:p>99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9990" calcext:value-type="float">
            <text:p>99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9990" calcext:value-type="float">
            <text:p>99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0000" calcext:value-type="float">
            <text:p>100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10020" calcext:value-type="float">
            <text:p>100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20" calcext:value-type="float">
            <text:p>100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10020" calcext:value-type="float">
            <text:p>100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0020" calcext:value-type="float">
            <text:p>100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10020" calcext:value-type="float">
            <text:p>100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0030" calcext:value-type="float">
            <text:p>100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10050" calcext:value-type="float">
            <text:p>100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0050" calcext:value-type="float">
            <text:p>100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10050" calcext:value-type="float">
            <text:p>100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0050" calcext:value-type="float">
            <text:p>100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10050" calcext:value-type="float">
            <text:p>100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60" calcext:value-type="float">
            <text:p>100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10070" calcext:value-type="float">
            <text:p>100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0070" calcext:value-type="float">
            <text:p>100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10070" calcext:value-type="float">
            <text:p>100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0070" calcext:value-type="float">
            <text:p>100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10070" calcext:value-type="float">
            <text:p>100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0080" calcext:value-type="float">
            <text:p>100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10090" calcext:value-type="float">
            <text:p>100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0090" calcext:value-type="float">
            <text:p>100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10090" calcext:value-type="float">
            <text:p>100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90" calcext:value-type="float">
            <text:p>100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10090" calcext:value-type="float">
            <text:p>100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0100" calcext:value-type="float">
            <text:p>101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10110" calcext:value-type="float">
            <text:p>101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0110" calcext:value-type="float">
            <text:p>101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0110" calcext:value-type="float">
            <text:p>101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0110" calcext:value-type="float">
            <text:p>101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10110" calcext:value-type="float">
            <text:p>101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0120" calcext:value-type="float">
            <text:p>101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0140" calcext:value-type="float">
            <text:p>101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10150" calcext:value-type="float">
            <text:p>101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0150" calcext:value-type="float">
            <text:p>101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10150" calcext:value-type="float">
            <text:p>101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0150" calcext:value-type="float">
            <text:p>101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10150" calcext:value-type="float">
            <text:p>101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60" calcext:value-type="float">
            <text:p>101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10170" calcext:value-type="float">
            <text:p>101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0170" calcext:value-type="float">
            <text:p>101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10180" calcext:value-type="float">
            <text:p>101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0180" calcext:value-type="float">
            <text:p>101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10180" calcext:value-type="float">
            <text:p>101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0190" calcext:value-type="float">
            <text:p>101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10200" calcext:value-type="float">
            <text:p>102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0200" calcext:value-type="float">
            <text:p>102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10210" calcext:value-type="float">
            <text:p>102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10" calcext:value-type="float">
            <text:p>102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10210" calcext:value-type="float">
            <text:p>102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0220" calcext:value-type="float">
            <text:p>102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10230" calcext:value-type="float">
            <text:p>102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0230" calcext:value-type="float">
            <text:p>102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10240" calcext:value-type="float">
            <text:p>102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0240" calcext:value-type="float">
            <text:p>102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10240" calcext:value-type="float">
            <text:p>102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0250" calcext:value-type="float">
            <text:p>102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10250" calcext:value-type="float">
            <text:p>102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50" calcext:value-type="float">
            <text:p>102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10260" calcext:value-type="float">
            <text:p>102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0260" calcext:value-type="float">
            <text:p>102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10260" calcext:value-type="float">
            <text:p>102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0260" calcext:value-type="float">
            <text:p>102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10270" calcext:value-type="float">
            <text:p>102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0270" calcext:value-type="float">
            <text:p>102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10280" calcext:value-type="float">
            <text:p>102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0280" calcext:value-type="float">
            <text:p>102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10280" calcext:value-type="float">
            <text:p>102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80" calcext:value-type="float">
            <text:p>102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10290" calcext:value-type="float">
            <text:p>102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0290" calcext:value-type="float">
            <text:p>1029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10300" calcext:value-type="float">
            <text:p>103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0300" calcext:value-type="float">
            <text:p>103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10300" calcext:value-type="float">
            <text:p>103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0300" calcext:value-type="float">
            <text:p>103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0310" calcext:value-type="float">
            <text:p>1031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10320" calcext:value-type="float">
            <text:p>103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10340" calcext:value-type="float">
            <text:p>1034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10350" calcext:value-type="float">
            <text:p>1035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10360" calcext:value-type="float">
            <text:p>1036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0370" calcext:value-type="float">
            <text:p>103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10370" calcext:value-type="float">
            <text:p>103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0370" calcext:value-type="float">
            <text:p>103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10370" calcext:value-type="float">
            <text:p>1037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10380" calcext:value-type="float">
            <text:p>1038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10400" calcext:value-type="float">
            <text:p>1040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0420" calcext:value-type="float">
            <text:p>10420</text:p>
          </table:table-cell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4:42:31.723927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47:19.728526502</dc:date>
    <meta:editing-duration>PT9M21S</meta:editing-duration>
    <meta:editing-cycles>2</meta:editing-cycles>
    <meta:generator>LibreOffice/5.1.6.2$Linux_X86_64 LibreOffice_project/10m0$Build-2</meta:generator>
    <meta:document-statistic meta:table-count="1" meta:cell-count="50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imulations.A1:Simulations.C1800 Simulations.L1:Simulations.L2" chart:data-source-has-labels="both" svg:x="0.32cm" svg:y="0.18cm" svg:width="11.608cm" svg:height="8.64cm">
          <chartooo:coordinate-region svg:x="1.497cm" svg:y="0.18cm" svg:width="10.431cm" svg:height="7.311cm"/>
          <chart:axis chart:dimension="x" chart:name="primary-x" chart:style-name="ch4" chartooo:axis-type="auto">
            <chartooo:date-scale/>
            <chart:categories table:cell-range-address="Simulations.A1:Simulations.A18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s.B1:Simulations.B1800" chart:label-cell-address="Simulations.L1:Simulations.L1" chart:class="chart:line">
            <chart:data-point chart:repeated="1800"/>
          </chart:series>
          <chart:series chart:style-name="ch7" chart:values-cell-range-address="Simulations.C1:Simulations.C1800" chart:label-cell-address="Simulations.L2:Simulations.L2" chart:class="chart:line">
            <chart:data-point chart:repeated="18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L1:Simulations.L1</svg:desc>
                </draw:g>
              </table:table-cell>
              <table:table-cell office:value-type="string">
                <text:p>Greedy Goto</text:p>
                <draw:g>
                  <svg:desc>Simulations.L2:Simulations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1800</svg:desc>
                </draw:g>
              </table:table-cell>
              <table:table-cell office:value-type="float" office:value="0">
                <text:p>0</text:p>
                <draw:g>
                  <svg:desc>Simulations.B1:Simulations.B1800</svg:desc>
                </draw:g>
              </table:table-cell>
              <table:table-cell office:value-type="float" office:value="0">
                <text:p>0</text:p>
                <draw:g>
                  <svg:desc>Simulations.C1:Simulations.C18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80">
                <text:p>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30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40">
                <text:p>3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530">
                <text:p>5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530">
                <text:p>5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530">
                <text:p>5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530">
                <text:p>5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30">
                <text:p>5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540">
                <text:p>54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640">
                <text:p>6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640">
                <text:p>64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">
                <text:p>64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640">
                <text:p>64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650">
                <text:p>6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700">
                <text:p>7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710">
                <text:p>7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710">
                <text:p>71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710">
                <text:p>71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720">
                <text:p>72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750">
                <text:p>75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760">
                <text:p>7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760">
                <text:p>7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760">
                <text:p>7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790">
                <text:p>79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790">
                <text:p>79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800">
                <text:p>8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00">
                <text:p>8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0">
                <text:p>81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30">
                <text:p>83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830">
                <text:p>8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830">
                <text:p>83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840">
                <text:p>8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40">
                <text:p>8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50">
                <text:p>85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70">
                <text:p>8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70">
                <text:p>8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70">
                <text:p>87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0">
                <text:p>87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80">
                <text:p>8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90">
                <text:p>89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910">
                <text:p>9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910">
                <text:p>9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910">
                <text:p>91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910">
                <text:p>91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910">
                <text:p>91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930">
                <text:p>93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950">
                <text:p>95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50">
                <text:p>9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50">
                <text:p>9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50">
                <text:p>9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60">
                <text:p>96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90">
                <text:p>9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90">
                <text:p>99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990">
                <text:p>9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90">
                <text:p>9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990">
                <text:p>9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20">
                <text:p>10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40">
                <text:p>104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60">
                <text:p>10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60">
                <text:p>10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60">
                <text:p>10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60">
                <text:p>10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60">
                <text:p>106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80">
                <text:p>10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100">
                <text:p>11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00">
                <text:p>11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100">
                <text:p>11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00">
                <text:p>11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120">
                <text:p>112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40">
                <text:p>114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40">
                <text:p>114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40">
                <text:p>114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40">
                <text:p>114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40">
                <text:p>11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60">
                <text:p>116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180">
                <text:p>11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180">
                <text:p>11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180">
                <text:p>11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180">
                <text:p>11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180">
                <text:p>11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220">
                <text:p>122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240">
                <text:p>12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260">
                <text:p>12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260">
                <text:p>12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260">
                <text:p>12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260">
                <text:p>12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260">
                <text:p>12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280">
                <text:p>128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300">
                <text:p>13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300">
                <text:p>13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300">
                <text:p>13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300">
                <text:p>13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320">
                <text:p>132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340">
                <text:p>1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340">
                <text:p>1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340">
                <text:p>1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340">
                <text:p>1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340">
                <text:p>1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0">
                <text:p>13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380">
                <text:p>13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380">
                <text:p>13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380">
                <text:p>13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380">
                <text:p>13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380">
                <text:p>138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400">
                <text:p>140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420">
                <text:p>142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420">
                <text:p>142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420">
                <text:p>142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20">
                <text:p>142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420">
                <text:p>142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440">
                <text:p>14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460">
                <text:p>146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480">
                <text:p>148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500">
                <text:p>15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500">
                <text:p>15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500">
                <text:p>15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500">
                <text:p>15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520">
                <text:p>152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540">
                <text:p>15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540">
                <text:p>15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540">
                <text:p>15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540">
                <text:p>15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560">
                <text:p>15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580">
                <text:p>158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580">
                <text:p>158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580">
                <text:p>158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580">
                <text:p>158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580">
                <text:p>158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600">
                <text:p>16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620">
                <text:p>162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620">
                <text:p>162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20">
                <text:p>162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20">
                <text:p>162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20">
                <text:p>162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40">
                <text:p>164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660">
                <text:p>166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660">
                <text:p>166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660">
                <text:p>166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660">
                <text:p>166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660">
                <text:p>166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680">
                <text:p>168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00">
                <text:p>17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700">
                <text:p>17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700">
                <text:p>17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750">
                <text:p>175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750">
                <text:p>175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750">
                <text:p>175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750">
                <text:p>175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750">
                <text:p>175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750">
                <text:p>175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1790">
                <text:p>179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90">
                <text:p>179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790">
                <text:p>179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790">
                <text:p>179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790">
                <text:p>179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790">
                <text:p>179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860">
                <text:p>186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860">
                <text:p>186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1860">
                <text:p>18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60">
                <text:p>18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860">
                <text:p>18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60">
                <text:p>18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960">
                <text:p>19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980">
                <text:p>198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980">
                <text:p>198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980">
                <text:p>198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980">
                <text:p>198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980">
                <text:p>198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2040">
                <text:p>204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2060">
                <text:p>206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2060">
                <text:p>206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60">
                <text:p>206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2060">
                <text:p>206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2060">
                <text:p>206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2120">
                <text:p>212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2130">
                <text:p>213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130">
                <text:p>213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2130">
                <text:p>213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2130">
                <text:p>213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2130">
                <text:p>213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2170">
                <text:p>217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80">
                <text:p>218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2180">
                <text:p>218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2180">
                <text:p>218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2180">
                <text:p>218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2180">
                <text:p>218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210">
                <text:p>221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2220">
                <text:p>222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2220">
                <text:p>22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2220">
                <text:p>22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2220">
                <text:p>22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20">
                <text:p>22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2250">
                <text:p>225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2260">
                <text:p>226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2260">
                <text:p>226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260">
                <text:p>226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260">
                <text:p>226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2260">
                <text:p>226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2290">
                <text:p>229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2300">
                <text:p>230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2300">
                <text:p>230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00">
                <text:p>23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2300">
                <text:p>23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2300">
                <text:p>23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2330">
                <text:p>233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2340">
                <text:p>234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340">
                <text:p>234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2340">
                <text:p>23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2340">
                <text:p>23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2340">
                <text:p>23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2370">
                <text:p>237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90">
                <text:p>239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2390">
                <text:p>239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2390">
                <text:p>239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2390">
                <text:p>239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2390">
                <text:p>239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420">
                <text:p>242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2460">
                <text:p>24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2460">
                <text:p>246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2460">
                <text:p>24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2460">
                <text:p>24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460">
                <text:p>24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2490">
                <text:p>249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2530">
                <text:p>253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2530">
                <text:p>253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2530">
                <text:p>253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530">
                <text:p>253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2530">
                <text:p>253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2560">
                <text:p>256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2580">
                <text:p>258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2580">
                <text:p>258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80">
                <text:p>258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2580">
                <text:p>258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2580">
                <text:p>258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2610">
                <text:p>261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2630">
                <text:p>263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2630">
                <text:p>263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2630">
                <text:p>26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2630">
                <text:p>26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2630">
                <text:p>26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2660">
                <text:p>266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2700">
                <text:p>270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2700">
                <text:p>270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2700">
                <text:p>270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2740">
                <text:p>274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2740">
                <text:p>274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2740">
                <text:p>274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2740">
                <text:p>274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2740">
                <text:p>274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2740">
                <text:p>274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70">
                <text:p>277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2770">
                <text:p>277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2770">
                <text:p>277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2770">
                <text:p>277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2770">
                <text:p>277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2770">
                <text:p>277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2800">
                <text:p>28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2800">
                <text:p>28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2800">
                <text:p>28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2800">
                <text:p>280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00">
                <text:p>28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2800">
                <text:p>28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2840">
                <text:p>28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2840">
                <text:p>28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2840">
                <text:p>28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2840">
                <text:p>284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2840">
                <text:p>28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2840">
                <text:p>28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2890">
                <text:p>289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2890">
                <text:p>289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890">
                <text:p>289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2890">
                <text:p>289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2890">
                <text:p>289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2890">
                <text:p>289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2930">
                <text:p>293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2930">
                <text:p>293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2930">
                <text:p>293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2930">
                <text:p>293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2930">
                <text:p>293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2930">
                <text:p>293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70">
                <text:p>297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2970">
                <text:p>297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2970">
                <text:p>297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2970">
                <text:p>297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2970">
                <text:p>297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2970">
                <text:p>297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000">
                <text:p>30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000">
                <text:p>30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000">
                <text:p>30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000">
                <text:p>300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000">
                <text:p>300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030">
                <text:p>303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030">
                <text:p>303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030">
                <text:p>303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030">
                <text:p>303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030">
                <text:p>303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040">
                <text:p>304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070">
                <text:p>30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070">
                <text:p>30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70">
                <text:p>30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070">
                <text:p>307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070">
                <text:p>307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080">
                <text:p>308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110">
                <text:p>31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110">
                <text:p>31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3110">
                <text:p>31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3110">
                <text:p>311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3110">
                <text:p>311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3120">
                <text:p>31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60">
                <text:p>31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160">
                <text:p>31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3160">
                <text:p>31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3160">
                <text:p>316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3160">
                <text:p>316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170">
                <text:p>317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3210">
                <text:p>321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3210">
                <text:p>321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3210">
                <text:p>321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3210">
                <text:p>321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210">
                <text:p>321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220">
                <text:p>322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3280">
                <text:p>328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280">
                <text:p>328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3280">
                <text:p>328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3280">
                <text:p>328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3280">
                <text:p>328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3290">
                <text:p>329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3350">
                <text:p>33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3350">
                <text:p>33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50">
                <text:p>33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3350">
                <text:p>335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3350">
                <text:p>33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3360">
                <text:p>336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3460">
                <text:p>346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460">
                <text:p>346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3460">
                <text:p>346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3460">
                <text:p>346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3460">
                <text:p>346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3470">
                <text:p>347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30">
                <text:p>353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3530">
                <text:p>353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3530">
                <text:p>353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3530">
                <text:p>353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3530">
                <text:p>353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3570">
                <text:p>35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3570">
                <text:p>35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3570">
                <text:p>35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3570">
                <text:p>35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3570">
                <text:p>357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570">
                <text:p>357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3600">
                <text:p>3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3600">
                <text:p>3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3600">
                <text:p>3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3600">
                <text:p>3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600">
                <text:p>3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3600">
                <text:p>360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3630">
                <text:p>36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3630">
                <text:p>36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3630">
                <text:p>36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30">
                <text:p>36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3630">
                <text:p>36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3630">
                <text:p>363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3660">
                <text:p>36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3660">
                <text:p>36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3660">
                <text:p>36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3660">
                <text:p>36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3660">
                <text:p>36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3660">
                <text:p>366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3690">
                <text:p>36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690">
                <text:p>36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3690">
                <text:p>36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3690">
                <text:p>36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3690">
                <text:p>36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3690">
                <text:p>369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3720">
                <text:p>37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3720">
                <text:p>37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3720">
                <text:p>37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3720">
                <text:p>37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3720">
                <text:p>372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720">
                <text:p>372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3750">
                <text:p>3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3750">
                <text:p>3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3750">
                <text:p>3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3750">
                <text:p>3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3750">
                <text:p>3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3750">
                <text:p>375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3780">
                <text:p>378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3780">
                <text:p>378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3780">
                <text:p>378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780">
                <text:p>378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3780">
                <text:p>378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3780">
                <text:p>378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3820">
                <text:p>382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3820">
                <text:p>382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3820">
                <text:p>382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3820">
                <text:p>382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3820">
                <text:p>382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3820">
                <text:p>382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3860">
                <text:p>38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860">
                <text:p>38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3860">
                <text:p>38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3860">
                <text:p>38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3860">
                <text:p>38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3860">
                <text:p>386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3920">
                <text:p>392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3920">
                <text:p>392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3920">
                <text:p>392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3920">
                <text:p>392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3920">
                <text:p>392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920">
                <text:p>392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4020">
                <text:p>40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4020">
                <text:p>40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4020">
                <text:p>40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4020">
                <text:p>40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020">
                <text:p>402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4020">
                <text:p>402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4120">
                <text:p>41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4120">
                <text:p>41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4120">
                <text:p>41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120">
                <text:p>41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4120">
                <text:p>41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4120">
                <text:p>412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4220">
                <text:p>422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4220">
                <text:p>422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220">
                <text:p>422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4220">
                <text:p>422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4220">
                <text:p>422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4230">
                <text:p>4230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4290">
                <text:p>42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290">
                <text:p>42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4290">
                <text:p>42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4290">
                <text:p>42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4290">
                <text:p>42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4300">
                <text:p>43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340">
                <text:p>434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4340">
                <text:p>434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4340">
                <text:p>434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4340">
                <text:p>434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4340">
                <text:p>434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50">
                <text:p>435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4350">
                <text:p>435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4390">
                <text:p>439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4390">
                <text:p>439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4390">
                <text:p>439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4390">
                <text:p>439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4430">
                <text:p>443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4430">
                <text:p>44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4430">
                <text:p>44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4430">
                <text:p>44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430">
                <text:p>44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4430">
                <text:p>44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4460">
                <text:p>446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4460">
                <text:p>446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4460">
                <text:p>446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4460">
                <text:p>446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4460">
                <text:p>446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4460">
                <text:p>446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4490">
                <text:p>449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4490">
                <text:p>449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490">
                <text:p>449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4490">
                <text:p>449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4490">
                <text:p>449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4490">
                <text:p>449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4520">
                <text:p>452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4520">
                <text:p>452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4520">
                <text:p>452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4520">
                <text:p>452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4520">
                <text:p>452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4520">
                <text:p>452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620">
                <text:p>462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4620">
                <text:p>46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4620">
                <text:p>46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4620">
                <text:p>46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4620">
                <text:p>46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4620">
                <text:p>46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4680">
                <text:p>468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4680">
                <text:p>468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4680">
                <text:p>468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4680">
                <text:p>468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80">
                <text:p>468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4680">
                <text:p>468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4740">
                <text:p>474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4740">
                <text:p>47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4740">
                <text:p>47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4740">
                <text:p>47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4740">
                <text:p>47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4740">
                <text:p>47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4780">
                <text:p>478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4780">
                <text:p>47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80">
                <text:p>47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4780">
                <text:p>47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4780">
                <text:p>47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4780">
                <text:p>47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4810">
                <text:p>481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4810">
                <text:p>48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4810">
                <text:p>48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4810">
                <text:p>48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4810">
                <text:p>48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4810">
                <text:p>48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840">
                <text:p>484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4840">
                <text:p>48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4840">
                <text:p>48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4840">
                <text:p>48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4840">
                <text:p>48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4840">
                <text:p>48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4870">
                <text:p>487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4880">
                <text:p>488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4880">
                <text:p>488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4880">
                <text:p>488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880">
                <text:p>488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4880">
                <text:p>488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4910">
                <text:p>4910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4920">
                <text:p>492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4920">
                <text:p>492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4920">
                <text:p>492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4920">
                <text:p>492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4920">
                <text:p>492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4950">
                <text:p>495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4960">
                <text:p>49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960">
                <text:p>49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4960">
                <text:p>49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4960">
                <text:p>49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4960">
                <text:p>49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4990">
                <text:p>499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000">
                <text:p>5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5000">
                <text:p>5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5000">
                <text:p>5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5000">
                <text:p>5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5000">
                <text:p>5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040">
                <text:p>504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5050">
                <text:p>505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5050">
                <text:p>505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5050">
                <text:p>505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5050">
                <text:p>505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050">
                <text:p>505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5090">
                <text:p>509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5100">
                <text:p>51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5100">
                <text:p>51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5100">
                <text:p>51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100">
                <text:p>51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5100">
                <text:p>51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5140">
                <text:p>514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5150">
                <text:p>515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5150">
                <text:p>515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150">
                <text:p>515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5150">
                <text:p>515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5220">
                <text:p>522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5220">
                <text:p>52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5220">
                <text:p>52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220">
                <text:p>52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5220">
                <text:p>52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5220">
                <text:p>52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5250">
                <text:p>525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5250">
                <text:p>525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250">
                <text:p>525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5250">
                <text:p>525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5250">
                <text:p>525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5250">
                <text:p>525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5280">
                <text:p>528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280">
                <text:p>528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5280">
                <text:p>528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5280">
                <text:p>528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5280">
                <text:p>528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5280">
                <text:p>528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310">
                <text:p>531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5310">
                <text:p>531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5310">
                <text:p>531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5310">
                <text:p>531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5310">
                <text:p>531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310">
                <text:p>531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5340">
                <text:p>534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5340">
                <text:p>534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5340">
                <text:p>534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5340">
                <text:p>534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340">
                <text:p>534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5340">
                <text:p>534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5370">
                <text:p>537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5380">
                <text:p>538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5380">
                <text:p>538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380">
                <text:p>538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5380">
                <text:p>538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5380">
                <text:p>538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5410">
                <text:p>541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5420">
                <text:p>542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420">
                <text:p>542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5420">
                <text:p>542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5420">
                <text:p>542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5420">
                <text:p>542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5450">
                <text:p>545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460">
                <text:p>546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5460">
                <text:p>546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5460">
                <text:p>546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5460">
                <text:p>546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5460">
                <text:p>546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490">
                <text:p>549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5500">
                <text:p>550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5500">
                <text:p>550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5500">
                <text:p>550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5500">
                <text:p>550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500">
                <text:p>550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5530">
                <text:p>553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5540">
                <text:p>554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5540">
                <text:p>554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5540">
                <text:p>554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540">
                <text:p>554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5540">
                <text:p>554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5570">
                <text:p>557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5580">
                <text:p>558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5580">
                <text:p>5580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580">
                <text:p>558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5580">
                <text:p>558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5580">
                <text:p>558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5610">
                <text:p>561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5620">
                <text:p>562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620">
                <text:p>5620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5620">
                <text:p>562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5620">
                <text:p>562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5620">
                <text:p>562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5650">
                <text:p>565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660">
                <text:p>566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5660">
                <text:p>5660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5660">
                <text:p>566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5660">
                <text:p>566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5660">
                <text:p>566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690">
                <text:p>569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5700">
                <text:p>570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5700">
                <text:p>570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5700">
                <text:p>570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5700">
                <text:p>570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700">
                <text:p>570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5730">
                <text:p>573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5740">
                <text:p>574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5740">
                <text:p>574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5740">
                <text:p>574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740">
                <text:p>574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5740">
                <text:p>574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5770">
                <text:p>577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5780">
                <text:p>578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5780">
                <text:p>578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80">
                <text:p>578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5780">
                <text:p>578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5780">
                <text:p>578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5810">
                <text:p>581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5820">
                <text:p>582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820">
                <text:p>5820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5820">
                <text:p>582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5820">
                <text:p>582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5860">
                <text:p>586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5860">
                <text:p>586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860">
                <text:p>586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5860">
                <text:p>586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5860">
                <text:p>586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5860">
                <text:p>586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5900">
                <text:p>590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5900">
                <text:p>590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5900">
                <text:p>590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5900">
                <text:p>590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5900">
                <text:p>59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5900">
                <text:p>59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940">
                <text:p>594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5940">
                <text:p>594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5940">
                <text:p>594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5940">
                <text:p>594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5940">
                <text:p>594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5940">
                <text:p>594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5980">
                <text:p>598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5980">
                <text:p>598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5980">
                <text:p>598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5980">
                <text:p>598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980">
                <text:p>598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5980">
                <text:p>598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6020">
                <text:p>602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6020">
                <text:p>602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6020">
                <text:p>602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020">
                <text:p>602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6020">
                <text:p>602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6020">
                <text:p>602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6060">
                <text:p>606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6060">
                <text:p>606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60">
                <text:p>606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6060">
                <text:p>606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6060">
                <text:p>606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6060">
                <text:p>606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6100">
                <text:p>610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00">
                <text:p>610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6100">
                <text:p>610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6100">
                <text:p>610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6100">
                <text:p>610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6100">
                <text:p>610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40">
                <text:p>614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6140">
                <text:p>614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6140">
                <text:p>614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6140">
                <text:p>614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6140">
                <text:p>614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40">
                <text:p>614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6180">
                <text:p>618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6180">
                <text:p>618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6180">
                <text:p>618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6180">
                <text:p>618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80">
                <text:p>618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6180">
                <text:p>618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6220">
                <text:p>62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6220">
                <text:p>62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6220">
                <text:p>62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220">
                <text:p>62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6220">
                <text:p>622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6220">
                <text:p>622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6260">
                <text:p>626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6260">
                <text:p>626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260">
                <text:p>626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6260">
                <text:p>626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6260">
                <text:p>626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6260">
                <text:p>626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6300">
                <text:p>63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300">
                <text:p>63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6300">
                <text:p>63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6300">
                <text:p>63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6300">
                <text:p>63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6300">
                <text:p>630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340">
                <text:p>634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6340">
                <text:p>634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6340">
                <text:p>634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6340">
                <text:p>634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6340">
                <text:p>634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340">
                <text:p>634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6380">
                <text:p>63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6380">
                <text:p>63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6380">
                <text:p>63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6380">
                <text:p>63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380">
                <text:p>638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6380">
                <text:p>638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6420">
                <text:p>64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6420">
                <text:p>64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6420">
                <text:p>64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420">
                <text:p>64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6420">
                <text:p>642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6420">
                <text:p>64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6460">
                <text:p>646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6460">
                <text:p>646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60">
                <text:p>646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6460">
                <text:p>646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6460">
                <text:p>646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6460">
                <text:p>646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6500">
                <text:p>65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500">
                <text:p>65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6500">
                <text:p>65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6500">
                <text:p>65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6500">
                <text:p>6500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6540">
                <text:p>65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540">
                <text:p>65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6540">
                <text:p>65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6540">
                <text:p>65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6540">
                <text:p>65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6540">
                <text:p>654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560">
                <text:p>65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6560">
                <text:p>65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6560">
                <text:p>65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6560">
                <text:p>65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6560">
                <text:p>65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560">
                <text:p>656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6580">
                <text:p>65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6580">
                <text:p>65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6580">
                <text:p>65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6580">
                <text:p>65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580">
                <text:p>65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6580">
                <text:p>658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6600">
                <text:p>660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6620">
                <text:p>66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6620">
                <text:p>66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620">
                <text:p>66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6620">
                <text:p>66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6620">
                <text:p>66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6620">
                <text:p>662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6640">
                <text:p>66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640">
                <text:p>66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6640">
                <text:p>66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6640">
                <text:p>66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6640">
                <text:p>66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6640">
                <text:p>664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660">
                <text:p>66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6660">
                <text:p>66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6660">
                <text:p>66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6660">
                <text:p>66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6660">
                <text:p>66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660">
                <text:p>6660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6680">
                <text:p>668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6680">
                <text:p>668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6690">
                <text:p>669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6690">
                <text:p>669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690">
                <text:p>669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6690">
                <text:p>669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6710">
                <text:p>671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6710">
                <text:p>671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6720">
                <text:p>672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720">
                <text:p>672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6730">
                <text:p>673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6730">
                <text:p>673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6750">
                <text:p>675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6750">
                <text:p>675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760">
                <text:p>676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6760">
                <text:p>676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6770">
                <text:p>677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6770">
                <text:p>677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6790">
                <text:p>679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790">
                <text:p>679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6790">
                <text:p>679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6790">
                <text:p>679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6800">
                <text:p>68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6800">
                <text:p>680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820">
                <text:p>68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6820">
                <text:p>68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6820">
                <text:p>68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6820">
                <text:p>68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6830">
                <text:p>683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830">
                <text:p>683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6850">
                <text:p>685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6850">
                <text:p>685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6850">
                <text:p>685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6850">
                <text:p>685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860">
                <text:p>686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6860">
                <text:p>686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6880">
                <text:p>68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6880">
                <text:p>68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6880">
                <text:p>68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880">
                <text:p>68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6890">
                <text:p>689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6890">
                <text:p>689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6910">
                <text:p>69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6910">
                <text:p>69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910">
                <text:p>69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6910">
                <text:p>69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6920">
                <text:p>692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6920">
                <text:p>692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6940">
                <text:p>694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940">
                <text:p>694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6940">
                <text:p>694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6940">
                <text:p>694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6950">
                <text:p>695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6950">
                <text:p>695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6970">
                <text:p>697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6970">
                <text:p>697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6970">
                <text:p>697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6970">
                <text:p>697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6980">
                <text:p>698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000">
                <text:p>700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7000">
                <text:p>700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7000">
                <text:p>700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7010">
                <text:p>701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7010">
                <text:p>701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7010">
                <text:p>701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7030">
                <text:p>70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7030">
                <text:p>703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7030">
                <text:p>703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7040">
                <text:p>704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040">
                <text:p>704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7040">
                <text:p>704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7060">
                <text:p>706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7060">
                <text:p>706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7060">
                <text:p>706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7070">
                <text:p>707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7070">
                <text:p>707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7070">
                <text:p>707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7090">
                <text:p>709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7090">
                <text:p>709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90">
                <text:p>709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7100">
                <text:p>710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7100">
                <text:p>710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7100">
                <text:p>710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7120">
                <text:p>712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7120">
                <text:p>712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7120">
                <text:p>712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7130">
                <text:p>713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7130">
                <text:p>713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7130">
                <text:p>713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50">
                <text:p>715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7150">
                <text:p>715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7150">
                <text:p>715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7160">
                <text:p>716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7170">
                <text:p>717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7170">
                <text:p>717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7190">
                <text:p>719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7190">
                <text:p>71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7190">
                <text:p>71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7200">
                <text:p>720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210">
                <text:p>721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7210">
                <text:p>721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7230">
                <text:p>723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7230">
                <text:p>723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7230">
                <text:p>723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7240">
                <text:p>7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7250">
                <text:p>725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7250">
                <text:p>725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7270">
                <text:p>727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7270">
                <text:p>727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270">
                <text:p>727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7280">
                <text:p>728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7290">
                <text:p>729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7290">
                <text:p>729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7310">
                <text:p>731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7310">
                <text:p>731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7310">
                <text:p>731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7320">
                <text:p>732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7330">
                <text:p>733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7330">
                <text:p>733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350">
                <text:p>735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7350">
                <text:p>735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7350">
                <text:p>735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7360">
                <text:p>736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7370">
                <text:p>737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7370">
                <text:p>737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7390">
                <text:p>739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7390">
                <text:p>739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7390">
                <text:p>739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7400">
                <text:p>740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410">
                <text:p>741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7410">
                <text:p>741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7430">
                <text:p>743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7430">
                <text:p>743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7430">
                <text:p>743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7440">
                <text:p>744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7450">
                <text:p>745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7450">
                <text:p>745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7470">
                <text:p>747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7470">
                <text:p>747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470">
                <text:p>747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7480">
                <text:p>748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7490">
                <text:p>749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7490">
                <text:p>749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7510">
                <text:p>751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7510">
                <text:p>751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7510">
                <text:p>751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7520">
                <text:p>752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7530">
                <text:p>753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7530">
                <text:p>753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50">
                <text:p>755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7550">
                <text:p>755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7550">
                <text:p>755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7560">
                <text:p>756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7570">
                <text:p>757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7570">
                <text:p>757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7590">
                <text:p>759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7590">
                <text:p>759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7590">
                <text:p>759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7600">
                <text:p>760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610">
                <text:p>761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7630">
                <text:p>763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7640">
                <text:p>764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7640">
                <text:p>764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7640">
                <text:p>764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7640">
                <text:p>764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7640">
                <text:p>764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7660">
                <text:p>766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7670">
                <text:p>767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7670">
                <text:p>767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670">
                <text:p>767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7670">
                <text:p>767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7670">
                <text:p>767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7690">
                <text:p>769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7700">
                <text:p>770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7700">
                <text:p>7700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7700">
                <text:p>77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7700">
                <text:p>77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7700">
                <text:p>77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7720">
                <text:p>772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730">
                <text:p>773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7730">
                <text:p>773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7730">
                <text:p>773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7730">
                <text:p>773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7730">
                <text:p>773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7750">
                <text:p>775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7760">
                <text:p>776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7760">
                <text:p>776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7760">
                <text:p>776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7760">
                <text:p>776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760">
                <text:p>776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7780">
                <text:p>778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7790">
                <text:p>779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7790">
                <text:p>779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7790">
                <text:p>779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7790">
                <text:p>779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7790">
                <text:p>779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7810">
                <text:p>781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7820">
                <text:p>782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7820">
                <text:p>7820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820">
                <text:p>782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7820">
                <text:p>782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7820">
                <text:p>782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7840">
                <text:p>784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7850">
                <text:p>785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7850">
                <text:p>785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7850">
                <text:p>785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7850">
                <text:p>785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7850">
                <text:p>785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7870">
                <text:p>787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880">
                <text:p>788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7890">
                <text:p>789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7890">
                <text:p>789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7890">
                <text:p>789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7890">
                <text:p>789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7910">
                <text:p>791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7920">
                <text:p>792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7930">
                <text:p>7930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7930">
                <text:p>793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7930">
                <text:p>793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930">
                <text:p>793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7950">
                <text:p>795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7960">
                <text:p>796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7970">
                <text:p>7970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7970">
                <text:p>797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7970">
                <text:p>797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7970">
                <text:p>797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7990">
                <text:p>799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8000">
                <text:p>800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8010">
                <text:p>8010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010">
                <text:p>801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8010">
                <text:p>801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8010">
                <text:p>801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8030">
                <text:p>803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8040">
                <text:p>804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8050">
                <text:p>8050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8050">
                <text:p>805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8050">
                <text:p>805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8050">
                <text:p>805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8070">
                <text:p>807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080">
                <text:p>808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8090">
                <text:p>8090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8090">
                <text:p>809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8090">
                <text:p>809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8090">
                <text:p>809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8110">
                <text:p>811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8120">
                <text:p>812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8130">
                <text:p>813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8130">
                <text:p>813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8130">
                <text:p>813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130">
                <text:p>813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8150">
                <text:p>815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8160">
                <text:p>816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8170">
                <text:p>817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8170">
                <text:p>817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8170">
                <text:p>817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8170">
                <text:p>817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8190">
                <text:p>819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8200">
                <text:p>820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8210">
                <text:p>8210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10">
                <text:p>821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8210">
                <text:p>821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8230">
                <text:p>823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8250">
                <text:p>825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8250">
                <text:p>825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8250">
                <text:p>8250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8250">
                <text:p>825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8250">
                <text:p>825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8270">
                <text:p>827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8280">
                <text:p>828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280">
                <text:p>828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8290">
                <text:p>8290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8290">
                <text:p>829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8290">
                <text:p>829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8310">
                <text:p>831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8320">
                <text:p>832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8320">
                <text:p>832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8320">
                <text:p>832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8320">
                <text:p>832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8330">
                <text:p>833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350">
                <text:p>835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8360">
                <text:p>836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8360">
                <text:p>836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8360">
                <text:p>8360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8360">
                <text:p>836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8360">
                <text:p>836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8390">
                <text:p>839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8400">
                <text:p>840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8400">
                <text:p>840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8400">
                <text:p>8400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400">
                <text:p>840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8400">
                <text:p>840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8430">
                <text:p>843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8440">
                <text:p>844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8440">
                <text:p>844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8440">
                <text:p>8440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8440">
                <text:p>844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8440">
                <text:p>844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8470">
                <text:p>847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8480">
                <text:p>848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480">
                <text:p>848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8480">
                <text:p>8480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8480">
                <text:p>8480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8480">
                <text:p>8480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8510">
                <text:p>8510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8520">
                <text:p>8520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8520">
                <text:p>8520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8520">
                <text:p>8520</text:p>
              </table:table-cell>
              <table:table-cell office:value-type="float" office:value="8990">
                <text:p>8990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8520">
                <text:p>852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8520">
                <text:p>852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550">
                <text:p>855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8560">
                <text:p>856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8560">
                <text:p>856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8560">
                <text:p>856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8560">
                <text:p>8560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8560">
                <text:p>8560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8590">
                <text:p>8590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8600">
                <text:p>8600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8600">
                <text:p>8600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8600">
                <text:p>860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600">
                <text:p>86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8600">
                <text:p>86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8630">
                <text:p>863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8640">
                <text:p>864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8640">
                <text:p>864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8640">
                <text:p>8640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8640">
                <text:p>864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8640">
                <text:p>864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8670">
                <text:p>867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8680">
                <text:p>868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680">
                <text:p>868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8680">
                <text:p>8680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8680">
                <text:p>86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8680">
                <text:p>86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8710">
                <text:p>871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8720">
                <text:p>872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8720">
                <text:p>872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8720">
                <text:p>8720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8720">
                <text:p>872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8720">
                <text:p>872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750">
                <text:p>875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8760">
                <text:p>876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8760">
                <text:p>876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8760">
                <text:p>8760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8760">
                <text:p>876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8760">
                <text:p>876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8790">
                <text:p>879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8800">
                <text:p>880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8800">
                <text:p>880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8800">
                <text:p>8800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00">
                <text:p>88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8800">
                <text:p>88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8830">
                <text:p>883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8840">
                <text:p>884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8840">
                <text:p>884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8840">
                <text:p>8840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8840">
                <text:p>8840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8840">
                <text:p>8840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8870">
                <text:p>8870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8880">
                <text:p>8880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880">
                <text:p>8880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8880">
                <text:p>8880</text:p>
              </table:table-cell>
              <table:table-cell office:value-type="float" office:value="9350">
                <text:p>9350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8880">
                <text:p>888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8900">
                <text:p>890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8910">
                <text:p>891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8910">
                <text:p>891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8910">
                <text:p>891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8910">
                <text:p>8910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8910">
                <text:p>891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8920">
                <text:p>892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930">
                <text:p>893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8930">
                <text:p>893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8930">
                <text:p>893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8930">
                <text:p>8930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8930">
                <text:p>893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8940">
                <text:p>894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8950">
                <text:p>895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8950">
                <text:p>895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8950">
                <text:p>895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8950">
                <text:p>8950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950">
                <text:p>895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8960">
                <text:p>896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8970">
                <text:p>897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8970">
                <text:p>897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8970">
                <text:p>897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8970">
                <text:p>8970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8970">
                <text:p>897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8980">
                <text:p>898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8990">
                <text:p>899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8990">
                <text:p>899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990">
                <text:p>899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8990">
                <text:p>899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8990">
                <text:p>8990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9000">
                <text:p>9000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9010">
                <text:p>9010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9020">
                <text:p>9020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9020">
                <text:p>9020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9020">
                <text:p>902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9020">
                <text:p>902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9030">
                <text:p>903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9040">
                <text:p>904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9050">
                <text:p>905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9050">
                <text:p>905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9050">
                <text:p>905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9050">
                <text:p>9050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9060">
                <text:p>9060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9070">
                <text:p>9070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9080">
                <text:p>9080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9080">
                <text:p>9080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9080">
                <text:p>9080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9080">
                <text:p>908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9090">
                <text:p>909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9100">
                <text:p>910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9110">
                <text:p>911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9110">
                <text:p>911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9110">
                <text:p>9110</text:p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9110">
                <text:p>9110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9120">
                <text:p>9120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9130">
                <text:p>9130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9140">
                <text:p>9140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9140">
                <text:p>9140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9140">
                <text:p>9140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9140">
                <text:p>914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9150">
                <text:p>915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9160">
                <text:p>916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9170">
                <text:p>917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9170">
                <text:p>917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9170">
                <text:p>9170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9170">
                <text:p>917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9180">
                <text:p>918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190">
                <text:p>919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9200">
                <text:p>920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9200">
                <text:p>920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9200">
                <text:p>9200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9200">
                <text:p>920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9210">
                <text:p>921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9220">
                <text:p>922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9230">
                <text:p>923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9230">
                <text:p>923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9230">
                <text:p>923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9230">
                <text:p>923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9240">
                <text:p>924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9250">
                <text:p>925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9260">
                <text:p>926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9260">
                <text:p>926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9260">
                <text:p>9260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9260">
                <text:p>926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9280">
                <text:p>928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9290">
                <text:p>929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9300">
                <text:p>930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300">
                <text:p>930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9300">
                <text:p>9300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9300">
                <text:p>930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9320">
                <text:p>932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9330">
                <text:p>933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9340">
                <text:p>934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9340">
                <text:p>934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9340">
                <text:p>9340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9340">
                <text:p>934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9360">
                <text:p>936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9370">
                <text:p>937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9380">
                <text:p>938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9380">
                <text:p>938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9380">
                <text:p>9380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9390">
                <text:p>9390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9410">
                <text:p>9410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9410">
                <text:p>9410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9410">
                <text:p>9410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9410">
                <text:p>9410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9410">
                <text:p>9410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420">
                <text:p>942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9440">
                <text:p>944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9440">
                <text:p>944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9440">
                <text:p>944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9440">
                <text:p>944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9440">
                <text:p>9440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9450">
                <text:p>945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9470">
                <text:p>947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9470">
                <text:p>947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9470">
                <text:p>947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9470">
                <text:p>947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9470">
                <text:p>9470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9480">
                <text:p>948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9500">
                <text:p>950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9500">
                <text:p>950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9500">
                <text:p>950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9500">
                <text:p>950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9500">
                <text:p>9500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9510">
                <text:p>951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9530">
                <text:p>953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9530">
                <text:p>953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9530">
                <text:p>953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9530">
                <text:p>953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9530">
                <text:p>953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9540">
                <text:p>954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9560">
                <text:p>956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9560">
                <text:p>956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9560">
                <text:p>956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9560">
                <text:p>956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9560">
                <text:p>9560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570">
                <text:p>957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9590">
                <text:p>959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9590">
                <text:p>959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9590">
                <text:p>959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9590">
                <text:p>959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9590">
                <text:p>9590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9600">
                <text:p>960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9620">
                <text:p>96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9620">
                <text:p>96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9620">
                <text:p>96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9620">
                <text:p>96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9620">
                <text:p>96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9630">
                <text:p>963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9650">
                <text:p>965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9650">
                <text:p>965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9650">
                <text:p>965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9650">
                <text:p>965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9650">
                <text:p>965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9660">
                <text:p>966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9680">
                <text:p>968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9680">
                <text:p>968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9680">
                <text:p>968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9680">
                <text:p>968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9680">
                <text:p>9680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9690">
                <text:p>969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9710">
                <text:p>971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9710">
                <text:p>971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9710">
                <text:p>971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9710">
                <text:p>971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9710">
                <text:p>971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9720">
                <text:p>972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9740">
                <text:p>97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9740">
                <text:p>97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9740">
                <text:p>97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9740">
                <text:p>97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9740">
                <text:p>97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9750">
                <text:p>975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9770">
                <text:p>977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9770">
                <text:p>977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9770">
                <text:p>977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9770">
                <text:p>977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9770">
                <text:p>977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9780">
                <text:p>978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9800">
                <text:p>980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9800">
                <text:p>980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9810">
                <text:p>981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9810">
                <text:p>981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9810">
                <text:p>981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9820">
                <text:p>98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9840">
                <text:p>98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40">
                <text:p>98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9850">
                <text:p>98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9850">
                <text:p>98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9850">
                <text:p>98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9860">
                <text:p>98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9880">
                <text:p>98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9880">
                <text:p>98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9890">
                <text:p>98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9890">
                <text:p>98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9890">
                <text:p>98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900">
                <text:p>99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9920">
                <text:p>99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9920">
                <text:p>99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9930">
                <text:p>99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9930">
                <text:p>99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9930">
                <text:p>99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9940">
                <text:p>99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9960">
                <text:p>99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9960">
                <text:p>99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9960">
                <text:p>99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960">
                <text:p>99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9960">
                <text:p>99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9970">
                <text:p>99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9990">
                <text:p>99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9990">
                <text:p>99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9990">
                <text:p>99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9990">
                <text:p>99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9990">
                <text:p>99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0000">
                <text:p>100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10020">
                <text:p>100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020">
                <text:p>100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10020">
                <text:p>100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0020">
                <text:p>100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10020">
                <text:p>100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0030">
                <text:p>100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10050">
                <text:p>100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0050">
                <text:p>100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10050">
                <text:p>100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0050">
                <text:p>100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10050">
                <text:p>100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060">
                <text:p>100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10070">
                <text:p>100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0070">
                <text:p>100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10070">
                <text:p>100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0070">
                <text:p>100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10070">
                <text:p>100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0080">
                <text:p>100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10090">
                <text:p>100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0090">
                <text:p>100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10090">
                <text:p>100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090">
                <text:p>100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10090">
                <text:p>100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0100">
                <text:p>101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10110">
                <text:p>101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0110">
                <text:p>101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10110">
                <text:p>101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0110">
                <text:p>101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10110">
                <text:p>101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0120">
                <text:p>101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10130">
                <text:p>101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130">
                <text:p>101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1">
                <text:p>146.1</text:p>
              </table:table-cell>
              <table:table-cell office:value-type="float" office:value="10130">
                <text:p>101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0130">
                <text:p>101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3">
                <text:p>146.3</text:p>
              </table:table-cell>
              <table:table-cell office:value-type="float" office:value="10130">
                <text:p>101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0140">
                <text:p>101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10150">
                <text:p>101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0150">
                <text:p>101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7">
                <text:p>146.7</text:p>
              </table:table-cell>
              <table:table-cell office:value-type="float" office:value="10150">
                <text:p>101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0150">
                <text:p>101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6.9">
                <text:p>146.9</text:p>
              </table:table-cell>
              <table:table-cell office:value-type="float" office:value="10150">
                <text:p>101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160">
                <text:p>101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1">
                <text:p>147.1</text:p>
              </table:table-cell>
              <table:table-cell office:value-type="float" office:value="10170">
                <text:p>101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0170">
                <text:p>101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3">
                <text:p>147.3</text:p>
              </table:table-cell>
              <table:table-cell office:value-type="float" office:value="10180">
                <text:p>101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0180">
                <text:p>101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10180">
                <text:p>101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0190">
                <text:p>101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7">
                <text:p>147.7</text:p>
              </table:table-cell>
              <table:table-cell office:value-type="float" office:value="10200">
                <text:p>102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0200">
                <text:p>102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7.9">
                <text:p>147.9</text:p>
              </table:table-cell>
              <table:table-cell office:value-type="float" office:value="10210">
                <text:p>102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210">
                <text:p>102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1">
                <text:p>148.1</text:p>
              </table:table-cell>
              <table:table-cell office:value-type="float" office:value="10210">
                <text:p>102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0220">
                <text:p>102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3">
                <text:p>148.3</text:p>
              </table:table-cell>
              <table:table-cell office:value-type="float" office:value="10230">
                <text:p>102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0230">
                <text:p>102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10240">
                <text:p>102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0240">
                <text:p>102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7">
                <text:p>148.7</text:p>
              </table:table-cell>
              <table:table-cell office:value-type="float" office:value="10240">
                <text:p>102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0250">
                <text:p>102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8.9">
                <text:p>148.9</text:p>
              </table:table-cell>
              <table:table-cell office:value-type="float" office:value="10250">
                <text:p>102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250">
                <text:p>102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1">
                <text:p>149.1</text:p>
              </table:table-cell>
              <table:table-cell office:value-type="float" office:value="10260">
                <text:p>102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0260">
                <text:p>102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3">
                <text:p>149.3</text:p>
              </table:table-cell>
              <table:table-cell office:value-type="float" office:value="10260">
                <text:p>102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0260">
                <text:p>102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10270">
                <text:p>102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0270">
                <text:p>102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7">
                <text:p>149.7</text:p>
              </table:table-cell>
              <table:table-cell office:value-type="float" office:value="10280">
                <text:p>102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0280">
                <text:p>102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49.9">
                <text:p>149.9</text:p>
              </table:table-cell>
              <table:table-cell office:value-type="float" office:value="10280">
                <text:p>102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280">
                <text:p>102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1">
                <text:p>150.1</text:p>
              </table:table-cell>
              <table:table-cell office:value-type="float" office:value="10290">
                <text:p>102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0290">
                <text:p>1029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3">
                <text:p>150.3</text:p>
              </table:table-cell>
              <table:table-cell office:value-type="float" office:value="10300">
                <text:p>103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0300">
                <text:p>103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10300">
                <text:p>103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0300">
                <text:p>103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7">
                <text:p>150.7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0.9">
                <text:p>150.9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1">
                <text:p>151.1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0310">
                <text:p>1031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3">
                <text:p>151.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7">
                <text:p>151.7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1.9">
                <text:p>151.9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1">
                <text:p>152.1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3">
                <text:p>152.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7">
                <text:p>152.7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2.9">
                <text:p>152.9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1">
                <text:p>153.1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3">
                <text:p>153.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7">
                <text:p>153.7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3.9">
                <text:p>153.9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1">
                <text:p>154.1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3">
                <text:p>154.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7">
                <text:p>154.7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4.9">
                <text:p>154.9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1">
                <text:p>155.1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3">
                <text:p>155.3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7">
                <text:p>155.7</text:p>
              </table:table-cell>
              <table:table-cell office:value-type="float" office:value="10320">
                <text:p>103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5.9">
                <text:p>155.9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1">
                <text:p>156.1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3">
                <text:p>156.3</text:p>
              </table:table-cell>
              <table:table-cell office:value-type="float" office:value="10330">
                <text:p>1033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7">
                <text:p>156.7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6.9">
                <text:p>156.9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1">
                <text:p>157.1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3">
                <text:p>157.3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7">
                <text:p>157.7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7.9">
                <text:p>157.9</text:p>
              </table:table-cell>
              <table:table-cell office:value-type="float" office:value="10340">
                <text:p>1034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1">
                <text:p>158.1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3">
                <text:p>158.3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10350">
                <text:p>1035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7">
                <text:p>158.7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8.9">
                <text:p>158.9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1">
                <text:p>159.1</text:p>
              </table:table-cell>
              <table:table-cell office:value-type="float" office:value="10360">
                <text:p>1036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0370">
                <text:p>103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3">
                <text:p>159.3</text:p>
              </table:table-cell>
              <table:table-cell office:value-type="float" office:value="10370">
                <text:p>103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0370">
                <text:p>103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10370">
                <text:p>1037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7">
                <text:p>159.7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59.9">
                <text:p>159.9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1">
                <text:p>160.1</text:p>
              </table:table-cell>
              <table:table-cell office:value-type="float" office:value="10380">
                <text:p>1038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3">
                <text:p>160.3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7">
                <text:p>160.7</text:p>
              </table:table-cell>
              <table:table-cell office:value-type="float" office:value="10400">
                <text:p>1040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0.9">
                <text:p>160.9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1">
                <text:p>161.1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3">
                <text:p>161.3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0420">
                <text:p>10420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430">
                <text:p>10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